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3"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9" style:family="paragraph" style:parent-style-name="Standard">
      <style:text-properties fo:language="ru" fo:country="RU" officeooo:paragraph-rsid="3455956e"/>
    </style:style>
    <style:style style:name="P10" style:family="paragraph" style:parent-style-name="Standard">
      <style:text-properties fo:language="ru" fo:country="RU" officeooo:rsid="3467a953" officeooo:paragraph-rsid="3467a953"/>
    </style:style>
    <style:style style:name="P11" style:family="paragraph" style:parent-style-name="Standard">
      <style:text-properties fo:language="ru" fo:country="RU" officeooo:rsid="347a788f" officeooo:paragraph-rsid="347f95b2"/>
    </style:style>
    <style:style style:name="P12" style:family="paragraph" style:parent-style-name="Standard">
      <style:text-properties fo:language="ru" fo:country="RU" officeooo:paragraph-rsid="367317e5"/>
    </style:style>
    <style:style style:name="P13" style:family="paragraph" style:parent-style-name="Standard">
      <style:text-properties style:text-position="0% 100%" fo:language="ru" fo:country="RU" officeooo:rsid="1327ae62" officeooo:paragraph-rsid="24df0cfd"/>
    </style:style>
    <style:style style:name="P14"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14"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115"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116"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117"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118"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119"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120"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121"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122"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123"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124"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125"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126"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127"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128"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129"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130"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131"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132"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133"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134"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135"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136"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137"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138"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139"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140"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141"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142"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143"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144"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145"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146"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147"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148"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149"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150"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151"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152"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153"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154"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155"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156"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157"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158"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159"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160"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161"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162"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163"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164"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165"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166"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167"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168"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169"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170"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171"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172"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173"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174"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175"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176"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177"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178"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179"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180"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181"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182"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183"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184"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185"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186"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187"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188"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189"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190"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191"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192"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193"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194"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195"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196"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197"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198"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199"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200"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201"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202"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203"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204"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205"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206"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207"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208"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209"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210"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211"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212"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213"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214"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215"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216"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217"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218"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219"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220"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221"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222"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223"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224"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225"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226"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227"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228"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229"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230"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231"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232"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233"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234"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235"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236"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237"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238"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239"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240"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241"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242"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243"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244"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245"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246"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247"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248"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249"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250"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251"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252"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253"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254"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255"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256"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257"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258"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259"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260"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261"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262"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263"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264"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265"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266"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267"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268"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269"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270"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271"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272"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273"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274"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275"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276"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277"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278"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279"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280"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281"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282"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283"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284"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285"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286"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287"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288"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289"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290"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291"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292"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294"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295"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296"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297"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298"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299"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300"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301"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302"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303"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304"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305"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306"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307"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308"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309"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310"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311"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312"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313"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314"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315"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316"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317"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318"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319"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320"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321"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322"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323"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324"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32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32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32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32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33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33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33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33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33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33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33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33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33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33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34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34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34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34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34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34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346" style:family="paragraph" style:parent-style-name="Standard">
      <style:paragraph-properties fo:text-align="center" style:justify-single-word="false"/>
      <style:text-properties fo:font-variant="small-caps" fo:language="ru" fo:country="RU" officeooo:rsid="3484f708" officeooo:paragraph-rsid="3484f708"/>
    </style:style>
    <style:style style:name="P34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34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349"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35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35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3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3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3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3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3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3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3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3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3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3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3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3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3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3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3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3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3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3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3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3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3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3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3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3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3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37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37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37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38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38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38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38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38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38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38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38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38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38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3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3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3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3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3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3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3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3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3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3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4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4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4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4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4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4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406"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407"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40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40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41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41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41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41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414"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415"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T1" style:family="text">
      <style:text-properties fo:font-variant="normal" fo:text-transform="none"/>
    </style:style>
    <style:style style:name="T2" style:family="text">
      <style:text-properties fo:font-variant="normal" fo:text-transform="none" fo:font-style="italic" style:font-style-asian="italic" style:font-style-complex="italic"/>
    </style:style>
    <style:style style:name="T3" style:family="text">
      <style:text-properties fo:font-variant="normal" fo:text-transform="none" fo:font-style="italic" officeooo:rsid="33e57250" style:font-style-asian="italic" style:font-style-complex="italic"/>
    </style:style>
    <style:style style:name="T4" style:family="text">
      <style:text-properties fo:font-variant="normal" fo:text-transform="none" fo:font-style="italic" officeooo:rsid="33fc2b1d" style:font-style-asian="italic" style:font-style-complex="italic"/>
    </style:style>
    <style:style style:name="T5" style:family="text">
      <style:text-properties fo:font-variant="normal" fo:text-transform="none" fo:font-style="italic" officeooo:rsid="340d1652" style:font-style-asian="italic" style:font-style-complex="italic"/>
    </style:style>
    <style:style style:name="T6" style:family="text">
      <style:text-properties fo:font-variant="normal" fo:text-transform="none" fo:font-style="italic" officeooo:rsid="3412c5ed" style:font-style-asian="italic" style:font-style-complex="italic"/>
    </style:style>
    <style:style style:name="T7" style:family="text">
      <style:text-properties fo:font-variant="normal" fo:text-transform="none" fo:font-style="italic" officeooo:rsid="3417a2df" style:font-style-asian="italic" style:font-style-complex="italic"/>
    </style:style>
    <style:style style:name="T8" style:family="text">
      <style:text-properties fo:font-variant="normal" fo:text-transform="none" fo:font-style="italic" officeooo:rsid="3418f1f8" style:font-style-asian="italic" style:font-style-complex="italic"/>
    </style:style>
    <style:style style:name="T9" style:family="text">
      <style:text-properties fo:font-variant="normal" fo:text-transform="none" fo:color="#000000" style:font-name="FreeSerif" fo:font-size="12pt" officeooo:rsid="3ec37b17" fo:background-color="#ffffff" loext:char-shading-value="0" style:font-size-asian="12pt" style:font-size-complex="12pt"/>
    </style:style>
    <style:style style:name="T10"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11" style:family="text">
      <style:text-properties fo:font-variant="normal" fo:text-transform="none" officeooo:rsid="33e46654"/>
    </style:style>
    <style:style style:name="T12" style:family="text">
      <style:text-properties fo:font-variant="normal" fo:text-transform="none" officeooo:rsid="33e57250"/>
    </style:style>
    <style:style style:name="T13" style:family="text">
      <style:text-properties fo:font-variant="normal" fo:text-transform="none" officeooo:rsid="33e64be9"/>
    </style:style>
    <style:style style:name="T14" style:family="text">
      <style:text-properties fo:font-variant="normal" fo:text-transform="none" officeooo:rsid="33e66550"/>
    </style:style>
    <style:style style:name="T15" style:family="text">
      <style:text-properties fo:font-variant="normal" fo:text-transform="none" officeooo:rsid="33e6b238"/>
    </style:style>
    <style:style style:name="T16" style:family="text">
      <style:text-properties fo:font-variant="normal" fo:text-transform="none" officeooo:rsid="33e89aa5"/>
    </style:style>
    <style:style style:name="T17" style:family="text">
      <style:text-properties fo:font-variant="normal" fo:text-transform="none" officeooo:rsid="33e8f181"/>
    </style:style>
    <style:style style:name="T18" style:family="text">
      <style:text-properties fo:font-variant="normal" fo:text-transform="none" officeooo:rsid="33e9ee4b"/>
    </style:style>
    <style:style style:name="T19" style:family="text">
      <style:text-properties fo:font-variant="normal" fo:text-transform="none" officeooo:rsid="33ea9f8f"/>
    </style:style>
    <style:style style:name="T20" style:family="text">
      <style:text-properties fo:font-variant="normal" fo:text-transform="none" officeooo:rsid="33eac0bb"/>
    </style:style>
    <style:style style:name="T21" style:family="text">
      <style:text-properties fo:font-variant="normal" fo:text-transform="none" officeooo:rsid="33ec0e45"/>
    </style:style>
    <style:style style:name="T22" style:family="text">
      <style:text-properties fo:font-variant="normal" fo:text-transform="none" officeooo:rsid="33ec92a6"/>
    </style:style>
    <style:style style:name="T23" style:family="text">
      <style:text-properties fo:font-variant="normal" fo:text-transform="none" officeooo:rsid="33ee5300"/>
    </style:style>
    <style:style style:name="T24" style:family="text">
      <style:text-properties fo:font-variant="normal" fo:text-transform="none" officeooo:rsid="33ef7e52"/>
    </style:style>
    <style:style style:name="T25" style:family="text">
      <style:text-properties fo:font-variant="normal" fo:text-transform="none" officeooo:rsid="33f137a5"/>
    </style:style>
    <style:style style:name="T26" style:family="text">
      <style:text-properties fo:font-variant="normal" fo:text-transform="none" officeooo:rsid="33f2ecb5"/>
    </style:style>
    <style:style style:name="T27" style:family="text">
      <style:text-properties fo:font-variant="normal" fo:text-transform="none" officeooo:rsid="33f3d6f2"/>
    </style:style>
    <style:style style:name="T28" style:family="text">
      <style:text-properties fo:font-variant="normal" fo:text-transform="none" officeooo:rsid="33f4fec5"/>
    </style:style>
    <style:style style:name="T29" style:family="text">
      <style:text-properties fo:font-variant="normal" fo:text-transform="none" officeooo:rsid="33f54858"/>
    </style:style>
    <style:style style:name="T30" style:family="text">
      <style:text-properties fo:font-variant="normal" fo:text-transform="none" officeooo:rsid="33f67ba3"/>
    </style:style>
    <style:style style:name="T31" style:family="text">
      <style:text-properties fo:font-variant="normal" fo:text-transform="none" officeooo:rsid="33f7c1cf"/>
    </style:style>
    <style:style style:name="T32" style:family="text">
      <style:text-properties fo:font-variant="normal" fo:text-transform="none" officeooo:rsid="33f979dc"/>
    </style:style>
    <style:style style:name="T33" style:family="text">
      <style:text-properties fo:font-variant="normal" fo:text-transform="none" officeooo:rsid="33faf3b6"/>
    </style:style>
    <style:style style:name="T34" style:family="text">
      <style:text-properties fo:font-variant="normal" fo:text-transform="none" officeooo:rsid="33fbddeb"/>
    </style:style>
    <style:style style:name="T35" style:family="text">
      <style:text-properties fo:font-variant="normal" fo:text-transform="none" officeooo:rsid="33fc2b1d"/>
    </style:style>
    <style:style style:name="T36" style:family="text">
      <style:text-properties fo:font-variant="normal" fo:text-transform="none" officeooo:rsid="33fc983e"/>
    </style:style>
    <style:style style:name="T37" style:family="text">
      <style:text-properties fo:font-variant="normal" fo:text-transform="none" officeooo:rsid="33fcaa5c"/>
    </style:style>
    <style:style style:name="T38" style:family="text">
      <style:text-properties fo:font-variant="normal" fo:text-transform="none" officeooo:rsid="33fcd908"/>
    </style:style>
    <style:style style:name="T39" style:family="text">
      <style:text-properties fo:font-variant="normal" fo:text-transform="none" officeooo:rsid="33fe46d8"/>
    </style:style>
    <style:style style:name="T40" style:family="text">
      <style:text-properties fo:font-variant="normal" fo:text-transform="none" officeooo:rsid="33fec435"/>
    </style:style>
    <style:style style:name="T41" style:family="text">
      <style:text-properties fo:font-variant="normal" fo:text-transform="none" officeooo:rsid="3400340f"/>
    </style:style>
    <style:style style:name="T42" style:family="text">
      <style:text-properties fo:font-variant="normal" fo:text-transform="none" officeooo:rsid="3401e8c5"/>
    </style:style>
    <style:style style:name="T43" style:family="text">
      <style:text-properties fo:font-variant="normal" fo:text-transform="none" officeooo:rsid="340321ce"/>
    </style:style>
    <style:style style:name="T44" style:family="text">
      <style:text-properties fo:font-variant="normal" fo:text-transform="none" officeooo:rsid="3404ae2e"/>
    </style:style>
    <style:style style:name="T45" style:family="text">
      <style:text-properties fo:font-variant="normal" fo:text-transform="none" officeooo:rsid="3404e0b0"/>
    </style:style>
    <style:style style:name="T46" style:family="text">
      <style:text-properties fo:font-variant="normal" fo:text-transform="none" officeooo:rsid="34062889"/>
    </style:style>
    <style:style style:name="T47" style:family="text">
      <style:text-properties fo:font-variant="normal" fo:text-transform="none" style:font-name="Liberation Serif1" officeooo:rsid="34062889"/>
    </style:style>
    <style:style style:name="T48" style:family="text">
      <style:text-properties fo:font-variant="normal" fo:text-transform="none" style:font-name="Liberation Serif" officeooo:rsid="34062889"/>
    </style:style>
    <style:style style:name="T49" style:family="text">
      <style:text-properties fo:font-variant="normal" fo:text-transform="none" style:text-position="super 58%" style:font-name="Liberation Serif" fo:font-weight="bold" officeooo:rsid="34062889" style:font-weight-asian="bold" style:font-weight-complex="bold"/>
    </style:style>
    <style:style style:name="T50" style:family="text">
      <style:text-properties fo:font-variant="normal" fo:text-transform="none" officeooo:rsid="340667e1"/>
    </style:style>
    <style:style style:name="T51" style:family="text">
      <style:text-properties fo:font-variant="normal" fo:text-transform="none" officeooo:rsid="3407cf17"/>
    </style:style>
    <style:style style:name="T52" style:family="text">
      <style:text-properties fo:font-variant="normal" fo:text-transform="none" officeooo:rsid="340944e0"/>
    </style:style>
    <style:style style:name="T53" style:family="text">
      <style:text-properties fo:font-variant="normal" fo:text-transform="none" officeooo:rsid="340ab218"/>
    </style:style>
    <style:style style:name="T54" style:family="text">
      <style:text-properties fo:font-variant="normal" fo:text-transform="none" officeooo:rsid="340b2e78"/>
    </style:style>
    <style:style style:name="T55" style:family="text">
      <style:text-properties fo:font-variant="normal" fo:text-transform="none" officeooo:rsid="1327ae62"/>
    </style:style>
    <style:style style:name="T56" style:family="text">
      <style:text-properties fo:font-variant="normal" fo:text-transform="none" officeooo:rsid="340b2e9d"/>
    </style:style>
    <style:style style:name="T57" style:family="text">
      <style:text-properties fo:font-variant="normal" fo:text-transform="none" officeooo:rsid="340bc983"/>
    </style:style>
    <style:style style:name="T58" style:family="text">
      <style:text-properties fo:font-variant="normal" fo:text-transform="none" officeooo:rsid="340bee58"/>
    </style:style>
    <style:style style:name="T59" style:family="text">
      <style:text-properties fo:font-variant="normal" fo:text-transform="none" officeooo:rsid="340d1652"/>
    </style:style>
    <style:style style:name="T60" style:family="text">
      <style:text-properties fo:font-variant="normal" fo:text-transform="none" officeooo:rsid="340d77d8"/>
    </style:style>
    <style:style style:name="T61" style:family="text">
      <style:text-properties fo:font-variant="normal" fo:text-transform="none" officeooo:rsid="340dd406"/>
    </style:style>
    <style:style style:name="T62" style:family="text">
      <style:text-properties fo:font-variant="normal" fo:text-transform="none" officeooo:rsid="340f6f44"/>
    </style:style>
    <style:style style:name="T63" style:family="text">
      <style:text-properties fo:font-variant="normal" fo:text-transform="none" officeooo:rsid="340fc859"/>
    </style:style>
    <style:style style:name="T64" style:family="text">
      <style:text-properties fo:font-variant="normal" fo:text-transform="none" officeooo:rsid="3410605a"/>
    </style:style>
    <style:style style:name="T65" style:family="text">
      <style:text-properties fo:font-variant="normal" fo:text-transform="none" officeooo:rsid="34121445"/>
    </style:style>
    <style:style style:name="T66" style:family="text">
      <style:text-properties fo:font-variant="normal" fo:text-transform="none" officeooo:rsid="3412c5ed"/>
    </style:style>
    <style:style style:name="T67" style:family="text">
      <style:text-properties fo:font-variant="normal" fo:text-transform="none" officeooo:rsid="3413e20d"/>
    </style:style>
    <style:style style:name="T68" style:family="text">
      <style:text-properties fo:font-variant="normal" fo:text-transform="none" officeooo:rsid="341505a2"/>
    </style:style>
    <style:style style:name="T69" style:family="text">
      <style:text-properties fo:font-variant="normal" fo:text-transform="none" officeooo:rsid="34162bdf"/>
    </style:style>
    <style:style style:name="T70" style:family="text">
      <style:text-properties fo:font-variant="normal" fo:text-transform="none" officeooo:rsid="3416cc5c"/>
    </style:style>
    <style:style style:name="T71" style:family="text">
      <style:text-properties fo:font-variant="normal" fo:text-transform="none" officeooo:rsid="34178201"/>
    </style:style>
    <style:style style:name="T72" style:family="text">
      <style:text-properties fo:font-variant="normal" fo:text-transform="none" officeooo:rsid="34178d88"/>
    </style:style>
    <style:style style:name="T73" style:family="text">
      <style:text-properties fo:font-variant="normal" fo:text-transform="none" officeooo:rsid="3417a2df"/>
    </style:style>
    <style:style style:name="T74" style:family="text">
      <style:text-properties fo:font-variant="normal" fo:text-transform="none" style:text-position="sub 58%" officeooo:rsid="3417a2df"/>
    </style:style>
    <style:style style:name="T75" style:family="text">
      <style:text-properties fo:font-variant="normal" fo:text-transform="none" style:text-position="sub 58%" fo:font-weight="bold" officeooo:rsid="3417a2df" style:font-weight-asian="bold" style:font-weight-complex="bold"/>
    </style:style>
    <style:style style:name="T76" style:family="text">
      <style:text-properties fo:font-variant="normal" fo:text-transform="none" style:text-position="sub 58%" fo:font-weight="bold" officeooo:rsid="3418f1f8" style:font-weight-asian="bold" style:font-weight-complex="bold"/>
    </style:style>
    <style:style style:name="T77" style:family="text">
      <style:text-properties fo:font-variant="normal" fo:text-transform="none" officeooo:rsid="3417de68"/>
    </style:style>
    <style:style style:name="T78" style:family="text">
      <style:text-properties fo:font-variant="normal" fo:text-transform="none" officeooo:rsid="3418f1f8"/>
    </style:style>
    <style:style style:name="T79" style:family="text">
      <style:text-properties fo:font-style="italic" style:font-style-asian="italic" style:font-style-complex="italic"/>
    </style:style>
    <style:style style:name="T80" style:family="text">
      <style:text-properties fo:font-style="italic" officeooo:rsid="0019f43d" style:font-style-asian="italic" style:font-style-complex="italic"/>
    </style:style>
    <style:style style:name="T81" style:family="text">
      <style:text-properties fo:font-style="italic" officeooo:rsid="33974b19" style:font-style-asian="italic" style:font-style-complex="italic"/>
    </style:style>
    <style:style style:name="T82" style:family="text">
      <style:text-properties fo:font-style="italic" officeooo:rsid="33c26bdb" style:font-style-asian="italic" style:font-style-complex="italic"/>
    </style:style>
    <style:style style:name="T83" style:family="text">
      <style:text-properties fo:font-style="italic" officeooo:rsid="33c7fec4" style:font-style-asian="italic" style:font-style-complex="italic"/>
    </style:style>
    <style:style style:name="T84" style:family="text">
      <style:text-properties fo:font-style="italic" officeooo:rsid="33d18c0a" style:font-style-asian="italic" style:font-style-complex="italic"/>
    </style:style>
    <style:style style:name="T85" style:family="text">
      <style:text-properties fo:font-style="italic" officeooo:rsid="33d63939" style:font-style-asian="italic" style:font-style-complex="italic"/>
    </style:style>
    <style:style style:name="T86" style:family="text">
      <style:text-properties fo:font-style="italic" officeooo:rsid="341ae5e7" style:font-style-asian="italic" style:font-style-complex="italic"/>
    </style:style>
    <style:style style:name="T87" style:family="text">
      <style:text-properties fo:font-style="italic" officeooo:rsid="343870f3" style:font-style-asian="italic" style:font-style-complex="italic"/>
    </style:style>
    <style:style style:name="T88" style:family="text">
      <style:text-properties fo:font-style="italic" officeooo:rsid="343d8288" style:font-style-asian="italic" style:font-style-complex="italic"/>
    </style:style>
    <style:style style:name="T89" style:family="text">
      <style:text-properties fo:font-style="italic" officeooo:rsid="3443f25f" style:font-style-asian="italic" style:font-style-complex="italic"/>
    </style:style>
    <style:style style:name="T90" style:family="text">
      <style:text-properties fo:font-style="italic" officeooo:rsid="3456efcd" style:font-style-asian="italic" style:font-style-complex="italic"/>
    </style:style>
    <style:style style:name="T91" style:family="text">
      <style:text-properties fo:font-style="italic" officeooo:rsid="345971c2" style:font-style-asian="italic" style:font-style-complex="italic"/>
    </style:style>
    <style:style style:name="T92" style:family="text">
      <style:text-properties fo:font-style="italic" officeooo:rsid="346932a3" style:font-style-asian="italic" style:font-style-complex="italic"/>
    </style:style>
    <style:style style:name="T93" style:family="text">
      <style:text-properties fo:font-style="italic" officeooo:rsid="347bdba4" style:font-style-asian="italic" style:font-style-complex="italic"/>
    </style:style>
    <style:style style:name="T94" style:family="text">
      <style:text-properties fo:font-style="italic" officeooo:rsid="3487c06f" style:font-style-asian="italic" style:font-style-complex="italic"/>
    </style:style>
    <style:style style:name="T95" style:family="text">
      <style:text-properties fo:font-style="italic" officeooo:rsid="348d576b" style:font-style-asian="italic" style:font-style-complex="italic"/>
    </style:style>
    <style:style style:name="T96" style:family="text">
      <style:text-properties fo:font-style="italic" officeooo:rsid="34d49480" style:font-style-asian="italic" style:font-style-complex="italic"/>
    </style:style>
    <style:style style:name="T97" style:family="text">
      <style:text-properties fo:font-style="italic" officeooo:rsid="34da1123" style:font-style-asian="italic" style:font-style-complex="italic"/>
    </style:style>
    <style:style style:name="T98" style:family="text">
      <style:text-properties fo:font-style="italic" officeooo:rsid="34ddf7a3" style:font-style-asian="italic" style:font-style-complex="italic"/>
    </style:style>
    <style:style style:name="T99" style:family="text">
      <style:text-properties fo:font-style="italic" officeooo:rsid="35545717" style:font-style-asian="italic" style:font-style-complex="italic"/>
    </style:style>
    <style:style style:name="T100" style:family="text">
      <style:text-properties fo:font-style="italic" officeooo:rsid="3555f10e" style:font-style-asian="italic" style:font-style-complex="italic"/>
    </style:style>
    <style:style style:name="T101" style:family="text">
      <style:text-properties fo:font-style="italic" officeooo:rsid="35816725" style:font-style-asian="italic" style:font-style-complex="italic"/>
    </style:style>
    <style:style style:name="T102" style:family="text">
      <style:text-properties fo:font-style="italic" officeooo:rsid="358e1e91" style:font-style-asian="italic" style:font-style-complex="italic"/>
    </style:style>
    <style:style style:name="T103" style:family="text">
      <style:text-properties fo:font-style="italic" officeooo:rsid="35925c65" style:font-style-asian="italic" style:font-style-complex="italic"/>
    </style:style>
    <style:style style:name="T104" style:family="text">
      <style:text-properties fo:font-style="italic" officeooo:rsid="359e5369" style:font-style-asian="italic" style:font-style-complex="italic"/>
    </style:style>
    <style:style style:name="T105" style:family="text">
      <style:text-properties fo:font-style="italic" officeooo:rsid="35a254d9" style:font-style-asian="italic" style:font-style-complex="italic"/>
    </style:style>
    <style:style style:name="T106" style:family="text">
      <style:text-properties fo:font-style="italic" officeooo:rsid="35a82164" style:font-style-asian="italic" style:font-style-complex="italic"/>
    </style:style>
    <style:style style:name="T107" style:family="text">
      <style:text-properties fo:font-style="italic" officeooo:rsid="35beb1de" style:font-style-asian="italic" style:font-style-complex="italic"/>
    </style:style>
    <style:style style:name="T108" style:family="text">
      <style:text-properties fo:font-style="italic" officeooo:rsid="35c3f734" style:font-style-asian="italic" style:font-style-complex="italic"/>
    </style:style>
    <style:style style:name="T109" style:family="text">
      <style:text-properties fo:font-style="italic" officeooo:rsid="35c900a2" style:font-style-asian="italic" style:font-style-complex="italic"/>
    </style:style>
    <style:style style:name="T110" style:family="text">
      <style:text-properties fo:font-style="italic" officeooo:rsid="35d48bc3" style:font-style-asian="italic" style:font-style-complex="italic"/>
    </style:style>
    <style:style style:name="T111" style:family="text">
      <style:text-properties fo:font-style="italic" officeooo:rsid="35e26d97" style:font-style-asian="italic" style:font-style-complex="italic"/>
    </style:style>
    <style:style style:name="T112" style:family="text">
      <style:text-properties fo:font-style="italic" officeooo:rsid="35f1e869" style:font-style-asian="italic" style:font-style-complex="italic"/>
    </style:style>
    <style:style style:name="T113" style:family="text">
      <style:text-properties fo:font-style="italic" officeooo:rsid="364e495a" style:font-style-asian="italic" style:font-style-complex="italic"/>
    </style:style>
    <style:style style:name="T114" style:family="text">
      <style:text-properties fo:font-style="italic" officeooo:rsid="365e5f5e" style:font-style-asian="italic" style:font-style-complex="italic"/>
    </style:style>
    <style:style style:name="T115" style:family="text">
      <style:text-properties fo:font-style="italic" officeooo:rsid="36ba6b2c" style:font-style-asian="italic" style:font-style-complex="italic"/>
    </style:style>
    <style:style style:name="T116" style:family="text">
      <style:text-properties fo:font-style="italic" officeooo:rsid="36bc3491" style:font-style-asian="italic" style:font-style-complex="italic"/>
    </style:style>
    <style:style style:name="T117" style:family="text">
      <style:text-properties fo:font-style="italic" officeooo:rsid="36be5211" style:font-style-asian="italic" style:font-style-complex="italic"/>
    </style:style>
    <style:style style:name="T118" style:family="text">
      <style:text-properties fo:font-style="italic" officeooo:rsid="36c209a3" style:font-style-asian="italic" style:font-style-complex="italic"/>
    </style:style>
    <style:style style:name="T119" style:family="text">
      <style:text-properties fo:font-style="italic" officeooo:rsid="36c53c1f" style:font-style-asian="italic" style:font-style-complex="italic"/>
    </style:style>
    <style:style style:name="T120" style:family="text">
      <style:text-properties fo:font-style="italic" officeooo:rsid="36c8b091" style:font-style-asian="italic" style:font-style-complex="italic"/>
    </style:style>
    <style:style style:name="T121" style:family="text">
      <style:text-properties fo:font-style="italic" officeooo:rsid="36cb5def" style:font-style-asian="italic" style:font-style-complex="italic"/>
    </style:style>
    <style:style style:name="T122" style:family="text">
      <style:text-properties fo:font-style="italic" officeooo:rsid="36df6a54" style:font-style-asian="italic" style:font-style-complex="italic"/>
    </style:style>
    <style:style style:name="T123" style:family="text">
      <style:text-properties fo:font-style="italic" officeooo:rsid="36e11dae" style:font-style-asian="italic" style:font-style-complex="italic"/>
    </style:style>
    <style:style style:name="T124" style:family="text">
      <style:text-properties fo:font-style="italic" officeooo:rsid="36efa288" style:font-style-asian="italic" style:font-style-complex="italic"/>
    </style:style>
    <style:style style:name="T125" style:family="text">
      <style:text-properties fo:font-style="italic" officeooo:rsid="3744ba90" style:font-style-asian="italic" style:font-style-complex="italic"/>
    </style:style>
    <style:style style:name="T126" style:family="text">
      <style:text-properties fo:font-style="italic" officeooo:rsid="3757d87d" style:font-style-asian="italic" style:font-style-complex="italic"/>
    </style:style>
    <style:style style:name="T127" style:family="text">
      <style:text-properties fo:font-style="italic" officeooo:rsid="3776c908" style:font-style-asian="italic" style:font-style-complex="italic"/>
    </style:style>
    <style:style style:name="T128" style:family="text">
      <style:text-properties fo:font-style="italic" officeooo:rsid="3777b8d9" style:font-style-asian="italic" style:font-style-complex="italic"/>
    </style:style>
    <style:style style:name="T129" style:family="text">
      <style:text-properties fo:font-style="italic" officeooo:rsid="37e665db" style:font-style-asian="italic" style:font-style-complex="italic"/>
    </style:style>
    <style:style style:name="T130" style:family="text">
      <style:text-properties fo:font-style="italic" officeooo:rsid="3823c3ce" style:font-style-asian="italic" style:font-style-complex="italic"/>
    </style:style>
    <style:style style:name="T131" style:family="text">
      <style:text-properties fo:font-style="italic" officeooo:rsid="3839311e" style:font-style-asian="italic" style:font-style-complex="italic"/>
    </style:style>
    <style:style style:name="T132" style:family="text">
      <style:text-properties fo:font-style="italic" officeooo:rsid="386071e4" style:font-style-asian="italic" style:font-style-complex="italic"/>
    </style:style>
    <style:style style:name="T133" style:family="text">
      <style:text-properties fo:font-style="italic" officeooo:rsid="38851be1" style:font-style-asian="italic" style:font-style-complex="italic"/>
    </style:style>
    <style:style style:name="T134" style:family="text">
      <style:text-properties fo:font-style="italic" officeooo:rsid="39b6acf9" style:font-style-asian="italic" style:font-style-complex="italic"/>
    </style:style>
    <style:style style:name="T135" style:family="text">
      <style:text-properties fo:font-style="italic" officeooo:rsid="3a036fa3" style:font-style-asian="italic" style:font-style-complex="italic"/>
    </style:style>
    <style:style style:name="T136" style:family="text">
      <style:text-properties fo:font-style="italic" officeooo:rsid="3a232a0f" style:font-style-asian="italic" style:font-style-complex="italic"/>
    </style:style>
    <style:style style:name="T137" style:family="text">
      <style:text-properties fo:font-style="italic" officeooo:rsid="3a279f3c" style:font-style-asian="italic" style:font-style-complex="italic"/>
    </style:style>
    <style:style style:name="T138" style:family="text">
      <style:text-properties fo:font-style="italic" officeooo:rsid="3a445edc" style:font-style-asian="italic" style:font-style-complex="italic"/>
    </style:style>
    <style:style style:name="T139" style:family="text">
      <style:text-properties fo:font-style="italic" officeooo:rsid="3a628a69" style:font-style-asian="italic" style:font-style-complex="italic"/>
    </style:style>
    <style:style style:name="T140" style:family="text">
      <style:text-properties fo:font-style="italic" officeooo:rsid="3a628f74" style:font-style-asian="italic" style:font-style-complex="italic"/>
    </style:style>
    <style:style style:name="T141" style:family="text">
      <style:text-properties fo:font-style="italic" officeooo:rsid="3a693caf" style:font-style-asian="italic" style:font-style-complex="italic"/>
    </style:style>
    <style:style style:name="T142" style:family="text">
      <style:text-properties fo:font-style="italic" officeooo:rsid="3a76b26c" style:font-style-asian="italic" style:font-style-complex="italic"/>
    </style:style>
    <style:style style:name="T143" style:family="text">
      <style:text-properties fo:font-style="italic" officeooo:rsid="3a7951e8" style:font-style-asian="italic" style:font-style-complex="italic"/>
    </style:style>
    <style:style style:name="T144" style:family="text">
      <style:text-properties fo:font-style="italic" officeooo:rsid="3a806374" style:font-style-asian="italic" style:font-style-complex="italic"/>
    </style:style>
    <style:style style:name="T145" style:family="text">
      <style:text-properties fo:font-style="italic" officeooo:rsid="3a98ddbe" style:font-style-asian="italic" style:font-style-complex="italic"/>
    </style:style>
    <style:style style:name="T146" style:family="text">
      <style:text-properties fo:font-style="italic" officeooo:rsid="3aaa0d28" style:font-style-asian="italic" style:font-style-complex="italic"/>
    </style:style>
    <style:style style:name="T147" style:family="text">
      <style:text-properties fo:font-style="italic" officeooo:rsid="3ab6944c" style:font-style-asian="italic" style:font-style-complex="italic"/>
    </style:style>
    <style:style style:name="T148" style:family="text">
      <style:text-properties fo:font-style="italic" officeooo:rsid="3acd6c5c" style:font-style-asian="italic" style:font-style-complex="italic"/>
    </style:style>
    <style:style style:name="T149" style:family="text">
      <style:text-properties fo:font-style="italic" officeooo:rsid="3aff4084" style:font-style-asian="italic" style:font-style-complex="italic"/>
    </style:style>
    <style:style style:name="T150" style:family="text">
      <style:text-properties fo:font-style="italic" officeooo:rsid="3b65820d" style:font-style-asian="italic" style:font-style-complex="italic"/>
    </style:style>
    <style:style style:name="T151" style:family="text">
      <style:text-properties fo:font-style="italic" officeooo:rsid="3b7fa2f7" style:font-style-asian="italic" style:font-style-complex="italic"/>
    </style:style>
    <style:style style:name="T152" style:family="text">
      <style:text-properties fo:font-style="italic" officeooo:rsid="3b93ed9f" style:font-style-asian="italic" style:font-style-complex="italic"/>
    </style:style>
    <style:style style:name="T153" style:family="text">
      <style:text-properties fo:font-style="italic" officeooo:rsid="3bac74bd" style:font-style-asian="italic" style:font-style-complex="italic"/>
    </style:style>
    <style:style style:name="T154" style:family="text">
      <style:text-properties fo:font-style="italic" officeooo:rsid="3bacfbaa" style:font-style-asian="italic" style:font-style-complex="italic"/>
    </style:style>
    <style:style style:name="T155" style:family="text">
      <style:text-properties fo:font-style="italic" officeooo:rsid="3bb09dbb" style:font-style-asian="italic" style:font-style-complex="italic"/>
    </style:style>
    <style:style style:name="T156" style:family="text">
      <style:text-properties fo:font-style="italic" officeooo:rsid="3c0b2cc2" style:font-style-asian="italic" style:font-style-complex="italic"/>
    </style:style>
    <style:style style:name="T157" style:family="text">
      <style:text-properties fo:font-style="italic" officeooo:rsid="3c19b556" style:font-style-asian="italic" style:font-style-complex="italic"/>
    </style:style>
    <style:style style:name="T158" style:family="text">
      <style:text-properties fo:font-style="italic" officeooo:rsid="3c4ed2bc" style:font-style-asian="italic" style:font-style-complex="italic"/>
    </style:style>
    <style:style style:name="T159" style:family="text">
      <style:text-properties fo:font-style="italic" officeooo:rsid="3c5968eb" style:font-style-asian="italic" style:font-style-complex="italic"/>
    </style:style>
    <style:style style:name="T160" style:family="text">
      <style:text-properties fo:font-style="italic" officeooo:rsid="3c715a22" style:font-style-asian="italic" style:font-style-complex="italic"/>
    </style:style>
    <style:style style:name="T161" style:family="text">
      <style:text-properties fo:font-style="italic" officeooo:rsid="3c85b222" style:font-style-asian="italic" style:font-style-complex="italic"/>
    </style:style>
    <style:style style:name="T162" style:family="text">
      <style:text-properties fo:font-style="italic" officeooo:rsid="3cd6a508" style:font-style-asian="italic" style:font-style-complex="italic"/>
    </style:style>
    <style:style style:name="T163" style:family="text">
      <style:text-properties fo:font-style="italic" officeooo:rsid="3cdefbbf" style:font-style-asian="italic" style:font-style-complex="italic"/>
    </style:style>
    <style:style style:name="T164" style:family="text">
      <style:text-properties fo:font-style="italic" officeooo:rsid="3cece4c8" style:font-style-asian="italic" style:font-style-complex="italic"/>
    </style:style>
    <style:style style:name="T165" style:family="text">
      <style:text-properties fo:font-style="italic" officeooo:rsid="3d3e5352" style:font-style-asian="italic" style:font-style-complex="italic"/>
    </style:style>
    <style:style style:name="T166" style:family="text">
      <style:text-properties fo:font-style="italic" officeooo:rsid="3d5c78bc" style:font-style-asian="italic" style:font-style-complex="italic"/>
    </style:style>
    <style:style style:name="T167" style:family="text">
      <style:text-properties fo:font-style="italic" officeooo:rsid="3dde4bb0" style:font-style-asian="italic" style:font-style-complex="italic"/>
    </style:style>
    <style:style style:name="T168" style:family="text">
      <style:text-properties fo:font-style="italic" officeooo:rsid="3e04665c" style:font-style-asian="italic" style:font-style-complex="italic"/>
    </style:style>
    <style:style style:name="T169" style:family="text">
      <style:text-properties fo:font-style="italic" officeooo:rsid="3e16a25b" style:font-style-asian="italic" style:font-style-complex="italic"/>
    </style:style>
    <style:style style:name="T170" style:family="text">
      <style:text-properties fo:font-style="italic" officeooo:rsid="3e18fb26" style:font-style-asian="italic" style:font-style-complex="italic"/>
    </style:style>
    <style:style style:name="T171" style:family="text">
      <style:text-properties fo:font-style="italic" officeooo:rsid="3e4c6b68" style:font-style-asian="italic" style:font-style-complex="italic"/>
    </style:style>
    <style:style style:name="T172" style:family="text">
      <style:text-properties fo:font-style="italic" officeooo:rsid="3e634d91" style:font-style-asian="italic" style:font-style-complex="italic"/>
    </style:style>
    <style:style style:name="T173" style:family="text">
      <style:text-properties fo:font-style="italic" officeooo:rsid="3eb71f73" style:font-style-asian="italic" style:font-style-complex="italic"/>
    </style:style>
    <style:style style:name="T174" style:family="text">
      <style:text-properties fo:font-style="italic" officeooo:rsid="3ed2e971" style:font-style-asian="italic" style:font-style-complex="italic"/>
    </style:style>
    <style:style style:name="T175" style:family="text">
      <style:text-properties fo:font-style="italic" officeooo:rsid="3ed38965" style:font-style-asian="italic" style:font-style-complex="italic"/>
    </style:style>
    <style:style style:name="T176" style:family="text">
      <style:text-properties fo:font-style="italic" officeooo:rsid="3ee643e5" style:font-style-asian="italic" style:font-style-complex="italic"/>
    </style:style>
    <style:style style:name="T177" style:family="text">
      <style:text-properties fo:font-style="italic" officeooo:rsid="3f062ac2" style:font-style-asian="italic" style:font-style-complex="italic"/>
    </style:style>
    <style:style style:name="T178" style:family="text">
      <style:text-properties fo:font-style="italic" officeooo:rsid="3f1792c6" style:font-style-asian="italic" style:font-style-complex="italic"/>
    </style:style>
    <style:style style:name="T179" style:family="text">
      <style:text-properties fo:font-style="italic" officeooo:rsid="3f36441a" style:font-style-asian="italic" style:font-style-complex="italic"/>
    </style:style>
    <style:style style:name="T180" style:family="text">
      <style:text-properties fo:font-style="italic" officeooo:rsid="3f5e0d4b" style:font-style-asian="italic" style:font-style-complex="italic"/>
    </style:style>
    <style:style style:name="T181" style:family="text">
      <style:text-properties fo:font-style="italic" officeooo:rsid="3f6f05bb" style:font-style-asian="italic" style:font-style-complex="italic"/>
    </style:style>
    <style:style style:name="T182" style:family="text">
      <style:text-properties fo:font-style="italic" officeooo:rsid="3f73a9d8" style:font-style-asian="italic" style:font-style-complex="italic"/>
    </style:style>
    <style:style style:name="T183" style:family="text">
      <style:text-properties fo:font-style="italic" officeooo:rsid="3fa38191" style:font-style-asian="italic" style:font-style-complex="italic"/>
    </style:style>
    <style:style style:name="T184" style:family="text">
      <style:text-properties fo:font-style="italic" style:text-underline-style="none" officeooo:rsid="3c9dc42e" style:font-style-asian="italic" style:font-style-complex="italic"/>
    </style:style>
    <style:style style:name="T185" style:family="text">
      <style:text-properties fo:font-style="normal" style:font-style-asian="normal" style:font-style-complex="normal"/>
    </style:style>
    <style:style style:name="T186" style:family="text">
      <style:text-properties style:text-position="0% 100%"/>
    </style:style>
    <style:style style:name="T187"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191" style:family="text">
      <style:text-properties style:text-position="0% 100%" fo:font-style="italic" officeooo:rsid="367317e5" style:font-style-asian="italic" style:font-style-complex="italic"/>
    </style:style>
    <style:style style:name="T192" style:family="text">
      <style:text-properties style:text-position="0% 100%" fo:font-style="italic" officeooo:rsid="36922ffc" style:font-style-asian="italic" style:font-style-complex="italic"/>
    </style:style>
    <style:style style:name="T193" style:family="text">
      <style:text-properties style:text-position="0% 100%" fo:font-style="italic" officeooo:rsid="3693ef7c" style:font-style-asian="italic" style:font-style-complex="italic"/>
    </style:style>
    <style:style style:name="T194" style:family="text">
      <style:text-properties style:text-position="0% 100%" fo:font-style="italic" officeooo:rsid="36a4edb3" style:font-style-asian="italic" style:font-style-complex="italic"/>
    </style:style>
    <style:style style:name="T195" style:family="text">
      <style:text-properties style:text-position="0% 100%" fo:font-style="italic" officeooo:rsid="36a580c1" style:font-style-asian="italic" style:font-style-complex="italic"/>
    </style:style>
    <style:style style:name="T196"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197"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198" style:family="text">
      <style:text-properties style:text-position="0% 100%" officeooo:rsid="1327ae62"/>
    </style:style>
    <style:style style:name="T199" style:family="text">
      <style:text-properties style:text-position="0% 100%" officeooo:rsid="3674e250"/>
    </style:style>
    <style:style style:name="T200" style:family="text">
      <style:text-properties style:text-position="0% 100%" officeooo:rsid="3675b426"/>
    </style:style>
    <style:style style:name="T201" style:family="text">
      <style:text-properties style:text-position="0% 100%" officeooo:rsid="3675ef59"/>
    </style:style>
    <style:style style:name="T202" style:family="text">
      <style:text-properties style:text-position="0% 100%" officeooo:rsid="3677ea6d"/>
    </style:style>
    <style:style style:name="T203" style:family="text">
      <style:text-properties style:text-position="0% 100%" officeooo:rsid="367959e1"/>
    </style:style>
    <style:style style:name="T204" style:family="text">
      <style:text-properties style:text-position="0% 100%" officeooo:rsid="367ab140"/>
    </style:style>
    <style:style style:name="T205" style:family="text">
      <style:text-properties style:text-position="0% 100%" officeooo:rsid="367c8ac6"/>
    </style:style>
    <style:style style:name="T206" style:family="text">
      <style:text-properties style:text-position="0% 100%" officeooo:rsid="367e6a04"/>
    </style:style>
    <style:style style:name="T207" style:family="text">
      <style:text-properties style:text-position="0% 100%" officeooo:rsid="36803b8e"/>
    </style:style>
    <style:style style:name="T208" style:family="text">
      <style:text-properties style:text-position="0% 100%" officeooo:rsid="36815707"/>
    </style:style>
    <style:style style:name="T209" style:family="text">
      <style:text-properties style:text-position="0% 100%" officeooo:rsid="3683154d"/>
    </style:style>
    <style:style style:name="T210" style:family="text">
      <style:text-properties style:text-position="0% 100%" officeooo:rsid="36845962"/>
    </style:style>
    <style:style style:name="T211" style:family="text">
      <style:text-properties style:text-position="0% 100%" officeooo:rsid="36854636"/>
    </style:style>
    <style:style style:name="T212" style:family="text">
      <style:text-properties style:text-position="0% 100%" officeooo:rsid="36855ec5"/>
    </style:style>
    <style:style style:name="T213" style:family="text">
      <style:text-properties style:text-position="0% 100%" officeooo:rsid="3686ba10"/>
    </style:style>
    <style:style style:name="T214" style:family="text">
      <style:text-properties style:text-position="0% 100%" officeooo:rsid="36886a0f"/>
    </style:style>
    <style:style style:name="T215" style:family="text">
      <style:text-properties style:text-position="0% 100%" officeooo:rsid="3688a4a3"/>
    </style:style>
    <style:style style:name="T216" style:family="text">
      <style:text-properties style:text-position="0% 100%" officeooo:rsid="3688f881"/>
    </style:style>
    <style:style style:name="T217" style:family="text">
      <style:text-properties style:text-position="0% 100%" officeooo:rsid="368a9145"/>
    </style:style>
    <style:style style:name="T218" style:family="text">
      <style:text-properties style:text-position="0% 100%" officeooo:rsid="368c4dca"/>
    </style:style>
    <style:style style:name="T219" style:family="text">
      <style:text-properties style:text-position="0% 100%" officeooo:rsid="368d4000"/>
    </style:style>
    <style:style style:name="T220" style:family="text">
      <style:text-properties style:text-position="0% 100%" officeooo:rsid="368dbc21"/>
    </style:style>
    <style:style style:name="T221" style:family="text">
      <style:text-properties style:text-position="0% 100%" officeooo:rsid="368f293f"/>
    </style:style>
    <style:style style:name="T222" style:family="text">
      <style:text-properties style:text-position="0% 100%" officeooo:rsid="3690904f"/>
    </style:style>
    <style:style style:name="T223" style:family="text">
      <style:text-properties style:text-position="0% 100%" officeooo:rsid="36914afc"/>
    </style:style>
    <style:style style:name="T224" style:family="text">
      <style:text-properties style:text-position="0% 100%" officeooo:rsid="36922ffc"/>
    </style:style>
    <style:style style:name="T225" style:family="text">
      <style:text-properties style:text-position="0% 100%" officeooo:rsid="3692a64f"/>
    </style:style>
    <style:style style:name="T226" style:family="text">
      <style:text-properties style:text-position="0% 100%" officeooo:rsid="36931d64"/>
    </style:style>
    <style:style style:name="T227" style:family="text">
      <style:text-properties style:text-position="0% 100%" officeooo:rsid="36932de6"/>
    </style:style>
    <style:style style:name="T228" style:family="text">
      <style:text-properties style:text-position="0% 100%" officeooo:rsid="36935832"/>
    </style:style>
    <style:style style:name="T229" style:family="text">
      <style:text-properties style:text-position="0% 100%" officeooo:rsid="3693ef7c"/>
    </style:style>
    <style:style style:name="T230" style:family="text">
      <style:text-properties style:text-position="0% 100%" officeooo:rsid="36955053"/>
    </style:style>
    <style:style style:name="T231" style:family="text">
      <style:text-properties style:text-position="0% 100%" officeooo:rsid="36957e01"/>
    </style:style>
    <style:style style:name="T232" style:family="text">
      <style:text-properties style:text-position="0% 100%" officeooo:rsid="3695cc5a"/>
    </style:style>
    <style:style style:name="T233" style:family="text">
      <style:text-properties style:text-position="0% 100%" officeooo:rsid="36967724"/>
    </style:style>
    <style:style style:name="T234" style:family="text">
      <style:text-properties style:text-position="0% 100%" officeooo:rsid="36977102"/>
    </style:style>
    <style:style style:name="T235" style:family="text">
      <style:text-properties style:text-position="0% 100%" officeooo:rsid="36995388"/>
    </style:style>
    <style:style style:name="T236" style:family="text">
      <style:text-properties style:text-position="0% 100%" officeooo:rsid="369aae96"/>
    </style:style>
    <style:style style:name="T237" style:family="text">
      <style:text-properties style:text-position="0% 100%" officeooo:rsid="367317e5"/>
    </style:style>
    <style:style style:name="T238" style:family="text">
      <style:text-properties style:text-position="0% 100%" officeooo:rsid="369c72b6"/>
    </style:style>
    <style:style style:name="T239" style:family="text">
      <style:text-properties style:text-position="0% 100%" officeooo:rsid="369cfebb"/>
    </style:style>
    <style:style style:name="T240" style:family="text">
      <style:text-properties style:text-position="0% 100%" officeooo:rsid="369deba4"/>
    </style:style>
    <style:style style:name="T241" style:family="text">
      <style:text-properties style:text-position="0% 100%" officeooo:rsid="369f2581"/>
    </style:style>
    <style:style style:name="T242" style:family="text">
      <style:text-properties style:text-position="0% 100%" officeooo:rsid="36a01a69"/>
    </style:style>
    <style:style style:name="T243" style:family="text">
      <style:text-properties style:text-position="0% 100%" officeooo:rsid="36a184c0"/>
    </style:style>
    <style:style style:name="T244" style:family="text">
      <style:text-properties style:text-position="0% 100%" officeooo:rsid="36a1c866"/>
    </style:style>
    <style:style style:name="T245" style:family="text">
      <style:text-properties style:text-position="0% 100%" officeooo:rsid="36a36b0a"/>
    </style:style>
    <style:style style:name="T246" style:family="text">
      <style:text-properties style:text-position="0% 100%" officeooo:rsid="36a4edb3"/>
    </style:style>
    <style:style style:name="T247" style:family="text">
      <style:text-properties style:text-position="0% 100%" officeooo:rsid="0019f43d"/>
    </style:style>
    <style:style style:name="T248" style:family="text">
      <style:text-properties style:text-position="0% 100%" officeooo:rsid="36a5648a"/>
    </style:style>
    <style:style style:name="T249" style:family="text">
      <style:text-properties style:text-position="0% 100%" officeooo:rsid="36a580c1"/>
    </style:style>
    <style:style style:name="T250" style:family="text">
      <style:text-properties style:text-position="0% 100%" officeooo:rsid="36a786d8"/>
    </style:style>
    <style:style style:name="T251" style:family="text">
      <style:text-properties style:text-position="0% 100%" officeooo:rsid="36a85673"/>
    </style:style>
    <style:style style:name="T252" style:family="text">
      <style:text-properties style:text-position="0% 100%" officeooo:rsid="36aa4ecb"/>
    </style:style>
    <style:style style:name="T253" style:family="text">
      <style:text-properties style:text-position="0% 100%" officeooo:rsid="36aa8940"/>
    </style:style>
    <style:style style:name="T254" style:family="text">
      <style:text-properties style:text-position="0% 100%" officeooo:rsid="36ab38a2"/>
    </style:style>
    <style:style style:name="T255" style:family="text">
      <style:text-properties style:text-position="0% 100%" officeooo:rsid="36ac21dd"/>
    </style:style>
    <style:style style:name="T256" style:family="text">
      <style:text-properties style:text-position="0% 100%" officeooo:rsid="36ac66ec"/>
    </style:style>
    <style:style style:name="T257" style:family="text">
      <style:text-properties style:text-position="0% 100%" officeooo:rsid="36ae163b"/>
    </style:style>
    <style:style style:name="T258" style:family="text">
      <style:text-properties style:text-position="0% 100%" officeooo:rsid="36af40cb"/>
    </style:style>
    <style:style style:name="T259" style:family="text">
      <style:text-properties style:text-position="0% 100%" officeooo:rsid="36b1390e"/>
    </style:style>
    <style:style style:name="T260" style:family="text">
      <style:text-properties fo:font-variant="small-caps"/>
    </style:style>
    <style:style style:name="T261" style:family="text">
      <style:text-properties fo:font-variant="small-caps" fo:font-style="italic" style:font-style-asian="italic" style:font-style-complex="italic"/>
    </style:style>
    <style:style style:name="T262" style:family="text">
      <style:text-properties style:text-underline-style="none"/>
    </style:style>
    <style:style style:name="T263" style:family="text">
      <style:text-properties style:text-underline-style="none" officeooo:rsid="3c9d003b"/>
    </style:style>
    <style:style style:name="T264" style:family="text">
      <style:text-properties style:text-underline-style="none" officeooo:rsid="3c9dc42e"/>
    </style:style>
    <style:style style:name="T265" style:family="text">
      <style:text-properties style:text-underline-style="none" officeooo:rsid="3c9e0e3f"/>
    </style:style>
    <style:style style:name="T266" style:family="text">
      <style:text-properties style:text-underline-style="none" officeooo:rsid="3c9f62c3"/>
    </style:style>
    <style:style style:name="T267" style:family="text">
      <style:text-properties officeooo:rsid="0019f43d"/>
    </style:style>
    <style:style style:name="T268" style:family="text">
      <style:text-properties style:font-name="Liberation Serif1"/>
    </style:style>
    <style:style style:name="T269" style:family="text">
      <style:text-properties style:font-name="Liberation Serif1" fo:font-style="italic" officeooo:rsid="354261da" style:font-style-asian="italic" style:font-style-complex="italic"/>
    </style:style>
    <style:style style:name="T270" style:family="text">
      <style:text-properties style:font-name="Liberation Serif1" fo:font-style="italic" officeooo:rsid="35454348" style:font-style-asian="italic" style:font-style-complex="italic"/>
    </style:style>
    <style:style style:name="T271" style:family="text">
      <style:text-properties style:font-name="Liberation Serif1" officeooo:rsid="350be67e"/>
    </style:style>
    <style:style style:name="T272" style:family="text">
      <style:text-properties style:font-name="Liberation Serif1" officeooo:rsid="350e530a"/>
    </style:style>
    <style:style style:name="T273" style:family="text">
      <style:text-properties style:font-name="Liberation Serif1" officeooo:rsid="351006f9"/>
    </style:style>
    <style:style style:name="T274" style:family="text">
      <style:text-properties style:font-name="Liberation Serif1" officeooo:rsid="3511c927"/>
    </style:style>
    <style:style style:name="T275" style:family="text">
      <style:text-properties style:font-name="Liberation Serif1" officeooo:rsid="3512730b"/>
    </style:style>
    <style:style style:name="T276" style:family="text">
      <style:text-properties style:font-name="Liberation Serif1" officeooo:rsid="3513a139"/>
    </style:style>
    <style:style style:name="T277" style:family="text">
      <style:text-properties style:font-name="Liberation Serif1" officeooo:rsid="35155d23"/>
    </style:style>
    <style:style style:name="T278" style:family="text">
      <style:text-properties style:font-name="Liberation Serif1" officeooo:rsid="3515658b"/>
    </style:style>
    <style:style style:name="T279" style:family="text">
      <style:text-properties style:font-name="Liberation Serif1" officeooo:rsid="3517429f"/>
    </style:style>
    <style:style style:name="T280" style:family="text">
      <style:text-properties style:font-name="Liberation Serif1" officeooo:rsid="35183ddc"/>
    </style:style>
    <style:style style:name="T281" style:family="text">
      <style:text-properties style:font-name="Liberation Serif1" officeooo:rsid="351a0602"/>
    </style:style>
    <style:style style:name="T282" style:family="text">
      <style:text-properties style:font-name="Liberation Serif1" officeooo:rsid="351a373f"/>
    </style:style>
    <style:style style:name="T283" style:family="text">
      <style:text-properties style:font-name="Liberation Serif1" officeooo:rsid="351c2b64"/>
    </style:style>
    <style:style style:name="T284" style:family="text">
      <style:text-properties style:font-name="Liberation Serif1" officeooo:rsid="351c3b02"/>
    </style:style>
    <style:style style:name="T285" style:family="text">
      <style:text-properties style:font-name="Liberation Serif1" officeooo:rsid="351d8cd9"/>
    </style:style>
    <style:style style:name="T286" style:family="text">
      <style:text-properties style:font-name="Liberation Serif1" officeooo:rsid="351da2e7"/>
    </style:style>
    <style:style style:name="T287" style:family="text">
      <style:text-properties style:font-name="Liberation Serif1" officeooo:rsid="351ef426"/>
    </style:style>
    <style:style style:name="T288" style:family="text">
      <style:text-properties style:font-name="Liberation Serif1" officeooo:rsid="35205ad1"/>
    </style:style>
    <style:style style:name="T289" style:family="text">
      <style:text-properties style:font-name="Liberation Serif1" officeooo:rsid="35211fd1"/>
    </style:style>
    <style:style style:name="T290" style:family="text">
      <style:text-properties style:font-name="Liberation Serif1" officeooo:rsid="3522e941"/>
    </style:style>
    <style:style style:name="T291" style:family="text">
      <style:text-properties style:font-name="Liberation Serif1" officeooo:rsid="35243a7a"/>
    </style:style>
    <style:style style:name="T292" style:family="text">
      <style:text-properties style:font-name="Liberation Serif1" officeooo:rsid="352484cf"/>
    </style:style>
    <style:style style:name="T293" style:family="text">
      <style:text-properties style:font-name="Liberation Serif1" officeooo:rsid="3524f8b1"/>
    </style:style>
    <style:style style:name="T294" style:family="text">
      <style:text-properties style:font-name="Liberation Serif1" officeooo:rsid="3526087f"/>
    </style:style>
    <style:style style:name="T295" style:family="text">
      <style:text-properties style:font-name="Liberation Serif1" officeooo:rsid="35272913"/>
    </style:style>
    <style:style style:name="T296" style:family="text">
      <style:text-properties style:font-name="Liberation Serif1" officeooo:rsid="3528e2c6"/>
    </style:style>
    <style:style style:name="T297" style:family="text">
      <style:text-properties style:font-name="Liberation Serif1" officeooo:rsid="352ba99a"/>
    </style:style>
    <style:style style:name="T298" style:family="text">
      <style:text-properties style:font-name="Liberation Serif1" officeooo:rsid="352d61ca"/>
    </style:style>
    <style:style style:name="T299" style:family="text">
      <style:text-properties style:font-name="Liberation Serif1" officeooo:rsid="352f2de8"/>
    </style:style>
    <style:style style:name="T300" style:family="text">
      <style:text-properties style:font-name="Liberation Serif1" officeooo:rsid="352f88bf"/>
    </style:style>
    <style:style style:name="T301" style:family="text">
      <style:text-properties style:font-name="Liberation Serif1" officeooo:rsid="352fc6af"/>
    </style:style>
    <style:style style:name="T302" style:family="text">
      <style:text-properties style:font-name="Liberation Serif1" officeooo:rsid="353122cb"/>
    </style:style>
    <style:style style:name="T303" style:family="text">
      <style:text-properties style:font-name="Liberation Serif1" officeooo:rsid="353299bd"/>
    </style:style>
    <style:style style:name="T304" style:family="text">
      <style:text-properties style:font-name="Liberation Serif1" officeooo:rsid="3533a6f6"/>
    </style:style>
    <style:style style:name="T305" style:family="text">
      <style:text-properties style:font-name="Liberation Serif1" officeooo:rsid="3534b7f9"/>
    </style:style>
    <style:style style:name="T306" style:family="text">
      <style:text-properties style:font-name="Liberation Serif1" officeooo:rsid="3535bea4"/>
    </style:style>
    <style:style style:name="T307" style:family="text">
      <style:text-properties style:font-name="Liberation Serif1" officeooo:rsid="3535d9d0"/>
    </style:style>
    <style:style style:name="T308" style:family="text">
      <style:text-properties style:font-name="Liberation Serif1" officeooo:rsid="35372670"/>
    </style:style>
    <style:style style:name="T309" style:family="text">
      <style:text-properties style:font-name="Liberation Serif1" officeooo:rsid="3538a29b"/>
    </style:style>
    <style:style style:name="T310" style:family="text">
      <style:text-properties style:font-name="Liberation Serif1" officeooo:rsid="3538abbc"/>
    </style:style>
    <style:style style:name="T311" style:family="text">
      <style:text-properties style:font-name="Liberation Serif1" officeooo:rsid="353a2f3b"/>
    </style:style>
    <style:style style:name="T312" style:family="text">
      <style:text-properties style:font-name="Liberation Serif1" officeooo:rsid="353b2a3c"/>
    </style:style>
    <style:style style:name="T313" style:family="text">
      <style:text-properties style:font-name="Liberation Serif1" officeooo:rsid="353b7344"/>
    </style:style>
    <style:style style:name="T314" style:family="text">
      <style:text-properties style:font-name="Liberation Serif1" officeooo:rsid="353d212b"/>
    </style:style>
    <style:style style:name="T315" style:family="text">
      <style:text-properties style:font-name="Liberation Serif1" officeooo:rsid="353d2cf6"/>
    </style:style>
    <style:style style:name="T316" style:family="text">
      <style:text-properties style:font-name="Liberation Serif1" officeooo:rsid="353eaa73"/>
    </style:style>
    <style:style style:name="T317" style:family="text">
      <style:text-properties style:font-name="Liberation Serif1" officeooo:rsid="353f37b9"/>
    </style:style>
    <style:style style:name="T318" style:family="text">
      <style:text-properties style:font-name="Liberation Serif1" officeooo:rsid="35401e09"/>
    </style:style>
    <style:style style:name="T319" style:family="text">
      <style:text-properties style:font-name="Liberation Serif1" officeooo:rsid="3540d95c"/>
    </style:style>
    <style:style style:name="T320" style:family="text">
      <style:text-properties style:font-name="Liberation Serif1" officeooo:rsid="354261da"/>
    </style:style>
    <style:style style:name="T321" style:family="text">
      <style:text-properties style:font-name="Liberation Serif1" officeooo:rsid="3542a384"/>
    </style:style>
    <style:style style:name="T322" style:family="text">
      <style:text-properties style:font-name="Liberation Serif1" officeooo:rsid="3542a973"/>
    </style:style>
    <style:style style:name="T323" style:family="text">
      <style:text-properties style:font-name="Liberation Serif1" officeooo:rsid="3543ff21"/>
    </style:style>
    <style:style style:name="T324" style:family="text">
      <style:text-properties style:font-name="Liberation Serif1" officeooo:rsid="354527a4"/>
    </style:style>
    <style:style style:name="T325" style:family="text">
      <style:text-properties style:font-name="Liberation Serif1" officeooo:rsid="35454348"/>
    </style:style>
    <style:style style:name="T326" style:family="text">
      <style:text-properties style:font-name="Liberation Serif1" officeooo:rsid="35463571"/>
    </style:style>
    <style:style style:name="T327" style:family="text">
      <style:text-properties style:font-name="Liberation Serif1" officeooo:rsid="35470f65"/>
    </style:style>
    <style:style style:name="T328" style:family="text">
      <style:text-properties style:font-name="Liberation Serif1" officeooo:rsid="35485f53"/>
    </style:style>
    <style:style style:name="T329" style:family="text">
      <style:text-properties style:font-name="Liberation Serif1" officeooo:rsid="354957df"/>
    </style:style>
    <style:style style:name="T330" style:family="text">
      <style:text-properties style:font-name="Liberation Serif1" officeooo:rsid="354a6acf"/>
    </style:style>
    <style:style style:name="T331" style:family="text">
      <style:text-properties style:font-name="Liberation Serif1" officeooo:rsid="354b821b"/>
    </style:style>
    <style:style style:name="T332" style:family="text">
      <style:text-properties style:font-name="Liberation Serif1" officeooo:rsid="354d7aec"/>
    </style:style>
    <style:style style:name="T333" style:family="text">
      <style:text-properties style:font-name="Liberation Serif1" officeooo:rsid="354d99f1"/>
    </style:style>
    <style:style style:name="T334" style:family="text">
      <style:text-properties style:font-name="Liberation Serif1" officeooo:rsid="354ea220"/>
    </style:style>
    <style:style style:name="T335" style:family="text">
      <style:text-properties style:font-name="Liberation Serif1" officeooo:rsid="354eca11"/>
    </style:style>
    <style:style style:name="T336" style:family="text">
      <style:text-properties style:font-name="Liberation Serif1" officeooo:rsid="354fa1d8"/>
    </style:style>
    <style:style style:name="T337" style:family="text">
      <style:text-properties style:font-name="Liberation Serif1" officeooo:rsid="3550703b"/>
    </style:style>
    <style:style style:name="T338" style:family="text">
      <style:text-properties style:font-name="Liberation Serif1" officeooo:rsid="35519fb4"/>
    </style:style>
    <style:style style:name="T339" style:family="text">
      <style:text-properties style:font-name="Liberation Serif1" officeooo:rsid="35522bb2"/>
    </style:style>
    <style:style style:name="T340" style:family="text">
      <style:text-properties style:font-name="Liberation Serif1" officeooo:rsid="35526e06"/>
    </style:style>
    <style:style style:name="T341" style:family="text">
      <style:text-properties style:font-name="Liberation Serif1" officeooo:rsid="35532fa6"/>
    </style:style>
    <style:style style:name="T342" style:family="text">
      <style:text-properties style:font-name="Liberation Serif1" officeooo:rsid="376fc7ea"/>
    </style:style>
    <style:style style:name="T343" style:family="text">
      <style:text-properties style:font-name="Liberation Serif" officeooo:rsid="350be67e"/>
    </style:style>
    <style:style style:name="T344" style:family="text">
      <style:text-properties style:font-name="Liberation Serif" officeooo:rsid="350c369b"/>
    </style:style>
    <style:style style:name="T345" style:family="text">
      <style:text-properties style:font-name="Liberation Serif" officeooo:rsid="350cfdef"/>
    </style:style>
    <style:style style:name="T346" style:family="text">
      <style:text-properties officeooo:rsid="1327ae62"/>
    </style:style>
    <style:style style:name="T347" style:family="text">
      <style:text-properties style:text-line-through-style="none" style:text-line-through-type="none"/>
    </style:style>
    <style:style style:name="T348" style:family="text">
      <style:text-properties style:text-line-through-style="none" style:text-line-through-type="none" fo:font-style="italic" officeooo:rsid="39606191" style:font-style-asian="italic" style:font-style-complex="italic"/>
    </style:style>
    <style:style style:name="T349" style:family="text">
      <style:text-properties style:text-line-through-style="none" style:text-line-through-type="none" fo:font-style="italic" officeooo:rsid="396b29f0" style:font-style-asian="italic" style:font-style-complex="italic"/>
    </style:style>
    <style:style style:name="T350" style:family="text">
      <style:text-properties style:text-line-through-style="none" style:text-line-through-type="none" officeooo:rsid="0019f43d"/>
    </style:style>
    <style:style style:name="T351" style:family="text">
      <style:text-properties style:text-line-through-style="none" style:text-line-through-type="none" officeooo:rsid="38da85c3"/>
    </style:style>
    <style:style style:name="T352" style:family="text">
      <style:text-properties style:text-line-through-style="none" style:text-line-through-type="none" officeooo:rsid="39058dbf"/>
    </style:style>
    <style:style style:name="T353" style:family="text">
      <style:text-properties style:text-line-through-style="none" style:text-line-through-type="none" officeooo:rsid="3905e592"/>
    </style:style>
    <style:style style:name="T354" style:family="text">
      <style:text-properties style:text-line-through-style="none" style:text-line-through-type="none" officeooo:rsid="39066ea9"/>
    </style:style>
    <style:style style:name="T355" style:family="text">
      <style:text-properties style:text-line-through-style="none" style:text-line-through-type="none" officeooo:rsid="390846bc"/>
    </style:style>
    <style:style style:name="T356" style:family="text">
      <style:text-properties style:text-line-through-style="none" style:text-line-through-type="none" officeooo:rsid="39094a47"/>
    </style:style>
    <style:style style:name="T357" style:family="text">
      <style:text-properties style:text-line-through-style="none" style:text-line-through-type="none" officeooo:rsid="390a6e25"/>
    </style:style>
    <style:style style:name="T358" style:family="text">
      <style:text-properties style:text-line-through-style="none" style:text-line-through-type="none" officeooo:rsid="390b6067"/>
    </style:style>
    <style:style style:name="T359" style:family="text">
      <style:text-properties style:text-line-through-style="none" style:text-line-through-type="none" officeooo:rsid="390cbc71"/>
    </style:style>
    <style:style style:name="T360" style:family="text">
      <style:text-properties style:text-line-through-style="none" style:text-line-through-type="none" officeooo:rsid="390d0a1e"/>
    </style:style>
    <style:style style:name="T361" style:family="text">
      <style:text-properties style:text-line-through-style="none" style:text-line-through-type="none" officeooo:rsid="390e2117"/>
    </style:style>
    <style:style style:name="T362" style:family="text">
      <style:text-properties style:text-line-through-style="none" style:text-line-through-type="none" officeooo:rsid="390ea981"/>
    </style:style>
    <style:style style:name="T363" style:family="text">
      <style:text-properties style:text-line-through-style="none" style:text-line-through-type="none" officeooo:rsid="39106634"/>
    </style:style>
    <style:style style:name="T364" style:family="text">
      <style:text-properties style:text-line-through-style="none" style:text-line-through-type="none" officeooo:rsid="39121339"/>
    </style:style>
    <style:style style:name="T365" style:family="text">
      <style:text-properties style:text-line-through-style="none" style:text-line-through-type="none" officeooo:rsid="39133677"/>
    </style:style>
    <style:style style:name="T366" style:family="text">
      <style:text-properties style:text-line-through-style="none" style:text-line-through-type="none" officeooo:rsid="39150a27"/>
    </style:style>
    <style:style style:name="T367" style:family="text">
      <style:text-properties style:text-line-through-style="none" style:text-line-through-type="none" officeooo:rsid="39162cea"/>
    </style:style>
    <style:style style:name="T368" style:family="text">
      <style:text-properties style:text-line-through-style="none" style:text-line-through-type="none" officeooo:rsid="3917549c"/>
    </style:style>
    <style:style style:name="T369" style:family="text">
      <style:text-properties style:text-line-through-style="none" style:text-line-through-type="none" officeooo:rsid="39191e27"/>
    </style:style>
    <style:style style:name="T370" style:family="text">
      <style:text-properties style:text-line-through-style="none" style:text-line-through-type="none" officeooo:rsid="391abd49"/>
    </style:style>
    <style:style style:name="T371" style:family="text">
      <style:text-properties style:text-line-through-style="none" style:text-line-through-type="none" officeooo:rsid="391ba60f"/>
    </style:style>
    <style:style style:name="T372" style:family="text">
      <style:text-properties style:text-line-through-style="none" style:text-line-through-type="none" officeooo:rsid="391d0300"/>
    </style:style>
    <style:style style:name="T373" style:family="text">
      <style:text-properties style:text-line-through-style="none" style:text-line-through-type="none" officeooo:rsid="391e3cd1"/>
    </style:style>
    <style:style style:name="T374" style:family="text">
      <style:text-properties style:text-line-through-style="none" style:text-line-through-type="none" officeooo:rsid="391f515f"/>
    </style:style>
    <style:style style:name="T375" style:family="text">
      <style:text-properties style:text-line-through-style="none" style:text-line-through-type="none" officeooo:rsid="391f8b34"/>
    </style:style>
    <style:style style:name="T376" style:family="text">
      <style:text-properties style:text-line-through-style="none" style:text-line-through-type="none" officeooo:rsid="3920f449"/>
    </style:style>
    <style:style style:name="T377" style:family="text">
      <style:text-properties style:text-line-through-style="none" style:text-line-through-type="none" officeooo:rsid="3921257f"/>
    </style:style>
    <style:style style:name="T378" style:family="text">
      <style:text-properties style:text-line-through-style="none" style:text-line-through-type="none" officeooo:rsid="3922b787"/>
    </style:style>
    <style:style style:name="T379" style:family="text">
      <style:text-properties style:text-line-through-style="none" style:text-line-through-type="none" officeooo:rsid="392327f7"/>
    </style:style>
    <style:style style:name="T380" style:family="text">
      <style:text-properties style:text-line-through-style="none" style:text-line-through-type="none" officeooo:rsid="392523fb"/>
    </style:style>
    <style:style style:name="T381" style:family="text">
      <style:text-properties style:text-line-through-style="none" style:text-line-through-type="none" officeooo:rsid="39254f6c"/>
    </style:style>
    <style:style style:name="T382" style:family="text">
      <style:text-properties style:text-line-through-style="none" style:text-line-through-type="none" officeooo:rsid="39260585"/>
    </style:style>
    <style:style style:name="T383" style:family="text">
      <style:text-properties style:text-line-through-style="none" style:text-line-through-type="none" officeooo:rsid="3926b18a"/>
    </style:style>
    <style:style style:name="T384" style:family="text">
      <style:text-properties style:text-line-through-style="none" style:text-line-through-type="none" officeooo:rsid="39289813"/>
    </style:style>
    <style:style style:name="T385" style:family="text">
      <style:text-properties style:text-line-through-style="none" style:text-line-through-type="none" officeooo:rsid="39299575"/>
    </style:style>
    <style:style style:name="T386" style:family="text">
      <style:text-properties style:text-line-through-style="none" style:text-line-through-type="none" officeooo:rsid="3929eed7"/>
    </style:style>
    <style:style style:name="T387" style:family="text">
      <style:text-properties style:text-line-through-style="none" style:text-line-through-type="none" officeooo:rsid="392ae17c"/>
    </style:style>
    <style:style style:name="T388" style:family="text">
      <style:text-properties style:text-line-through-style="none" style:text-line-through-type="none" officeooo:rsid="392be7a1"/>
    </style:style>
    <style:style style:name="T389" style:family="text">
      <style:text-properties style:text-line-through-style="none" style:text-line-through-type="none" officeooo:rsid="392ddc21"/>
    </style:style>
    <style:style style:name="T390" style:family="text">
      <style:text-properties style:text-line-through-style="none" style:text-line-through-type="none" officeooo:rsid="392de8b5"/>
    </style:style>
    <style:style style:name="T391" style:family="text">
      <style:text-properties style:text-line-through-style="none" style:text-line-through-type="none" officeooo:rsid="392f902e"/>
    </style:style>
    <style:style style:name="T392" style:family="text">
      <style:text-properties style:text-line-through-style="none" style:text-line-through-type="none" officeooo:rsid="39303467"/>
    </style:style>
    <style:style style:name="T393" style:family="text">
      <style:text-properties style:text-line-through-style="none" style:text-line-through-type="none" officeooo:rsid="3931d79c"/>
    </style:style>
    <style:style style:name="T394" style:family="text">
      <style:text-properties style:text-line-through-style="none" style:text-line-through-type="none" officeooo:rsid="3932930e"/>
    </style:style>
    <style:style style:name="T395" style:family="text">
      <style:text-properties style:text-line-through-style="none" style:text-line-through-type="none" officeooo:rsid="3934e742"/>
    </style:style>
    <style:style style:name="T396" style:family="text">
      <style:text-properties style:text-line-through-style="none" style:text-line-through-type="none" officeooo:rsid="39360a43"/>
    </style:style>
    <style:style style:name="T397" style:family="text">
      <style:text-properties style:text-line-through-style="none" style:text-line-through-type="none" officeooo:rsid="39374a3a"/>
    </style:style>
    <style:style style:name="T398" style:family="text">
      <style:text-properties style:text-line-through-style="none" style:text-line-through-type="none" officeooo:rsid="3938946f"/>
    </style:style>
    <style:style style:name="T399" style:family="text">
      <style:text-properties style:text-line-through-style="none" style:text-line-through-type="none" officeooo:rsid="3938b1bb"/>
    </style:style>
    <style:style style:name="T400" style:family="text">
      <style:text-properties style:text-line-through-style="none" style:text-line-through-type="none" officeooo:rsid="393a9294"/>
    </style:style>
    <style:style style:name="T401" style:family="text">
      <style:text-properties style:text-line-through-style="none" style:text-line-through-type="none" officeooo:rsid="393a9e1f"/>
    </style:style>
    <style:style style:name="T402" style:family="text">
      <style:text-properties style:text-line-through-style="none" style:text-line-through-type="none" officeooo:rsid="393c4b2d"/>
    </style:style>
    <style:style style:name="T403" style:family="text">
      <style:text-properties style:text-line-through-style="none" style:text-line-through-type="none" officeooo:rsid="393e3dc4"/>
    </style:style>
    <style:style style:name="T404" style:family="text">
      <style:text-properties style:text-line-through-style="none" style:text-line-through-type="none" officeooo:rsid="393eba4a"/>
    </style:style>
    <style:style style:name="T405" style:family="text">
      <style:text-properties style:text-line-through-style="none" style:text-line-through-type="none" officeooo:rsid="393f3d55"/>
    </style:style>
    <style:style style:name="T406" style:family="text">
      <style:text-properties style:text-line-through-style="none" style:text-line-through-type="none" officeooo:rsid="393fd04f"/>
    </style:style>
    <style:style style:name="T407" style:family="text">
      <style:text-properties style:text-line-through-style="none" style:text-line-through-type="none" officeooo:rsid="3941b690"/>
    </style:style>
    <style:style style:name="T408" style:family="text">
      <style:text-properties style:text-line-through-style="none" style:text-line-through-type="none" officeooo:rsid="39423d20"/>
    </style:style>
    <style:style style:name="T409" style:family="text">
      <style:text-properties style:text-line-through-style="none" style:text-line-through-type="none" officeooo:rsid="3942d751"/>
    </style:style>
    <style:style style:name="T410" style:family="text">
      <style:text-properties style:text-line-through-style="none" style:text-line-through-type="none" officeooo:rsid="39449ae3"/>
    </style:style>
    <style:style style:name="T411" style:family="text">
      <style:text-properties style:text-line-through-style="none" style:text-line-through-type="none" officeooo:rsid="3945a9c8"/>
    </style:style>
    <style:style style:name="T412" style:family="text">
      <style:text-properties style:text-line-through-style="none" style:text-line-through-type="none" officeooo:rsid="3948d65c"/>
    </style:style>
    <style:style style:name="T413" style:family="text">
      <style:text-properties style:text-line-through-style="none" style:text-line-through-type="none" officeooo:rsid="3949fc4d"/>
    </style:style>
    <style:style style:name="T414" style:family="text">
      <style:text-properties style:text-line-through-style="none" style:text-line-through-type="none" officeooo:rsid="394a132c"/>
    </style:style>
    <style:style style:name="T415" style:family="text">
      <style:text-properties style:text-line-through-style="none" style:text-line-through-type="none" officeooo:rsid="394c0f61"/>
    </style:style>
    <style:style style:name="T416" style:family="text">
      <style:text-properties style:text-line-through-style="none" style:text-line-through-type="none" officeooo:rsid="394cf033"/>
    </style:style>
    <style:style style:name="T417" style:family="text">
      <style:text-properties style:text-line-through-style="none" style:text-line-through-type="none" officeooo:rsid="394d91c2"/>
    </style:style>
    <style:style style:name="T418" style:family="text">
      <style:text-properties style:text-line-through-style="none" style:text-line-through-type="none" officeooo:rsid="394dc23c"/>
    </style:style>
    <style:style style:name="T419" style:family="text">
      <style:text-properties style:text-line-through-style="none" style:text-line-through-type="none" officeooo:rsid="394e3ecb"/>
    </style:style>
    <style:style style:name="T420" style:family="text">
      <style:text-properties style:text-line-through-style="none" style:text-line-through-type="none" officeooo:rsid="395034df"/>
    </style:style>
    <style:style style:name="T421" style:family="text">
      <style:text-properties style:text-line-through-style="none" style:text-line-through-type="none" officeooo:rsid="3950f0a3"/>
    </style:style>
    <style:style style:name="T422" style:family="text">
      <style:text-properties style:text-line-through-style="none" style:text-line-through-type="none" officeooo:rsid="39522eaf"/>
    </style:style>
    <style:style style:name="T423" style:family="text">
      <style:text-properties style:text-line-through-style="none" style:text-line-through-type="none" officeooo:rsid="39541ae2"/>
    </style:style>
    <style:style style:name="T424" style:family="text">
      <style:text-properties style:text-line-through-style="none" style:text-line-through-type="none" officeooo:rsid="3955907e"/>
    </style:style>
    <style:style style:name="T425" style:family="text">
      <style:text-properties style:text-line-through-style="none" style:text-line-through-type="none" officeooo:rsid="3956774c"/>
    </style:style>
    <style:style style:name="T426" style:family="text">
      <style:text-properties style:text-line-through-style="none" style:text-line-through-type="none" officeooo:rsid="395872cf"/>
    </style:style>
    <style:style style:name="T427" style:family="text">
      <style:text-properties style:text-line-through-style="none" style:text-line-through-type="none" officeooo:rsid="395985d8"/>
    </style:style>
    <style:style style:name="T428" style:family="text">
      <style:text-properties style:text-line-through-style="none" style:text-line-through-type="none" officeooo:rsid="395b399b"/>
    </style:style>
    <style:style style:name="T429" style:family="text">
      <style:text-properties style:text-line-through-style="none" style:text-line-through-type="none" officeooo:rsid="395d2953"/>
    </style:style>
    <style:style style:name="T430" style:family="text">
      <style:text-properties style:text-line-through-style="none" style:text-line-through-type="none" officeooo:rsid="395dd94b"/>
    </style:style>
    <style:style style:name="T431" style:family="text">
      <style:text-properties style:text-line-through-style="none" style:text-line-through-type="none" officeooo:rsid="395fc8ac"/>
    </style:style>
    <style:style style:name="T432" style:family="text">
      <style:text-properties style:text-line-through-style="none" style:text-line-through-type="none" officeooo:rsid="39606191"/>
    </style:style>
    <style:style style:name="T433" style:family="text">
      <style:text-properties style:text-line-through-style="none" style:text-line-through-type="none" officeooo:rsid="396198f5"/>
    </style:style>
    <style:style style:name="T434" style:family="text">
      <style:text-properties style:text-line-through-style="none" style:text-line-through-type="none" officeooo:rsid="3962a0e7"/>
    </style:style>
    <style:style style:name="T435" style:family="text">
      <style:text-properties style:text-line-through-style="none" style:text-line-through-type="none" officeooo:rsid="39634830"/>
    </style:style>
    <style:style style:name="T436" style:family="text">
      <style:text-properties style:text-line-through-style="none" style:text-line-through-type="none" officeooo:rsid="39638e51"/>
    </style:style>
    <style:style style:name="T437" style:family="text">
      <style:text-properties style:text-line-through-style="none" style:text-line-through-type="none" officeooo:rsid="3964c6cc"/>
    </style:style>
    <style:style style:name="T438" style:family="text">
      <style:text-properties style:text-line-through-style="none" style:text-line-through-type="none" officeooo:rsid="3964db72"/>
    </style:style>
    <style:style style:name="T439" style:family="text">
      <style:text-properties style:text-line-through-style="none" style:text-line-through-type="none" officeooo:rsid="39664402"/>
    </style:style>
    <style:style style:name="T440" style:family="text">
      <style:text-properties style:text-line-through-style="none" style:text-line-through-type="none" officeooo:rsid="3967c559"/>
    </style:style>
    <style:style style:name="T441" style:family="text">
      <style:text-properties style:text-line-through-style="none" style:text-line-through-type="none" officeooo:rsid="3968f24b"/>
    </style:style>
    <style:style style:name="T442" style:family="text">
      <style:text-properties style:text-line-through-style="none" style:text-line-through-type="none" officeooo:rsid="396965a9"/>
    </style:style>
    <style:style style:name="T443" style:family="text">
      <style:text-properties style:text-line-through-style="none" style:text-line-through-type="none" officeooo:rsid="396b29f0"/>
    </style:style>
    <style:style style:name="T444" style:family="text">
      <style:text-properties officeooo:rsid="338e811b"/>
    </style:style>
    <style:style style:name="T445" style:family="text">
      <style:text-properties officeooo:rsid="3395f97b"/>
    </style:style>
    <style:style style:name="T446" style:family="text">
      <style:text-properties officeooo:rsid="33974b19"/>
    </style:style>
    <style:style style:name="T447" style:family="text">
      <style:text-properties officeooo:rsid="33994964"/>
    </style:style>
    <style:style style:name="T448" style:family="text">
      <style:text-properties officeooo:rsid="33c26bdb"/>
    </style:style>
    <style:style style:name="T449" style:family="text">
      <style:text-properties officeooo:rsid="33c37b66"/>
    </style:style>
    <style:style style:name="T450" style:family="text">
      <style:text-properties officeooo:rsid="33c7fec4"/>
    </style:style>
    <style:style style:name="T451" style:family="text">
      <style:text-properties officeooo:rsid="33c97aca"/>
    </style:style>
    <style:style style:name="T452" style:family="text">
      <style:text-properties officeooo:rsid="33cbc6dd"/>
    </style:style>
    <style:style style:name="T453" style:family="text">
      <style:text-properties officeooo:rsid="33cde1c6"/>
    </style:style>
    <style:style style:name="T454" style:family="text">
      <style:text-properties officeooo:rsid="33d18c0a"/>
    </style:style>
    <style:style style:name="T455" style:family="text">
      <style:text-properties officeooo:rsid="33d29f51"/>
    </style:style>
    <style:style style:name="T456" style:family="text">
      <style:text-properties officeooo:rsid="33d63939"/>
    </style:style>
    <style:style style:name="T457" style:family="text">
      <style:text-properties officeooo:rsid="33e266e3"/>
    </style:style>
    <style:style style:name="T458" style:family="text">
      <style:text-properties officeooo:rsid="341ae5e7"/>
    </style:style>
    <style:style style:name="T459" style:family="text">
      <style:text-properties officeooo:rsid="3420a903"/>
    </style:style>
    <style:style style:name="T460" style:family="text">
      <style:text-properties officeooo:rsid="342684dc"/>
    </style:style>
    <style:style style:name="T461" style:family="text">
      <style:text-properties officeooo:rsid="342b51a4"/>
    </style:style>
    <style:style style:name="T462" style:family="text">
      <style:text-properties officeooo:rsid="342c9af0"/>
    </style:style>
    <style:style style:name="T463" style:family="text">
      <style:text-properties officeooo:rsid="343870f3"/>
    </style:style>
    <style:style style:name="T464" style:family="text">
      <style:text-properties officeooo:rsid="3439c12f"/>
    </style:style>
    <style:style style:name="T465" style:family="text">
      <style:text-properties officeooo:rsid="343afa02"/>
    </style:style>
    <style:style style:name="T466" style:family="text">
      <style:text-properties officeooo:rsid="343c91bf"/>
    </style:style>
    <style:style style:name="T467" style:family="text">
      <style:text-properties officeooo:rsid="343d8288"/>
    </style:style>
    <style:style style:name="T468" style:family="text">
      <style:text-properties officeooo:rsid="3443f25f"/>
    </style:style>
    <style:style style:name="T469" style:family="text">
      <style:text-properties officeooo:rsid="344b9289"/>
    </style:style>
    <style:style style:name="T470" style:family="text">
      <style:text-properties officeooo:rsid="344c2b88"/>
    </style:style>
    <style:style style:name="T471" style:family="text">
      <style:text-properties officeooo:rsid="344d0219"/>
    </style:style>
    <style:style style:name="T472" style:family="text">
      <style:text-properties officeooo:rsid="344da303"/>
    </style:style>
    <style:style style:name="T473" style:family="text">
      <style:text-properties officeooo:rsid="344f47b4"/>
    </style:style>
    <style:style style:name="T474" style:family="text">
      <style:text-properties officeooo:rsid="34505333"/>
    </style:style>
    <style:style style:name="T475" style:family="text">
      <style:text-properties officeooo:rsid="3450df6a"/>
    </style:style>
    <style:style style:name="T476" style:family="text">
      <style:text-properties officeooo:rsid="34531fab"/>
    </style:style>
    <style:style style:name="T477" style:family="text">
      <style:text-properties officeooo:rsid="3454d2e5"/>
    </style:style>
    <style:style style:name="T478" style:family="text">
      <style:text-properties officeooo:rsid="3454f26d"/>
    </style:style>
    <style:style style:name="T479" style:family="text">
      <style:text-properties officeooo:rsid="3456efcd"/>
    </style:style>
    <style:style style:name="T480" style:family="text">
      <style:text-properties officeooo:rsid="346932a3"/>
    </style:style>
    <style:style style:name="T481" style:family="text">
      <style:text-properties officeooo:rsid="347bdba4"/>
    </style:style>
    <style:style style:name="T482" style:family="text">
      <style:text-properties officeooo:rsid="348515ba"/>
    </style:style>
    <style:style style:name="T483" style:family="text">
      <style:text-properties officeooo:rsid="3487c06f"/>
    </style:style>
    <style:style style:name="T484" style:family="text">
      <style:text-properties officeooo:rsid="348bea1a"/>
    </style:style>
    <style:style style:name="T485" style:family="text">
      <style:text-properties officeooo:rsid="348d576b"/>
    </style:style>
    <style:style style:name="T486" style:family="text">
      <style:text-properties officeooo:rsid="3490a013"/>
    </style:style>
    <style:style style:name="T487" style:family="text">
      <style:text-properties officeooo:rsid="34927660"/>
    </style:style>
    <style:style style:name="T488" style:family="text">
      <style:text-properties officeooo:rsid="3493ffcc"/>
    </style:style>
    <style:style style:name="T489" style:family="text">
      <style:text-properties officeooo:rsid="3494d8ce"/>
    </style:style>
    <style:style style:name="T490" style:family="text">
      <style:text-properties officeooo:rsid="3498ad76"/>
    </style:style>
    <style:style style:name="T491" style:family="text">
      <style:text-properties officeooo:rsid="349aa665"/>
    </style:style>
    <style:style style:name="T492" style:family="text">
      <style:text-properties officeooo:rsid="349d7b60"/>
    </style:style>
    <style:style style:name="T493" style:family="text">
      <style:text-properties officeooo:rsid="34a0b665"/>
    </style:style>
    <style:style style:name="T494" style:family="text">
      <style:text-properties officeooo:rsid="34a3a6c7"/>
    </style:style>
    <style:style style:name="T495" style:family="text">
      <style:text-properties officeooo:rsid="34a43284"/>
    </style:style>
    <style:style style:name="T496" style:family="text">
      <style:text-properties officeooo:rsid="34a67833"/>
    </style:style>
    <style:style style:name="T497" style:family="text">
      <style:text-properties officeooo:rsid="34b05745"/>
    </style:style>
    <style:style style:name="T498" style:family="text">
      <style:text-properties officeooo:rsid="34b2ee59"/>
    </style:style>
    <style:style style:name="T499" style:family="text">
      <style:text-properties officeooo:rsid="34b3eefc"/>
    </style:style>
    <style:style style:name="T500" style:family="text">
      <style:text-properties officeooo:rsid="34b7e30e"/>
    </style:style>
    <style:style style:name="T501" style:family="text">
      <style:text-properties officeooo:rsid="34c2e031"/>
    </style:style>
    <style:style style:name="T502" style:family="text">
      <style:text-properties officeooo:rsid="34c4ccc3"/>
    </style:style>
    <style:style style:name="T503" style:family="text">
      <style:text-properties officeooo:rsid="34c7d667"/>
    </style:style>
    <style:style style:name="T504" style:family="text">
      <style:text-properties officeooo:rsid="34c8e0ab"/>
    </style:style>
    <style:style style:name="T505" style:family="text">
      <style:text-properties officeooo:rsid="34ceda48"/>
    </style:style>
    <style:style style:name="T506" style:family="text">
      <style:text-properties officeooo:rsid="34d04352"/>
    </style:style>
    <style:style style:name="T507" style:family="text">
      <style:text-properties officeooo:rsid="34d3a6cc"/>
    </style:style>
    <style:style style:name="T508" style:family="text">
      <style:text-properties officeooo:rsid="34d49480"/>
    </style:style>
    <style:style style:name="T509" style:family="text">
      <style:text-properties officeooo:rsid="34d4cd3e"/>
    </style:style>
    <style:style style:name="T510" style:family="text">
      <style:text-properties officeooo:rsid="34d67e4a"/>
    </style:style>
    <style:style style:name="T511" style:family="text">
      <style:text-properties officeooo:rsid="34d9ab7b"/>
    </style:style>
    <style:style style:name="T512" style:family="text">
      <style:text-properties officeooo:rsid="34da1123"/>
    </style:style>
    <style:style style:name="T513" style:family="text">
      <style:text-properties officeooo:rsid="34db35fe"/>
    </style:style>
    <style:style style:name="T514" style:family="text">
      <style:text-properties officeooo:rsid="34dc1380"/>
    </style:style>
    <style:style style:name="T515" style:family="text">
      <style:text-properties officeooo:rsid="34ddf7a3"/>
    </style:style>
    <style:style style:name="T516" style:family="text">
      <style:text-properties officeooo:rsid="34e22f9f"/>
    </style:style>
    <style:style style:name="T517" style:family="text">
      <style:text-properties officeooo:rsid="34e42bd4"/>
    </style:style>
    <style:style style:name="T518" style:family="text">
      <style:text-properties officeooo:rsid="34f175c5"/>
    </style:style>
    <style:style style:name="T519" style:family="text">
      <style:text-properties officeooo:rsid="34f73d0f"/>
    </style:style>
    <style:style style:name="T520" style:family="text">
      <style:text-properties officeooo:rsid="34f8cac7"/>
    </style:style>
    <style:style style:name="T521" style:family="text">
      <style:text-properties officeooo:rsid="3500d550"/>
    </style:style>
    <style:style style:name="T522" style:family="text">
      <style:text-properties officeooo:rsid="350be67e"/>
    </style:style>
    <style:style style:name="T523" style:family="text">
      <style:text-properties officeooo:rsid="3534b7f9"/>
    </style:style>
    <style:style style:name="T524" style:family="text">
      <style:text-properties officeooo:rsid="35545717"/>
    </style:style>
    <style:style style:name="T525" style:family="text">
      <style:text-properties officeooo:rsid="3555f10e"/>
    </style:style>
    <style:style style:name="T526" style:family="text">
      <style:text-properties officeooo:rsid="355706a3"/>
    </style:style>
    <style:style style:name="T527" style:family="text">
      <style:text-properties officeooo:rsid="35596259"/>
    </style:style>
    <style:style style:name="T528" style:family="text">
      <style:text-properties officeooo:rsid="3561a991"/>
    </style:style>
    <style:style style:name="T529" style:family="text">
      <style:text-properties officeooo:rsid="35758663"/>
    </style:style>
    <style:style style:name="T530" style:family="text">
      <style:text-properties officeooo:rsid="357942b4"/>
    </style:style>
    <style:style style:name="T531" style:family="text">
      <style:text-properties officeooo:rsid="357cca4f"/>
    </style:style>
    <style:style style:name="T532" style:family="text">
      <style:text-properties officeooo:rsid="357dfef7"/>
    </style:style>
    <style:style style:name="T533" style:family="text">
      <style:text-properties officeooo:rsid="35816725"/>
    </style:style>
    <style:style style:name="T534" style:family="text">
      <style:text-properties officeooo:rsid="358dfb00"/>
    </style:style>
    <style:style style:name="T535" style:family="text">
      <style:text-properties officeooo:rsid="358e1e91"/>
    </style:style>
    <style:style style:name="T536" style:family="text">
      <style:text-properties officeooo:rsid="3590f9dc"/>
    </style:style>
    <style:style style:name="T537" style:family="text">
      <style:text-properties officeooo:rsid="35925c65"/>
    </style:style>
    <style:style style:name="T538" style:family="text">
      <style:text-properties officeooo:rsid="3594f2a4"/>
    </style:style>
    <style:style style:name="T539" style:family="text">
      <style:text-properties officeooo:rsid="359abb53"/>
    </style:style>
    <style:style style:name="T540" style:family="text">
      <style:text-properties officeooo:rsid="359ca215"/>
    </style:style>
    <style:style style:name="T541" style:family="text">
      <style:text-properties officeooo:rsid="359e5369"/>
    </style:style>
    <style:style style:name="T542" style:family="text">
      <style:text-properties officeooo:rsid="35a1837b"/>
    </style:style>
    <style:style style:name="T543" style:family="text">
      <style:text-properties officeooo:rsid="35a254d9"/>
    </style:style>
    <style:style style:name="T544" style:family="text">
      <style:text-properties officeooo:rsid="35a82164"/>
    </style:style>
    <style:style style:name="T545" style:family="text">
      <style:text-properties officeooo:rsid="35bd3a8f"/>
    </style:style>
    <style:style style:name="T546" style:family="text">
      <style:text-properties officeooo:rsid="35beb1de"/>
    </style:style>
    <style:style style:name="T547" style:family="text">
      <style:text-properties officeooo:rsid="35c06f26"/>
    </style:style>
    <style:style style:name="T548" style:family="text">
      <style:text-properties officeooo:rsid="35c34d0a"/>
    </style:style>
    <style:style style:name="T549" style:family="text">
      <style:text-properties officeooo:rsid="35c3f734"/>
    </style:style>
    <style:style style:name="T550" style:family="text">
      <style:text-properties officeooo:rsid="35c62b0b"/>
    </style:style>
    <style:style style:name="T551" style:family="text">
      <style:text-properties officeooo:rsid="35c900a2"/>
    </style:style>
    <style:style style:name="T552" style:family="text">
      <style:text-properties officeooo:rsid="35d48bc3"/>
    </style:style>
    <style:style style:name="T553" style:family="text">
      <style:text-properties officeooo:rsid="35de1e07"/>
    </style:style>
    <style:style style:name="T554" style:family="text">
      <style:text-properties officeooo:rsid="35e26d97"/>
    </style:style>
    <style:style style:name="T555" style:family="text">
      <style:text-properties officeooo:rsid="35f1e869"/>
    </style:style>
    <style:style style:name="T556" style:family="text">
      <style:text-properties officeooo:rsid="36321233"/>
    </style:style>
    <style:style style:name="T557" style:family="text">
      <style:text-properties officeooo:rsid="36322330"/>
    </style:style>
    <style:style style:name="T558" style:family="text">
      <style:text-properties officeooo:rsid="36426a12"/>
    </style:style>
    <style:style style:name="T559" style:family="text">
      <style:text-properties officeooo:rsid="3646cabc"/>
    </style:style>
    <style:style style:name="T560" style:family="text">
      <style:text-properties officeooo:rsid="364c50ee"/>
    </style:style>
    <style:style style:name="T561" style:family="text">
      <style:text-properties officeooo:rsid="364e495a"/>
    </style:style>
    <style:style style:name="T562" style:family="text">
      <style:text-properties officeooo:rsid="365e5f5e"/>
    </style:style>
    <style:style style:name="T563" style:family="text">
      <style:text-properties officeooo:rsid="367317e5"/>
    </style:style>
    <style:style style:name="T564" style:family="text">
      <style:text-properties officeooo:rsid="36b1390e"/>
    </style:style>
    <style:style style:name="T565" style:family="text">
      <style:text-properties officeooo:rsid="36b2cee2"/>
    </style:style>
    <style:style style:name="T566" style:family="text">
      <style:text-properties officeooo:rsid="36ba6b2c"/>
    </style:style>
    <style:style style:name="T567" style:family="text">
      <style:text-properties officeooo:rsid="36bc3491"/>
    </style:style>
    <style:style style:name="T568" style:family="text">
      <style:text-properties officeooo:rsid="36bd4c5c"/>
    </style:style>
    <style:style style:name="T569" style:family="text">
      <style:text-properties officeooo:rsid="36bdef7c"/>
    </style:style>
    <style:style style:name="T570" style:family="text">
      <style:text-properties officeooo:rsid="36be5211"/>
    </style:style>
    <style:style style:name="T571" style:family="text">
      <style:text-properties officeooo:rsid="36c0e81a"/>
    </style:style>
    <style:style style:name="T572" style:family="text">
      <style:text-properties officeooo:rsid="36c209a3"/>
    </style:style>
    <style:style style:name="T573" style:family="text">
      <style:text-properties fo:font-weight="bold" officeooo:rsid="36e4be55" style:font-weight-asian="bold" style:font-weight-complex="bold"/>
    </style:style>
    <style:style style:name="T574" style:family="text">
      <style:text-properties officeooo:rsid="36c379ef"/>
    </style:style>
    <style:style style:name="T575" style:family="text">
      <style:text-properties officeooo:rsid="36c53c1f"/>
    </style:style>
    <style:style style:name="T576" style:family="text">
      <style:text-properties officeooo:rsid="36c8202f"/>
    </style:style>
    <style:style style:name="T577" style:family="text">
      <style:text-properties officeooo:rsid="36c8b091"/>
    </style:style>
    <style:style style:name="T578" style:family="text">
      <style:text-properties officeooo:rsid="36c9a863"/>
    </style:style>
    <style:style style:name="T579" style:family="text">
      <style:text-properties officeooo:rsid="36cb5caf"/>
    </style:style>
    <style:style style:name="T580" style:family="text">
      <style:text-properties officeooo:rsid="36cb5def"/>
    </style:style>
    <style:style style:name="T581" style:family="text">
      <style:text-properties officeooo:rsid="36cbcf1c"/>
    </style:style>
    <style:style style:name="T582" style:family="text">
      <style:text-properties officeooo:rsid="36cc01d2"/>
    </style:style>
    <style:style style:name="T583" style:family="text">
      <style:text-properties officeooo:rsid="36cf862b"/>
    </style:style>
    <style:style style:name="T584" style:family="text">
      <style:text-properties officeooo:rsid="36d0425c"/>
    </style:style>
    <style:style style:name="T585" style:family="text">
      <style:text-properties officeooo:rsid="36d08c64"/>
    </style:style>
    <style:style style:name="T586" style:family="text">
      <style:text-properties officeooo:rsid="36d60322"/>
    </style:style>
    <style:style style:name="T587" style:family="text">
      <style:text-properties officeooo:rsid="36dd24aa"/>
    </style:style>
    <style:style style:name="T588" style:family="text">
      <style:text-properties officeooo:rsid="36ddbdb5"/>
    </style:style>
    <style:style style:name="T589" style:family="text">
      <style:text-properties officeooo:rsid="36de23ac"/>
    </style:style>
    <style:style style:name="T590" style:family="text">
      <style:text-properties officeooo:rsid="36df6a54"/>
    </style:style>
    <style:style style:name="T591" style:family="text">
      <style:text-properties officeooo:rsid="36e11dae"/>
    </style:style>
    <style:style style:name="T592" style:family="text">
      <style:text-properties officeooo:rsid="36e4be55"/>
    </style:style>
    <style:style style:name="T593" style:family="text">
      <style:text-properties officeooo:rsid="36e504ce"/>
    </style:style>
    <style:style style:name="T594" style:family="text">
      <style:text-properties officeooo:rsid="36e7f1b3"/>
    </style:style>
    <style:style style:name="T595" style:family="text">
      <style:text-properties officeooo:rsid="36e8088b"/>
    </style:style>
    <style:style style:name="T596" style:family="text">
      <style:text-properties officeooo:rsid="36ef5e4f"/>
    </style:style>
    <style:style style:name="T597" style:family="text">
      <style:text-properties officeooo:rsid="36efa288"/>
    </style:style>
    <style:style style:name="T598" style:family="text">
      <style:text-properties officeooo:rsid="36f21cd0"/>
    </style:style>
    <style:style style:name="T599" style:family="text">
      <style:text-properties officeooo:rsid="36f45098"/>
    </style:style>
    <style:style style:name="T600" style:family="text">
      <style:text-properties officeooo:rsid="370a5d96"/>
    </style:style>
    <style:style style:name="T601" style:family="text">
      <style:text-properties officeooo:rsid="370d9c41"/>
    </style:style>
    <style:style style:name="T602" style:family="text">
      <style:text-properties officeooo:rsid="370ead04"/>
    </style:style>
    <style:style style:name="T603" style:family="text">
      <style:text-properties officeooo:rsid="370fd4c2"/>
    </style:style>
    <style:style style:name="T604" style:family="text">
      <style:text-properties officeooo:rsid="370fd569"/>
    </style:style>
    <style:style style:name="T605" style:family="text">
      <style:text-properties officeooo:rsid="37122223"/>
    </style:style>
    <style:style style:name="T606" style:family="text">
      <style:text-properties officeooo:rsid="37174b25"/>
    </style:style>
    <style:style style:name="T607" style:family="text">
      <style:text-properties officeooo:rsid="3726030b"/>
    </style:style>
    <style:style style:name="T608" style:family="text">
      <style:text-properties officeooo:rsid="37309eb4"/>
    </style:style>
    <style:style style:name="T609" style:family="text">
      <style:text-properties officeooo:rsid="3736855f"/>
    </style:style>
    <style:style style:name="T610" style:family="text">
      <style:text-properties officeooo:rsid="3744ba90"/>
    </style:style>
    <style:style style:name="T611" style:family="text">
      <style:text-properties officeooo:rsid="374a9871"/>
    </style:style>
    <style:style style:name="T612" style:family="text">
      <style:text-properties officeooo:rsid="3757d87d"/>
    </style:style>
    <style:style style:name="T613" style:family="text">
      <style:text-properties officeooo:rsid="3769883b"/>
    </style:style>
    <style:style style:name="T614" style:family="text">
      <style:text-properties officeooo:rsid="376abf4c"/>
    </style:style>
    <style:style style:name="T615" style:family="text">
      <style:text-properties officeooo:rsid="376ae12b"/>
    </style:style>
    <style:style style:name="T616" style:family="text">
      <style:text-properties officeooo:rsid="376c9632"/>
    </style:style>
    <style:style style:name="T617" style:family="text">
      <style:text-properties officeooo:rsid="376e77e7"/>
    </style:style>
    <style:style style:name="T618" style:family="text">
      <style:text-properties officeooo:rsid="376fc7ea"/>
    </style:style>
    <style:style style:name="T619" style:family="text">
      <style:text-properties officeooo:rsid="3776c908"/>
    </style:style>
    <style:style style:name="T620" style:family="text">
      <style:text-properties officeooo:rsid="3776d9da"/>
    </style:style>
    <style:style style:name="T621" style:family="text">
      <style:text-properties officeooo:rsid="3777b8d9"/>
    </style:style>
    <style:style style:name="T622" style:family="text">
      <style:text-properties officeooo:rsid="37a97766"/>
    </style:style>
    <style:style style:name="T623" style:family="text">
      <style:text-properties officeooo:rsid="37b3529d"/>
    </style:style>
    <style:style style:name="T624" style:family="text">
      <style:text-properties officeooo:rsid="37b42537"/>
    </style:style>
    <style:style style:name="T625" style:family="text">
      <style:text-properties officeooo:rsid="37ba717c"/>
    </style:style>
    <style:style style:name="T626" style:family="text">
      <style:text-properties officeooo:rsid="37be8e37"/>
    </style:style>
    <style:style style:name="T627" style:family="text">
      <style:text-properties officeooo:rsid="37bfd0a5"/>
    </style:style>
    <style:style style:name="T628" style:family="text">
      <style:text-properties officeooo:rsid="37d498a6"/>
    </style:style>
    <style:style style:name="T629" style:family="text">
      <style:text-properties officeooo:rsid="37da0789"/>
    </style:style>
    <style:style style:name="T630" style:family="text">
      <style:text-properties officeooo:rsid="37e665db"/>
    </style:style>
    <style:style style:name="T631" style:family="text">
      <style:text-properties officeooo:rsid="3817132b"/>
    </style:style>
    <style:style style:name="T632" style:family="text">
      <style:text-properties officeooo:rsid="3819d507"/>
    </style:style>
    <style:style style:name="T633" style:family="text">
      <style:text-properties officeooo:rsid="3823c3ce"/>
    </style:style>
    <style:style style:name="T634" style:family="text">
      <style:text-properties officeooo:rsid="3839311e"/>
    </style:style>
    <style:style style:name="T635" style:family="text">
      <style:text-properties officeooo:rsid="3851578b"/>
    </style:style>
    <style:style style:name="T636" style:family="text">
      <style:text-properties officeooo:rsid="386071e4"/>
    </style:style>
    <style:style style:name="T637" style:family="text">
      <style:text-properties officeooo:rsid="38776be4"/>
    </style:style>
    <style:style style:name="T638" style:family="text">
      <style:text-properties officeooo:rsid="387e4148"/>
    </style:style>
    <style:style style:name="T639" style:family="text">
      <style:text-properties officeooo:rsid="38851be1"/>
    </style:style>
    <style:style style:name="T640" style:family="text">
      <style:text-properties officeooo:rsid="38941b20"/>
    </style:style>
    <style:style style:name="T641" style:family="text">
      <style:text-properties officeooo:rsid="38a28049"/>
    </style:style>
    <style:style style:name="T642" style:family="text">
      <style:text-properties officeooo:rsid="38a74a06"/>
    </style:style>
    <style:style style:name="T643" style:family="text">
      <style:text-properties officeooo:rsid="38aae7a2"/>
    </style:style>
    <style:style style:name="T644" style:family="text">
      <style:text-properties officeooo:rsid="38af1df6"/>
    </style:style>
    <style:style style:name="T645" style:family="text">
      <style:text-properties officeooo:rsid="38da85c3"/>
    </style:style>
    <style:style style:name="T646" style:family="text">
      <style:text-properties officeooo:rsid="396f17aa"/>
    </style:style>
    <style:style style:name="T647" style:family="text">
      <style:text-properties officeooo:rsid="399d948e"/>
    </style:style>
    <style:style style:name="T648" style:family="text">
      <style:text-properties officeooo:rsid="399fcf43"/>
    </style:style>
    <style:style style:name="T649" style:family="text">
      <style:text-properties officeooo:rsid="39a26e15"/>
    </style:style>
    <style:style style:name="T650" style:family="text">
      <style:text-properties officeooo:rsid="39a98079"/>
    </style:style>
    <style:style style:name="T651" style:family="text">
      <style:text-properties officeooo:rsid="39abde63"/>
    </style:style>
    <style:style style:name="T652" style:family="text">
      <style:text-properties officeooo:rsid="39acdb24"/>
    </style:style>
    <style:style style:name="T653" style:family="text">
      <style:text-properties officeooo:rsid="39b6acf9"/>
    </style:style>
    <style:style style:name="T654" style:family="text">
      <style:text-properties officeooo:rsid="39be2e29"/>
    </style:style>
    <style:style style:name="T655" style:family="text">
      <style:text-properties officeooo:rsid="39bfa3ff"/>
    </style:style>
    <style:style style:name="T656" style:family="text">
      <style:text-properties officeooo:rsid="39d5663a"/>
    </style:style>
    <style:style style:name="T657" style:family="text">
      <style:text-properties officeooo:rsid="39d7a3b2"/>
    </style:style>
    <style:style style:name="T658" style:family="text">
      <style:text-properties officeooo:rsid="39df5455"/>
    </style:style>
    <style:style style:name="T659" style:family="text">
      <style:text-properties officeooo:rsid="39e1fdba"/>
    </style:style>
    <style:style style:name="T660" style:family="text">
      <style:text-properties officeooo:rsid="39f33e1c"/>
    </style:style>
    <style:style style:name="T661" style:family="text">
      <style:text-properties officeooo:rsid="3a036fa3"/>
    </style:style>
    <style:style style:name="T662" style:family="text">
      <style:text-properties officeooo:rsid="3a0caa52"/>
    </style:style>
    <style:style style:name="T663" style:family="text">
      <style:text-properties officeooo:rsid="3a0f0553"/>
    </style:style>
    <style:style style:name="T664" style:family="text">
      <style:text-properties officeooo:rsid="3a13637d"/>
    </style:style>
    <style:style style:name="T665" style:family="text">
      <style:text-properties officeooo:rsid="3a13bc8f"/>
    </style:style>
    <style:style style:name="T666" style:family="text">
      <style:text-properties officeooo:rsid="3a187711"/>
    </style:style>
    <style:style style:name="T667" style:family="text">
      <style:text-properties officeooo:rsid="3a1b53a9"/>
    </style:style>
    <style:style style:name="T668" style:family="text">
      <style:text-properties officeooo:rsid="3a232a0f"/>
    </style:style>
    <style:style style:name="T669" style:family="text">
      <style:text-properties officeooo:rsid="3a24780a"/>
    </style:style>
    <style:style style:name="T670" style:family="text">
      <style:text-properties officeooo:rsid="3a262f77"/>
    </style:style>
    <style:style style:name="T671" style:family="text">
      <style:text-properties officeooo:rsid="3a279f3c"/>
    </style:style>
    <style:style style:name="T672" style:family="text">
      <style:text-properties officeooo:rsid="3a2a2e1d"/>
    </style:style>
    <style:style style:name="T673" style:family="text">
      <style:text-properties officeooo:rsid="3a2a8cfa"/>
    </style:style>
    <style:style style:name="T674" style:family="text">
      <style:text-properties officeooo:rsid="3a2f394d"/>
    </style:style>
    <style:style style:name="T675" style:family="text">
      <style:text-properties officeooo:rsid="3a309ac4"/>
    </style:style>
    <style:style style:name="T676" style:family="text">
      <style:text-properties officeooo:rsid="3a319db0"/>
    </style:style>
    <style:style style:name="T677" style:family="text">
      <style:text-properties officeooo:rsid="3a34b21d"/>
    </style:style>
    <style:style style:name="T678" style:family="text">
      <style:text-properties officeooo:rsid="3a373912"/>
    </style:style>
    <style:style style:name="T679" style:family="text">
      <style:text-properties officeooo:rsid="3a398c21"/>
    </style:style>
    <style:style style:name="T680" style:family="text">
      <style:text-properties officeooo:rsid="3a445edc"/>
    </style:style>
    <style:style style:name="T681" style:family="text">
      <style:text-properties officeooo:rsid="3a46678d"/>
    </style:style>
    <style:style style:name="T682" style:family="text">
      <style:text-properties officeooo:rsid="3a46857f"/>
    </style:style>
    <style:style style:name="T683" style:family="text">
      <style:text-properties officeooo:rsid="3a47e741"/>
    </style:style>
    <style:style style:name="T684" style:family="text">
      <style:text-properties officeooo:rsid="3a47efcd"/>
    </style:style>
    <style:style style:name="T685" style:family="text">
      <style:text-properties officeooo:rsid="3a4911a5"/>
    </style:style>
    <style:style style:name="T686" style:family="text">
      <style:text-properties officeooo:rsid="3a4afffe"/>
    </style:style>
    <style:style style:name="T687" style:family="text">
      <style:text-properties officeooo:rsid="3a628a69"/>
    </style:style>
    <style:style style:name="T688" style:family="text">
      <style:text-properties officeooo:rsid="3a693caf"/>
    </style:style>
    <style:style style:name="T689" style:family="text">
      <style:text-properties officeooo:rsid="3a6b9387"/>
    </style:style>
    <style:style style:name="T690" style:family="text">
      <style:text-properties officeooo:rsid="3a6e82ee"/>
    </style:style>
    <style:style style:name="T691" style:family="text">
      <style:text-properties officeooo:rsid="3a6f8e5a"/>
    </style:style>
    <style:style style:name="T692" style:family="text">
      <style:text-properties officeooo:rsid="3a712e02"/>
    </style:style>
    <style:style style:name="T693" style:family="text">
      <style:text-properties officeooo:rsid="3a73298b"/>
    </style:style>
    <style:style style:name="T694" style:family="text">
      <style:text-properties officeooo:rsid="3a76b26c"/>
    </style:style>
    <style:style style:name="T695" style:family="text">
      <style:text-properties officeooo:rsid="3a7951e8"/>
    </style:style>
    <style:style style:name="T696" style:family="text">
      <style:text-properties officeooo:rsid="3a7d32ee"/>
    </style:style>
    <style:style style:name="T697" style:family="text">
      <style:text-properties officeooo:rsid="3a7fc10c"/>
    </style:style>
    <style:style style:name="T698" style:family="text">
      <style:text-properties officeooo:rsid="3a806374"/>
    </style:style>
    <style:style style:name="T699" style:family="text">
      <style:text-properties officeooo:rsid="3a98ddbe"/>
    </style:style>
    <style:style style:name="T700" style:family="text">
      <style:text-properties officeooo:rsid="3aa0b1d6"/>
    </style:style>
    <style:style style:name="T701" style:family="text">
      <style:text-properties officeooo:rsid="3aa9dc7d"/>
    </style:style>
    <style:style style:name="T702" style:family="text">
      <style:text-properties officeooo:rsid="3aaa0d28"/>
    </style:style>
    <style:style style:name="T703" style:family="text">
      <style:text-properties officeooo:rsid="3ab6944c"/>
    </style:style>
    <style:style style:name="T704" style:family="text">
      <style:text-properties officeooo:rsid="3acd6c5c"/>
    </style:style>
    <style:style style:name="T705" style:family="text">
      <style:text-properties officeooo:rsid="3ad7ce5b"/>
    </style:style>
    <style:style style:name="T706" style:family="text">
      <style:text-properties officeooo:rsid="3ae024c8"/>
    </style:style>
    <style:style style:name="T707" style:family="text">
      <style:text-properties officeooo:rsid="3aebbcd1"/>
    </style:style>
    <style:style style:name="T708" style:family="text">
      <style:text-properties officeooo:rsid="3aee71a8"/>
    </style:style>
    <style:style style:name="T709" style:family="text">
      <style:text-properties officeooo:rsid="3afe9165"/>
    </style:style>
    <style:style style:name="T710" style:family="text">
      <style:text-properties officeooo:rsid="3aff4084"/>
    </style:style>
    <style:style style:name="T711" style:family="text">
      <style:text-properties officeooo:rsid="3b4ff5a7"/>
    </style:style>
    <style:style style:name="T712" style:family="text">
      <style:text-properties officeooo:rsid="3b5ea860"/>
    </style:style>
    <style:style style:name="T713" style:family="text">
      <style:text-properties officeooo:rsid="3b63f6de"/>
    </style:style>
    <style:style style:name="T714" style:family="text">
      <style:text-properties officeooo:rsid="3b65820d"/>
    </style:style>
    <style:style style:name="T715" style:family="text">
      <style:text-properties officeooo:rsid="3b733304"/>
    </style:style>
    <style:style style:name="T716" style:family="text">
      <style:text-properties officeooo:rsid="3b7516bf"/>
    </style:style>
    <style:style style:name="T717" style:family="text">
      <style:text-properties officeooo:rsid="3b7da46c"/>
    </style:style>
    <style:style style:name="T718" style:family="text">
      <style:text-properties officeooo:rsid="3b7fa2f7"/>
    </style:style>
    <style:style style:name="T719" style:family="text">
      <style:text-properties officeooo:rsid="3b93ed9f"/>
    </style:style>
    <style:style style:name="T720" style:family="text">
      <style:text-properties officeooo:rsid="3ba245ab"/>
    </style:style>
    <style:style style:name="T721" style:family="text">
      <style:text-properties officeooo:rsid="3ba46896"/>
    </style:style>
    <style:style style:name="T722" style:family="text">
      <style:text-properties officeooo:rsid="3ba9efab"/>
    </style:style>
    <style:style style:name="T723" style:family="text">
      <style:text-properties officeooo:rsid="3bac74bd"/>
    </style:style>
    <style:style style:name="T724" style:family="text">
      <style:text-properties officeooo:rsid="3bacfbaa"/>
    </style:style>
    <style:style style:name="T725" style:family="text">
      <style:text-properties officeooo:rsid="3bb09dbb"/>
    </style:style>
    <style:style style:name="T726" style:family="text">
      <style:text-properties officeooo:rsid="3bea0f6b"/>
    </style:style>
    <style:style style:name="T727" style:family="text">
      <style:text-properties officeooo:rsid="3bec06c4"/>
    </style:style>
    <style:style style:name="T728" style:family="text">
      <style:text-properties officeooo:rsid="3bf13138"/>
    </style:style>
    <style:style style:name="T729" style:family="text">
      <style:text-properties officeooo:rsid="3bf4675d"/>
    </style:style>
    <style:style style:name="T730" style:family="text">
      <style:text-properties officeooo:rsid="3bf861b7"/>
    </style:style>
    <style:style style:name="T731" style:family="text">
      <style:text-properties officeooo:rsid="3c0b2cc2"/>
    </style:style>
    <style:style style:name="T732" style:family="text">
      <style:text-properties officeooo:rsid="3c17c497"/>
    </style:style>
    <style:style style:name="T733" style:family="text">
      <style:text-properties officeooo:rsid="3c19b556"/>
    </style:style>
    <style:style style:name="T734" style:family="text">
      <style:text-properties officeooo:rsid="3c3cccb7"/>
    </style:style>
    <style:style style:name="T735" style:family="text">
      <style:text-properties officeooo:rsid="3c439652"/>
    </style:style>
    <style:style style:name="T736" style:family="text">
      <style:text-properties officeooo:rsid="3c4ed2bc"/>
    </style:style>
    <style:style style:name="T737" style:family="text">
      <style:text-properties officeooo:rsid="3c53ce45"/>
    </style:style>
    <style:style style:name="T738" style:family="text">
      <style:text-properties officeooo:rsid="3c54e3d8"/>
    </style:style>
    <style:style style:name="T739" style:family="text">
      <style:text-properties officeooo:rsid="3c5968eb"/>
    </style:style>
    <style:style style:name="T740" style:family="text">
      <style:text-properties officeooo:rsid="3c5d80fa"/>
    </style:style>
    <style:style style:name="T741" style:family="text">
      <style:text-properties officeooo:rsid="3c5f62d4"/>
    </style:style>
    <style:style style:name="T742" style:family="text">
      <style:text-properties officeooo:rsid="3c715a22"/>
    </style:style>
    <style:style style:name="T743" style:family="text">
      <style:text-properties officeooo:rsid="3c85b222"/>
    </style:style>
    <style:style style:name="T744" style:family="text">
      <style:text-properties officeooo:rsid="3ca31384"/>
    </style:style>
    <style:style style:name="T745" style:family="text">
      <style:text-properties officeooo:rsid="3cb20e1d"/>
    </style:style>
    <style:style style:name="T746" style:family="text">
      <style:text-properties officeooo:rsid="3cd24895"/>
    </style:style>
    <style:style style:name="T747" style:family="text">
      <style:text-properties officeooo:rsid="3cd6a508"/>
    </style:style>
    <style:style style:name="T748" style:family="text">
      <style:text-properties officeooo:rsid="3cdd4fd0"/>
    </style:style>
    <style:style style:name="T749" style:family="text">
      <style:text-properties officeooo:rsid="3cdefbbf"/>
    </style:style>
    <style:style style:name="T750" style:family="text">
      <style:text-properties officeooo:rsid="3cea64cc"/>
    </style:style>
    <style:style style:name="T751" style:family="text">
      <style:text-properties officeooo:rsid="3cece4c8"/>
    </style:style>
    <style:style style:name="T752" style:family="text">
      <style:text-properties officeooo:rsid="3d074b93"/>
    </style:style>
    <style:style style:name="T753" style:family="text">
      <style:text-properties officeooo:rsid="3d2f9d57"/>
    </style:style>
    <style:style style:name="T754" style:family="text">
      <style:text-properties officeooo:rsid="3d34fcb9"/>
    </style:style>
    <style:style style:name="T755" style:family="text">
      <style:text-properties officeooo:rsid="3d3e5352"/>
    </style:style>
    <style:style style:name="T756" style:family="text">
      <style:text-properties officeooo:rsid="3d46aab0"/>
    </style:style>
    <style:style style:name="T757" style:family="text">
      <style:text-properties officeooo:rsid="3d57045a"/>
    </style:style>
    <style:style style:name="T758" style:family="text">
      <style:text-properties officeooo:rsid="3d5a539d"/>
    </style:style>
    <style:style style:name="T759" style:family="text">
      <style:text-properties officeooo:rsid="3d5a5f79"/>
    </style:style>
    <style:style style:name="T760" style:family="text">
      <style:text-properties officeooo:rsid="3d5c08b4"/>
    </style:style>
    <style:style style:name="T761" style:family="text">
      <style:text-properties officeooo:rsid="3d5c78bc"/>
    </style:style>
    <style:style style:name="T762" style:family="text">
      <style:text-properties officeooo:rsid="3d6d5fc9"/>
    </style:style>
    <style:style style:name="T763" style:family="text">
      <style:text-properties officeooo:rsid="3d862115"/>
    </style:style>
    <style:style style:name="T764" style:family="text">
      <style:text-properties officeooo:rsid="3d8e10fb"/>
    </style:style>
    <style:style style:name="T765" style:family="text">
      <style:text-properties officeooo:rsid="3d906dc1"/>
    </style:style>
    <style:style style:name="T766" style:family="text">
      <style:text-properties officeooo:rsid="3d98d99b"/>
    </style:style>
    <style:style style:name="T767" style:family="text">
      <style:text-properties officeooo:rsid="3da0f0c1"/>
    </style:style>
    <style:style style:name="T768" style:family="text">
      <style:text-properties officeooo:rsid="3daa142d"/>
    </style:style>
    <style:style style:name="T769" style:family="text">
      <style:text-properties officeooo:rsid="3db3a3ea"/>
    </style:style>
    <style:style style:name="T770" style:family="text">
      <style:text-properties officeooo:rsid="3dcb5371"/>
    </style:style>
    <style:style style:name="T771" style:family="text">
      <style:text-properties officeooo:rsid="3dde4bb0"/>
    </style:style>
    <style:style style:name="T772" style:family="text">
      <style:text-properties officeooo:rsid="3df477be"/>
    </style:style>
    <style:style style:name="T773" style:family="text">
      <style:text-properties officeooo:rsid="3dfd61b6"/>
    </style:style>
    <style:style style:name="T774" style:family="text">
      <style:text-properties officeooo:rsid="3e04665c"/>
    </style:style>
    <style:style style:name="T775" style:family="text">
      <style:text-properties officeooo:rsid="3e0b74c0"/>
    </style:style>
    <style:style style:name="T776" style:family="text">
      <style:text-properties officeooo:rsid="3e10e846"/>
    </style:style>
    <style:style style:name="T777" style:family="text">
      <style:text-properties officeooo:rsid="3e16a25b"/>
    </style:style>
    <style:style style:name="T778" style:family="text">
      <style:text-properties officeooo:rsid="3e1f7b5b"/>
    </style:style>
    <style:style style:name="T779" style:family="text">
      <style:text-properties officeooo:rsid="3e35f999"/>
    </style:style>
    <style:style style:name="T780" style:family="text">
      <style:text-properties officeooo:rsid="3e3c4e3c"/>
    </style:style>
    <style:style style:name="T781" style:family="text">
      <style:text-properties officeooo:rsid="3e3c6ace"/>
    </style:style>
    <style:style style:name="T782" style:family="text">
      <style:text-properties officeooo:rsid="3e430e91"/>
    </style:style>
    <style:style style:name="T783" style:family="text">
      <style:text-properties officeooo:rsid="3e4c6b68"/>
    </style:style>
    <style:style style:name="T784" style:family="text">
      <style:text-properties officeooo:rsid="3e4fa2cc"/>
    </style:style>
    <style:style style:name="T785" style:family="text">
      <style:text-properties officeooo:rsid="3e50ce3f"/>
    </style:style>
    <style:style style:name="T786" style:family="text">
      <style:text-properties officeooo:rsid="3e5de945"/>
    </style:style>
    <style:style style:name="T787" style:family="text">
      <style:text-properties officeooo:rsid="3e5e2f4d"/>
    </style:style>
    <style:style style:name="T788" style:family="text">
      <style:text-properties officeooo:rsid="3e628564"/>
    </style:style>
    <style:style style:name="T789" style:family="text">
      <style:text-properties officeooo:rsid="3e630a7e"/>
    </style:style>
    <style:style style:name="T790" style:family="text">
      <style:text-properties officeooo:rsid="3e634d91"/>
    </style:style>
    <style:style style:name="T791" style:family="text">
      <style:text-properties officeooo:rsid="3e63c36d"/>
    </style:style>
    <style:style style:name="T792" style:family="text">
      <style:text-properties officeooo:rsid="3e65981a"/>
    </style:style>
    <style:style style:name="T793" style:family="text">
      <style:text-properties officeooo:rsid="3e678daf"/>
    </style:style>
    <style:style style:name="T794" style:family="text">
      <style:text-properties officeooo:rsid="3e67d5e4"/>
    </style:style>
    <style:style style:name="T795" style:family="text">
      <style:text-properties officeooo:rsid="3e6e609e"/>
    </style:style>
    <style:style style:name="T796" style:family="text">
      <style:text-properties officeooo:rsid="3e790150"/>
    </style:style>
    <style:style style:name="T797" style:family="text">
      <style:text-properties officeooo:rsid="3e84efbe"/>
    </style:style>
    <style:style style:name="T798" style:family="text">
      <style:text-properties officeooo:rsid="3e8816af"/>
    </style:style>
    <style:style style:name="T799" style:family="text">
      <style:text-properties officeooo:rsid="3e9370d7"/>
    </style:style>
    <style:style style:name="T800" style:family="text">
      <style:text-properties officeooo:rsid="3e9a6184"/>
    </style:style>
    <style:style style:name="T801" style:family="text">
      <style:text-properties officeooo:rsid="3e9ff73d"/>
    </style:style>
    <style:style style:name="T802" style:family="text">
      <style:text-properties officeooo:rsid="3ea729b7"/>
    </style:style>
    <style:style style:name="T803" style:family="text">
      <style:text-properties officeooo:rsid="3eb0a6f0"/>
    </style:style>
    <style:style style:name="T804" style:family="text">
      <style:text-properties officeooo:rsid="3eb71f73"/>
    </style:style>
    <style:style style:name="T805" style:family="text">
      <style:text-properties officeooo:rsid="3ec37b17"/>
    </style:style>
    <style:style style:name="T806" style:family="text">
      <style:text-properties officeooo:rsid="3ec51f68"/>
    </style:style>
    <style:style style:name="T807" style:family="text">
      <style:text-properties officeooo:rsid="3ec70176"/>
    </style:style>
    <style:style style:name="T808" style:family="text">
      <style:text-properties officeooo:rsid="3ecfc703"/>
    </style:style>
    <style:style style:name="T809" style:family="text">
      <style:text-properties officeooo:rsid="3ed12025"/>
    </style:style>
    <style:style style:name="T810" style:family="text">
      <style:text-properties officeooo:rsid="3ed2e971"/>
    </style:style>
    <style:style style:name="T811" style:family="text">
      <style:text-properties officeooo:rsid="3ed2f616"/>
    </style:style>
    <style:style style:name="T812" style:family="text">
      <style:text-properties officeooo:rsid="3ed38965"/>
    </style:style>
    <style:style style:name="T813" style:family="text">
      <style:text-properties officeooo:rsid="3edb1634"/>
    </style:style>
    <style:style style:name="T814" style:family="text">
      <style:text-properties officeooo:rsid="3edfd8cd"/>
    </style:style>
    <style:style style:name="T815" style:family="text">
      <style:text-properties officeooo:rsid="3ee643e5"/>
    </style:style>
    <style:style style:name="T816" style:family="text">
      <style:text-properties officeooo:rsid="3ef82b7b"/>
    </style:style>
    <style:style style:name="T817" style:family="text">
      <style:text-properties officeooo:rsid="3efb473e"/>
    </style:style>
    <style:style style:name="T818" style:family="text">
      <style:text-properties officeooo:rsid="3efbfc3e"/>
    </style:style>
    <style:style style:name="T819" style:family="text">
      <style:text-properties officeooo:rsid="3f00b5f7"/>
    </style:style>
    <style:style style:name="T820" style:family="text">
      <style:text-properties officeooo:rsid="3f027ce4"/>
    </style:style>
    <style:style style:name="T821" style:family="text">
      <style:text-properties officeooo:rsid="3f0589e2"/>
    </style:style>
    <style:style style:name="T822" style:family="text">
      <style:text-properties officeooo:rsid="3f062ac2"/>
    </style:style>
    <style:style style:name="T823" style:family="text">
      <style:text-properties officeooo:rsid="3f065641"/>
    </style:style>
    <style:style style:name="T824" style:family="text">
      <style:text-properties officeooo:rsid="3f122832"/>
    </style:style>
    <style:style style:name="T825" style:family="text">
      <style:text-properties officeooo:rsid="3f1792c6"/>
    </style:style>
    <style:style style:name="T826" style:family="text">
      <style:text-properties officeooo:rsid="3f27ca6e"/>
    </style:style>
    <style:style style:name="T827" style:family="text">
      <style:text-properties officeooo:rsid="3f2dd865"/>
    </style:style>
    <style:style style:name="T828" style:family="text">
      <style:text-properties officeooo:rsid="3f36441a"/>
    </style:style>
    <style:style style:name="T829" style:family="text">
      <style:text-properties officeooo:rsid="3f43aad4"/>
    </style:style>
    <style:style style:name="T830" style:family="text">
      <style:text-properties officeooo:rsid="3f5bb2c1"/>
    </style:style>
    <style:style style:name="T831" style:family="text">
      <style:text-properties officeooo:rsid="3f5e0d4b"/>
    </style:style>
    <style:style style:name="T832" style:family="text">
      <style:text-properties officeooo:rsid="3f712ba1"/>
    </style:style>
    <style:style style:name="T833" style:family="text">
      <style:text-properties officeooo:rsid="3f73a9d8"/>
    </style:style>
    <style:style style:name="T834" style:family="text">
      <style:text-properties officeooo:rsid="3fa38191"/>
    </style:style>
    <style:style style:name="T835" style:family="text">
      <style:text-properties officeooo:rsid="3fb731d3"/>
    </style:style>
    <style:style style:name="T836" style:family="text">
      <style:text-properties officeooo:rsid="3fba65e3"/>
    </style:style>
    <style:style style:name="T837"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Тем временем, Чичерин счёл нужным бросить доводящую до с<text:span text:style-name="T459">м</text:span>егмы слежку за Аргентинскими анархистами. <text:span text:style-name="T458">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86">есть</text:span><text:span text:style-name="T458"> Синатра. Местные знатоки обычно принимают остальных двух за команду комиков. </text:span></text:p>
      <text:p text:style-name="P348">Покуда благородные плачут в своих ночных цепях, оруженосцы распевают. <text:span text:style-name="T460">Ужасная политика Грааля их никогда не касается. Песня волшебная накидка.</text:span></text:p>
      <text:p text:style-name="P70">Чичерин понимает, что теперь он окончательно один. <text:span text:style-name="T461">Что бы его ни ожидало, оно найдёт его один на один. </text:span></text:p>
      <text:p text:style-name="P71">Он чувствует что нужно быть на ходу, но ехать ему некуда. <text:span text:style-name="T462">Теперь, слишкм поздно, воспоминания о Вимпе, давнишнем V-человеке в IG Farben, находят его. Не отстают, 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72">Молодой Чичерин стал тем, кто затронул политические наркотики. Опиум для народа.</text:p>
      <text:p text:style-name="P73">Вимпе улыбнулся в ответ. <text:span text:style-name="T463">Старая-престарая улыбка, способная заморозить огонь даже в ядре Земли: «Марксистская диалектика? Это же </text:span><text:span text:style-name="T87">не</text:span><text:span text:style-name="T463"> опиум, а?»</text:span></text:p>
      <text:p text:style-name="P22">– <text:span text:style-name="T464">Это противоядие</text:span></text:p>
      <text:p text:style-name="P23">– <text:span text:style-name="T465">Нет.</text:span>– <text:span text:style-name="T465">Одно из двух. Торговец наркотиками может знать всё, что случится с Чичериным и решить, что не стоит оно того</text:span>—<text:span text:style-name="T466">или же, в порыве величия, взять и выложить всё молодому дурню.</text:span></text:p>
      <text:p text:style-name="P24">– <text:span text:style-name="T467">Основная проблема,</text:span>–<text:span text:style-name="T467"> предлагает он,</text:span>– <text:span text:style-name="T467">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88">natürlich</text:span><text:span text:style-name="T467">,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468">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89">неизбежны</text:span><text:span text:style-name="T468">, то почему бы </text:span><text:span text:style-name="T89">не</text:span><text:span text:style-name="T468"> умирать? Вацлав? Если всё равно случится, то какая разница?</text:span></text:p>
      <text:p text:style-name="P25">– <text:span text:style-name="T469">Но у тебя никогда не было выбора, так ведь.</text:span></text:p>
      <text:p text:style-name="P26">– <text:span text:style-name="T470">Если б у меня был, то можешь не сомневаться</text:span>—</text:p>
      <text:p text:style-name="P26">–<text:span text:style-name="T470">Этого не знаешь. Пока не там, Вимпе. Не можешь сказать.</text:span></text:p>
      <text:p text:style-name="P27">– <text:span text:style-name="T471">Звучит не слишком по диалектике.</text:span></text:p>
      <text:p text:style-name="P28">– <text:span text:style-name="T472">Не знаю что это такое.</text:span></text:p>
      <text:p text:style-name="P29">– <text:span text:style-name="T473">Тогда, до самого мига решения,</text:span>– <text:span text:style-name="T474">Вимпе любопытен, но осторожен,</text:span>– <text:span text:style-name="T475">человек может быть совершенно чист…</text:span></text:p>
      <text:p text:style-name="P29">– <text:span text:style-name="T475">Он может быть каким угодно. Мне без разницы. Но он настоящ лишь в точках решения. Время в промежутках значения не имеет.</text:span></text:p>
      <text:p text:style-name="P30"><text:soft-page-break/>– <text:span text:style-name="T476">Настоящий как Марксист.</text:span></text:p>
      <text:p text:style-name="P31">– <text:span text:style-name="T477">Нет. Настоящий перед собой.</text:span></text:p>
      <text:p text:style-name="P74">Вимпе по виду засомневался.</text:p>
      <text:p text:style-name="P32">– <text:span text:style-name="T478">Мне приходилось. Тебе нет.</text:span></text:p>
      <text:p text:style-name="P9"><text:span text:style-name="T188">Тсс, тсс. </text:span><text:span text:style-name="T189">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479">один из способов обойти эту проблему. (Чичерин: «Ты имеешь ввиду </text:span><text:span text:style-name="T90">тио</text:span><text:span text:style-name="T479">фосфат?» Думая, </text:span><text:span text:style-name="T90">означает присутствие серы…</text:span><text:span text:style-name="T479"> Вимпе: «Я имею ввиду </text:span><text:span text:style-name="T90">тео</text:span><text:span text:style-name="T479">фосфат». Думая, </text:span><text:span text:style-name="T90">означает присутствие </text:span><text:span text:style-name="T91">Б</text:span><text:span text:style-name="T90">ога</text:span><text:span text:style-name="T479">.)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90">Патетической</text:span><text:span text:style-name="T479">.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0">15 минут они вдвоём бегают с криками но номеру, спотыкаясь в кругах расположенным по диагоналям комнаты. <text:span text:style-name="T480">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92">Жур. Онейр. Пси. Фарм., XXIII, стр.-стр. 406–453</text:span><text:span text:style-name="T480">).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92">Читательского Дайджеста</text:span><text:span text:style-name="T480">.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1">Что до паранойи часто отмечаемой после препарата, <text:span text:style-name="T481">в ней ничего необычного. Как и у прочих видов паранойи, это ничего менее как начальный натиск, острый клин, открытия что </text:span><text:span text:style-name="T93">всё взаимосвязано</text:span><text:span text:style-name="T481">,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1"><text:soft-page-break/></text:p>
      <text:p text:style-name="P346">Чичеринское Посещение</text:p>
      <text:p text:style-name="P75">Тот ли это или нет Николай Рипов: прибывает он именно так, как поговаривают о Рипове: тяжко и неизбежно. <text:span text:style-name="T482">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33">– <text:s/><text:span text:style-name="T483">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94">Сталина</text:span><text:span text:style-name="T483"> они бывают. У всех у нас.</text:span></text:p>
      <text:p text:style-name="P34">– <text:span text:style-name="T484">С этим порядок. Ничего такого, что яне справился бы.</text:span></text:p>
      <text:p text:style-name="P35">– <text:span text:style-name="T485">Да вот </text:span><text:span text:style-name="T95">не</text:span><text:span text:style-name="T485"> справляешься, а то бы меня сюда не прислали. Думаешь они не знают, когда у кого-то нужного есть проблемы?</text:span></text:p>
      <text:p text:style-name="P76">Чичерин не хочет спрашивать. <text:span text:style-name="T486">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36">– <text:span text:style-name="T487">Когда, Вацлав?</text:span></text:p>
      <text:p text:style-name="P36">– <text:span text:style-name="T487">На Войне.</text:span></text:p>
      <text:p text:style-name="P36">– <text:span text:style-name="T487">О, Вацлав.</text:span></text:p>
      <text:p text:style-name="P37">– <text:span text:style-name="T488">Ты же спрашивал что меня тревожит.</text:span></text:p>
      <text:p text:style-name="P38">– <text:span text:style-name="T489">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38">– <text:span text:style-name="T490">Я никого не обвиняю… пожалуйста, не начинай… Мне просто нужно знать должен ли я был погибнуть за них.</text:span></text:p>
      <text:p text:style-name="P39">– <text:span text:style-name="T491">Никто не хочет, чтобы ты погиб.</text:span>– <text:span text:style-name="T491">Успокаивает,</text:span>– <text:span text:style-name="T491">С чего ты взял?</text:span></text:p>
      <text:p text:style-name="P77">Так выманиваются из него терпеливым эмиссаром, скулящие, <text:span text:style-name="T492">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40">– <text:span text:style-name="T493">Но в этом и есть самая сердцевина Истории,</text:span>– <text:span text:style-name="T493">мягкий голос говорит сквозь сумерки, ни один из них не поднимался включить свет.</text:span>– <text:span text:style-name="T494">Сердце сердец. Как может всё, что ты знаешь, всё что видел, к чему прикасался в нём, питаться ложью?</text:span></text:p>
      <text:p text:style-name="P41">– <text:span text:style-name="T495">Но жизнь после смерти…</text:span></text:p>
      <text:p text:style-name="P41">– <text:span text:style-name="T495">Нет никакой жизни после смерти.</text:span></text:p>
      <text:p text:style-name="P78">Чичерин имеет ввиду, что ему пришлось биться, чтобы поверить в свою смертность. <text:span text:style-name="T496">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42">– <text:span text:style-name="T497">Американцы говорят: «В окопах не бывает атеистов». Ты никогда не был верующим, Вацлав. Ты обратился на смертном одре, из страха.</text:span></text:p>
      <text:p text:style-name="P43">– <text:span text:style-name="T498">Из-за этого вам теперь надо, чтобы я погиб?</text:span></text:p>
      <text:p text:style-name="P44">– <text:span text:style-name="T499">Не погиб. От мёртвого тебя пользы мало.</text:span>– <text:s/><text:span text:style-name="T499">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81">Радикальная-хоть-и-правдоподобная-ломка-реальности—</text:p>
      <text:p text:style-name="P79"><text:soft-page-break/>Все трое улыбаются ему теперь.<text:span text:style-name="T79"> Это не ломка.</text:span></text:p>
      <text:p text:style-name="P80">Это вскрик, но он выходит рёвом. <text:span text:style-name="T500">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45">– <text:span text:style-name="T501">Ты пацан, Вацлав. Лишь прикидываешься будто понимаешь идеи , которые тебе не постичь. Придётся ам говорить с тобой проще.</text:span></text:p>
      <text:p text:style-name="P82">В Центральной Азии ему рассказывали об обязанностях Мусульманских ангелов. <text:span text:style-name="T502">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83">Показывается ещё одна фигура теперь, на краю комнаты. Она того же возраста, что и Чичерин, одета в форму. <text:span text:style-name="T503">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84">Он не узнаёт её. Впрочем, значения это не имеет. <text:span text:style-name="T504">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46">– <text:span text:style-name="T505">Почему ты охотился за своим чёрным братом?</text:span>– <text:span text:style-name="T505">Рипову удаётся озвучить вопрос вежливо.</text:span></text:p>
      <text:p text:style-name="P85">О. Спасибо что спросил, Рипов. Я <text:span text:style-name="T79">охотился</text:span> в прошедшем времени. «<text:span text:style-name="T506">Когда это началось… уже очень давно—сначала… Я думал, что я наказан. Обойдён. Внил его в этом».</text:span></text:p>
      <text:p text:style-name="P47">– <text:span text:style-name="T507">А теперь?</text:span></text:p>
      <text:p text:style-name="P47">– <text:span text:style-name="T507">Не знаю.</text:span></text:p>
      <text:p text:style-name="P48">– <text:span text:style-name="T508">Что заставляло тебя думать будто он </text:span><text:span text:style-name="T96">твоя</text:span><text:span text:style-name="T508"> мишень?</text:span></text:p>
      <text:p text:style-name="P49">– <text:span text:style-name="T509">А чья же ещё?</text:span></text:p>
      <text:p text:style-name="P50">– <text:span text:style-name="T510">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86">Ладно. Ладно. «<text:span text:style-name="T511">Да. Озможно. Ну и что?»</text:span></text:p>
      <text:p text:style-name="P51">– <text:span text:style-name="T97">Он не твоя мишень</text:span><text:span text:style-name="T512">. Его хотят другие.</text:span></text:p>
      <text:p text:style-name="P52">– <text:span text:style-name="T513">Выходит, вы мне позволяли</text:span>—</text:p>
      <text:p text:style-name="P52">– <text:span text:style-name="T514">До сих пор. Да.</text:span></text:p>
      <text:p text:style-name="P87">Джабаев мог бы тебе растолковать. <text:span text:style-name="T515">Тот непросыхающий Азиат прежде и после всего остаётся рядовым. </text:span><text:span text:style-name="T98">Он</text:span><text:span text:style-name="T515"> знал. Офицеры. Ёбаный офицерский менталитет. Ты выполняешь всю работу, потом приходят они, подгребают, слава достаётся им. </text:span></text:p>
      <text:p text:style-name="P53">– <text:span text:style-name="T516">Вы перехватываете у меня.</text:span></text:p>
      <text:p text:style-name="P53">– <text:span text:style-name="T516">Поедешь домой.</text:span></text:p>
      <text:p text:style-name="P88">Чичерин присматривался к двум остальным. <text:span text:style-name="T517">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89">Чичерин понимает, что по его диалектике, в развитии его жизни, возвращение в Центральную Азию есть, по сути, смертью.</text:p>
      <text:p text:style-name="P89">Они ушли. <text:span text:style-name="T518">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text:span><text:soft-page-break/><text:span text:style-name="T518">расплавлены, свислают вниз разноцветными усиками, щетинки указывают в каждую чёрную плоскость и угол и ослеплённое сажей окно.</text:span></text:p>
      <text:p text:style-name="P115"><draw:frame draw:style-name="fr1" draw:name="Image9" text:anchor-type="paragraph" svg:width="6.9252in" svg:height="0.3661in" draw:z-index="0"><draw:image xlink:href="Pictures/1000000000000B720000009B428C9716555D8079.png" xlink:type="simple" xlink:show="embed" xlink:actuate="onLoad" loext:mime-type="image/png"/></draw:frame></text:p>
      <text:p text:style-name="P116">Самая родная на<text:span text:style-name="T519">ц</text:span>иональность та, что не <text:span text:style-name="T519">протянет дольше нас с тобой, общее движение по милости смерти и времени: неподготовленное приключение.</text:span></text:p>
      <text:p text:style-name="P415"><text:span text:style-name="T267">—</text:span>Из Резолюций <text:span text:style-name="T523">Здоровенно</text:span> Сосунковой Конференции</text:p>
      <text:p text:style-name="P82"/>
      <text:p text:style-name="P90">На север? Каких искателей когда-либо направляли на <text:span text:style-name="T79">север</text:span>? <text:span text:style-name="T520">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91">Маршрут побега <text:span text:style-name="T79">Анубиса</text:span>.</text:p>
      <text:p text:style-name="P91">Кыргызский Свет.</text:p>
      <text:p text:style-name="P92">Страна смерти Иреро.</text:p>
      <text:p text:style-name="P93">Мичман Моритури, Карол Эвентир, Томас Гвендхидви, <text:span text:style-name="T521">и Роджер Мехико сидят за столом на красно-кирпичной террасе Der Grob Säugling,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94">Ракету запускали на юг, запад и восток. <text:span text:style-name="T522">Пускали на юг, по Антверпену, азимут составлял примерно 173</text:span><text:span text:style-name="T271">°</text:span><text:span text:style-name="T343">, </text:span><text:span text:style-name="T344">на восток, во время испытаний в Пенемюнде, </text:span><text:span text:style-name="T345">072</text:span><text:span text:style-name="T271">°. </text:span><text:span text:style-name="T272">Запускали на запад, по Лондону, </text:span><text:span text:style-name="T273">около 260</text:span><text:span text:style-name="T271">°. </text:span><text:span text:style-name="T274">Прикинув с параллельными линейками, недостающ</text:span><text:span text:style-name="T275">ий</text:span><text:span text:style-name="T274"> (или, если хотите, «ис</text:span><text:span text:style-name="T275">к</text:span><text:span text:style-name="T274">ом</text:span><text:span text:style-name="T275">ый</text:span><text:span text:style-name="T274">») </text:span><text:span text:style-name="T275">азимут выхоит где-то 354</text:span><text:span text:style-name="T271">°. </text:span><text:span text:style-name="T276">Это направление выведено из всех прочих, </text:span><text:span text:style-name="T277">пуск-призрак</text:span><text:span text:style-name="T275">, </text:span><text:span text:style-name="T277">который, по логике мандал, </text:span><text:span text:style-name="T278">либо уже состоялся, совершенно секретно, или случится.</text:span></text:p>
      <text:p text:style-name="P95"><text:span text:style-name="T278">Т</text:span><text:span text:style-name="T268">ак что совещающиеся на Конференции в </text:span><text:span text:style-name="T305">Здоровенном</text:span><text:span text:style-name="T268"> Сосунке, как её начнут именовать в последствии, </text:span><text:span text:style-name="T279">сидят вокруг карты со своими инструментами, сигаретами и соображениями. </text:span><text:span text:style-name="T280">Не хмыкайте. Это один из веичайших дедуктивных моментов в послевоенной разведке. </text:span><text:span text:style-name="T281">Мехико придерживается взвешенной системы, </text:span><text:span text:style-name="T282">чтобы сделать длину векторов пропорциональной действительному количеству запусков вдоль каждого из их. </text:span><text:span text:style-name="T283">Томас </text:span><text:span text:style-name="T284">Г</text:span><text:span text:style-name="T283">вендхидви, </text:span><text:span text:style-name="T284">всегда придирчивый к событиям в географическом </text:span><text:span text:style-name="T285">п</text:span><text:span text:style-name="T284">ространстве, </text:span><text:span text:style-name="T285">хочет <text:s/>запуск 1944 в Ближну </text:span><text:span text:style-name="T286">(тоже восточное направление) </text:span><text:span text:style-name="T285"><text:s/>принять в расчёт, </text:span><text:span text:style-name="T287">что сдвинет стрелку с 354</text:span><text:span text:style-name="T271">°—</text:span><text:span text:style-name="T288">и даже ближе к </text:span><text:span text:style-name="T289">истиному северу, если запуски </text:span><text:span text:style-name="T290">на Лондон и Норвич из </text:span><text:span text:style-name="T291">Валхерен и Сталверен </text:span><text:span text:style-name="T292">также учитывать.</text:span></text:p>
      <text:p text:style-name="P96"><text:span text:style-name="T293">Данные и интуиция—</text:span><text:span text:style-name="T294">и возможно осадок нецивилизованного ужаса, что сидит в нас, каждый— указывает</text:span><text:span text:style-name="T289"> </text:span><text:span text:style-name="T295">на 00</text:span><text:span text:style-name="T271">°: </text:span><text:span text:style-name="T295">истинный Север. </text:span><text:span text:style-name="T296">Что может быть лучшим направлением для запуска 00000?</text:span></text:p>
      <text:p text:style-name="P97"><text:span text:style-name="T296">Д</text:span><text:span text:style-name="T268">а вот беда, какой толк в азимуте, </text:span><text:span text:style-name="T297">даже в мифично-симметричном азимуте, </text:span><text:span text:style-name="T298">не зная откуда Ракета запускалась, для начала. </text:span><text:span text:style-name="T299">У тебя </text:span><text:span text:style-name="T300">имеется режущая бритва, </text:span><text:span text:style-name="T301">280 км длиной, </text:span><text:span text:style-name="T302">проносится на восток/запад по исковырянному лицу Зоны, </text:span><text:span text:style-name="T303">бесконечно несётся, как в наваждении, </text:span><text:span text:style-name="T299"><text:s/></text:span><text:span text:style-name="T303">колеблясь, поблескивая, невыносимо, безостановочно….</text:span></text:p>
      <text:p text:style-name="P98"><text:span text:style-name="T303">Н</text:span><text:span text:style-name="T268">у, Под Знаком Здоровенного Сосунка. Покачивающаяся разноцветная картина противно жирного слюнявого мла</text:span><text:span text:style-name="T304">д</text:span><text:span text:style-name="T268">енца. </text:span><text:span text:style-name="T304">В одном пудингоподобном кулаке Здоровенный Сосунок </text:span><text:span text:style-name="T306">стискивает капающую голяшку (простите, свиньи, ничего личного), </text:span><text:span text:style-name="T307">другой рукой тянется к Материнскому Соску, </text:span><text:span text:style-name="T308">который вдвигается в картину от левого края, взгляд его остановился на приближающейся титьке, </text:span><text:span text:style-name="T309">рот раскрыт—радостный вид, </text:span><text:span text:style-name="T310">зубы нацелены и чешутся, </text:span><text:span text:style-name="T311">застывшее выражение ЕДАмняммнячдаковтьммм в его глазах. </text:span><text:span text:style-name="T312">Здоровенный Сосунок 23-я карта </text:span><text:span text:style-name="T313">Козырном Майоре Зоны….</text:span></text:p>
      <text:p text:style-name="P99"><text:soft-page-break/><text:span text:style-name="T313">Р</text:span><text:span text:style-name="T268">оджеру нравится представлять это снимком Джереми в детстве. </text:span><text:span text:style-name="T314">Джереми, который Знает Всё, </text:span><text:span text:style-name="T315">простил Джессике её время с Роджером. </text:span><text:span text:style-name="T316">У него у самого был пикничок или два, он может понять, </text:span><text:span text:style-name="T317">у него либеральный склад ума, Война в конце концов сняла определённые барьеры, мож</text:span><text:span text:style-name="T318">ешь </text:span><text:span text:style-name="T317">сказать Викторианизмы </text:span><text:span text:style-name="T318">(побаска от тех же хохмачей, </text:span><text:span text:style-name="T319">которые изобрели знаменитый Поливинил Хлоридный Плащ)… </text:span><text:span text:style-name="T320">и что за дела, Роджер, он хочет </text:span><text:span text:style-name="T269">впечатлить</text:span><text:span text:style-name="T320"> тебя? </text:span><text:span text:style-name="T321">Веки глаз вскинуты, дружелюбными полумесяцами, как склоняется </text:span><text:span text:style-name="T322">вперёд (более мелкий парень, чем Роджер думал) </text:span><text:span text:style-name="T323">стискивая свой бокал, посасывая самую безвкусную Трубку что Роджер вообще вид</text:span><text:span text:style-name="T324">а</text:span><text:span text:style-name="T323">л, </text:span><text:span text:style-name="T326">репродукция в курительной трубке</text:span><text:span text:style-name="T325"> </text:span><text:span text:style-name="T270">головы</text:span><text:span text:style-name="T325"> Винстона Черчиля </text:span><text:span text:style-name="T326">для чаши</text:span><text:span text:style-name="T325">, не упущена <text:s/>ни одна деталь, </text:span><text:span text:style-name="T327">даже сигара во рту головы с просверлённой дырочкой, так что чуточка <text:s/>дыма и впрямь высачивается из конца… </text:span><text:span text:style-name="T328">тут это паб для военнослужащих в Каксэвене, </text:span><text:span text:style-name="T329">где прежде был двор портового склада, так что одинокие солдаты сидят в мечтах и за выпивкой </text:span><text:span text:style-name="T330">среди всего этого морскогоо хлама не на одном уровне, </text:span><text:span text:style-name="T331">как у кого-нибудь в обычном кафе на воздухе, </text:span><text:span text:style-name="T332">нет, кто-то повыше на скошенных настилах к дверям </text:span><text:span text:style-name="T333">и воротам, </text:span><text:span text:style-name="T334">или на подвесках для окраски бортов, </text:span><text:span text:style-name="T335">в бочках </text:span><text:span text:style-name="T336">вперёдсмотрящего</text:span><text:span text:style-name="T335">, сидя над горьким среди </text:span><text:span text:style-name="T336">цепей, </text:span><text:span text:style-name="T337">оснастки, кабелей, арматуры чёрного железа. </text:span><text:span text:style-name="T338">Уже ночь. Фонари вынесены на столы. </text:span><text:span text:style-name="T339">Мягкие мелкие ночные волны </text:span><text:span text:style-name="T340">стихают</text:span><text:span text:style-name="T339"> по гальке. </text:span><text:span text:style-name="T341">Запоздалая водоплавающая птица кричит над озером.</text:span></text:p>
      <text:p text:style-name="P117">– <text:span text:style-name="T524">Но не достанет ли это нас, Джереми, <text:s text:c="2"/>меня и тебя, вот <text:s/>чём вопрос….</text:span>– <text:s/><text:span text:style-name="T524">Мехико произносит эти свои ораульские</text:span>—<text:span text:style-name="T524">часто, как сегодня в Клубе за ланчем, такая неловкость</text:span>—<text:span text:style-name="T524">фразы с тех пор как появился.</text:span></text:p>
      <text:p text:style-name="P117">– <text:span text:style-name="T524">Э, </text:span><text:span text:style-name="T99">что</text:span><text:span text:style-name="T524"> достанет меня, дружище?</text:span>– <text:span text:style-name="T524">Сегодня весь ень «дружище».</text:span></text:p>
      <text:p text:style-name="P118">– <text:span text:style-name="T525">Ни’гда не чу’ст’ал, будто что-то хочет </text:span><text:span text:style-name="T100">достать</text:span><text:span text:style-name="T525"> тебя, Джереми?</text:span></text:p>
      <text:p text:style-name="P119">– <text:span text:style-name="T526">Достать меня.</text:span>– <text:s/><text:span text:style-name="T526">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179">Ага, <text:span text:style-name="T79">но,</text:span> раз в месяц Джереми, даже Джереми видит сны: <text:span text:style-name="T527">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180">Хорошо, хорошо. <text:span text:style-name="T528">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186">Похоже людям можно напомнить о Титанах и Отцах будут смеяться. Не такая умора как тортом в морду, но по крайней мере настолько же чисто.</text:p>
      <text:p text:style-name="P187">Да, гигантские резиновые хуи по-прежнему часть арсенала….</text:p>
      <text:p text:style-name="P188">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181">И сразу же не осталось ничего кроме его жопы между Гравитацией и Роджером. «<text:span text:style-name="T529">Мне всё равно. Роай его ребёнка. Я буду любить вас обоих—только идём со мной, Джессика. Ты нужна мне….</text:span></text:p>
      <text:p text:style-name="P182">Она щёлкает красным рычажком на своём интер<text:span text:style-name="T530">к</text:span>оме. <text:span text:style-name="T530">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120"><text:soft-page-break/>– <text:span text:style-name="T531">Джес</text:span>— <text:span text:style-name="T532">блядь, он хочет расплакаться? Чувствует как подкатывает, словно оргазм</text:span>—</text:p>
      <text:p text:style-name="P183">И кто же его спас<text:span text:style-name="T533">ает (прерывает оргазм)? Надо же</text:span>, Джереми <text:span text:style-name="T533">собственной персоной. Старый Бобёр появляется и кивком отсылает держиморд, угрюмо блеснувших клыками, назад мастурбировать в комиксы </text:span><text:span text:style-name="T101">Преступления не Окупаются</text:span><text:span text:style-name="T533">,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101">ланч</text:span><text:span text:style-name="T533"> в </text:span><text:span text:style-name="T101">Клубе</text:span><text:span text:style-name="T533">. Совместный </text:span><text:span text:style-name="T101">ланч</text:span><text:span text:style-name="T533">?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121">– <text:span text:style-name="T534">Зачем?</text:span>– <text:span text:style-name="T534">не перестаёт спрашивать Роджер, чтобы разозлить Джереми.</text:span>– <text:span text:style-name="T534">Зачем вы хотите собрать их и запустить?</text:span></text:p>
      <text:p text:style-name="P122">– <text:span text:style-name="T535">Мы же их захватили, не так ли? Что ещё </text:span><text:span text:style-name="T102">делать</text:span><text:span text:style-name="T535"> с ракетой?</text:span></text:p>
      <text:p text:style-name="P123">– <text:span text:style-name="T536">Но зачем?</text:span></text:p>
      <text:p text:style-name="P124">– <text:span text:style-name="T537">Зачем? Чёрт, </text:span><text:span text:style-name="T103">посмотреть</text:span><text:span text:style-name="T537">, ясное дело. Джесика говорит ты—э—</text:span><text:span text:style-name="T103">по части математики</text:span><text:span text:style-name="T537">?</text:span></text:p>
      <text:p text:style-name="P125">– <text:span text:style-name="T538">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126">– <text:span text:style-name="T539">Боже милостивый.</text:span>– <text:span text:style-name="T539">Смеётся: оглядывает комнату.</text:span></text:p>
      <text:p text:style-name="P127">– <text:span text:style-name="T540">Это старинная поговорка среди таких как я.</text:span></text:p>
      <text:p text:style-name="P184">Джереми знает как разобраться с <text:span text:style-name="T79">этим</text:span>. <text:span text:style-name="T541">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104">ты</text:span><text:span text:style-name="T541"> запросто—</text:span></text:p>
      <text:p text:style-name="P128">– <text:span text:style-name="T542">Неформальный значит в костюме свободного кроя,</text:span>– <text:span text:style-name="T543">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105">на самом деле</text:span><text:span text:style-name="T543">!</text:span></text:p>
      <text:p text:style-name="P185">И он приводит таки гостя: Моряка Бодвайна, который по своим связям заказал передать ему из зоны Панамского Канала <text:span text:style-name="T544">(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106">закреплять вешалками-плечиками</text:span><text:span text:style-name="T544">,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106"><text:s/>пятикратно-разделённый</text:span><text:span text:style-name="T544">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106">нитрокрасочно</text:span><text:span text:style-name="T544">-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129">– <text:span text:style-name="T545">Только ты и я, кореш?</text:span>– <text:span text:style-name="T545">грит Бодайн.</text:span>– <text:span text:style-name="T545">Чё так типа стеснительно?</text:span></text:p>
      <text:p text:style-name="P130"><text:soft-page-break/>– <text:span text:style-name="T545">Послушай,</text:span>– <text:span text:style-name="T545">Роджер издаёт нездоровый смешок на то, что только что пришло ему в голову,</text:span>– <text:span text:style-name="T546">мы даже не можем прихватить с собой те большие резиновые хуи. Сёдня придётся полагаться на нашу </text:span><text:span text:style-name="T107">смекалку</text:span><text:span text:style-name="T546">!</text:span></text:p>
      <text:p text:style-name="P131">– <text:span text:style-name="T547">Тогда так, пошлю мотоцикл к Пуци пригнать нам взвод клоунов и</text:span>—</text:p>
      <text:p text:style-name="P131">– <text:span text:style-name="T547">Знаешь что? Ты утратил свой дух любителя приключений. Ага. Раньше ты таким не был, знаешь ли.</text:span></text:p>
      <text:p text:style-name="P132">– <text:span text:style-name="T548">Слышь, братиш,</text:span>– <text:span text:style-name="T549">произнося на Флотском Диалекте: брат</text:span><text:span text:style-name="T108">иишь</text:span><text:span text:style-name="T549">,</text:span>– <text:span text:style-name="T549">брось, брат</text:span><text:span text:style-name="T108">иишь.</text:span><text:span text:style-name="T549"> Поставь себя на моё место.</text:span></text:p>
      <text:p text:style-name="P132">– <text:span text:style-name="T549">Я б и не против, но… утону ж в таком-то.</text:span></text:p>
      <text:p text:style-name="P133">– <text:span text:style-name="T550">Простой скромный парень,</text:span>– <text:span text:style-name="T550">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551">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109">иишь</text:span><text:span text:style-name="T551">. Радуйся, что ты всё ещё так охуенно наивен, Родж, подожди как увидишь первую разборку Европейского гангстера, они любят делать три контрольных: в голову, желудок и сердце. Ты врубился, что </text:span><text:span text:style-name="T109">желудок</text:span><text:span text:style-name="T551">? В этих краях желудок не считается вторым классом и это хорошая осенняя мысля помозговать на досуге.</text:span></text:p>
      <text:p text:style-name="P134">– <text:s/><text:span text:style-name="T552">Бодайн, разве ты не дезертировал? Но за это смертная казнь, правда?</text:span></text:p>
      <text:p text:style-name="P135">– <text:s/><text:span text:style-name="T552">Блядь, </text:span><text:span text:style-name="T110">это</text:span><text:span text:style-name="T552">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553">Так что Роджер потащил его с собой, с его монологом, в его зут костюме, на Круппное увеселение.</text:span></text:p>
      <text:p text:style-name="P189">Ещё в дверях, первое, что отмечает Бодан, так это тот струнный квартет <text:span text:style-name="T554">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111">тебя</text:span><text:span text:style-name="T554">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111">Largo, cantabile e mesto, </text:span><text:span text:style-name="T555">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112">Доктор Джекил и </text:span><text:soft-page-break/><text:span text:style-name="T112">Мистер Хайд</text:span><text:span text:style-name="T555">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112">Гайдн</text:span><text:span text:style-name="T555">, Mutti! Лица от ICI и GE сгибают шеи пытаясь прочитать в свете свечей программку с любовью выписанную от руки спутником Утгарталоки по жизни, </text:span><text:span text:style-name="T112">Frau <text:s/></text:span><text:span text:style-name="T555">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112">догола</text:span><text:span text:style-name="T555">.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112">Записки Международного Общества Сознавшихся в Энтузиазме к Носологии Альбатросов</text:span><text:span text:style-name="T555">, Зима 1936, великолепный небольшой журнал, они даже послали корреспондента в </text:span><text:span text:style-name="T112">Испанию</text:span><text:span text:style-name="T555">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190">В общем, если бы участники П<text:span text:style-name="T556">р</text:span>отиводействия лучше знали что стоит за этими категориями, <text:span text:style-name="T557">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191">Роджеру должно быть примерещились тут на минуту <text:span text:style-name="T558">вспотевшие</text:span> вечера Термидора: <text:span text:style-name="T558">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192">Они воспользуются нами. <text:span text:style-name="T559">Мы поможем им узакониться, хотя Им не так уж это и нужно, для Них это ещё один дивидент, однако не решающий….</text:span></text:p>
      <text:p text:style-name="P193">О да, разве не <text:span text:style-name="T79">в точности</text:span> <text:span text:style-name="T560">так</text:span> Они и сделают. <text:span text:style-name="T561">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113">уй</text:span><text:span text:style-name="T561">-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text:span><text:soft-page-break/><text:span text:style-name="T561">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194">Виолончель призрачна, смазанно-коричнева, прозрачна, вздыхает туда-сюда средь прочих Голосов. <text:span text:style-name="T562">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114">казу</text:span><text:span text:style-name="T562">!</text:span></text:p>
      <text:p text:style-name="P12"><text:span text:style-name="T196">Это музыкальный фон к тому, что готовится произойти. </text:span><text:span text:style-name="T197">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563">Что это тут за </text:span><text:span text:style-name="T198">‘</text:span><text:span text:style-name="T191">Überraschungbraten</text:span><text:span text:style-name="T198">’?»</text:span><text:span text:style-name="T187">– </text:span><text:span text:style-name="T190">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2"><text:span text:style-name="T190">– </text:span><text:span text:style-name="T199">Да просто </text:span><text:span text:style-name="T201">так и значит</text:span><text:span text:style-name="T199">, Матросик,</text:span><text:span text:style-name="T186">– </text:span><text:span text:style-name="T199">отвечает «Конни Командос»,</text:span><text:span text:style-name="T186">– </text:span><text:span text:style-name="T199">на Немецком </text:span><text:span text:style-name="T201">это</text:span><text:span text:style-name="T199"> «</text:span><text:span text:style-name="T200">сюрпризное жаркое».</text:span></text:p>
      <text:p text:style-name="P3"><text:span text:style-name="T237">– </text:span><text:span text:style-name="T202">По моей части, грит Бодайн. </text:span><text:span text:style-name="T203">Она же</text:span><text:span text:style-name="T186">—</text:span><text:span text:style-name="T203">возможно ненароком</text:span><text:span text:style-name="T186">—</text:span><text:span text:style-name="T203">просигналила глазами</text:span><text:span text:style-name="T186">—</text:span><text:span text:style-name="T204">вероятно, Пойнтсмен, существует такая вещь как рефлекс доброты </text:span><text:span text:style-name="T205">(сколько молодых мужчин навидалась она </text:span><text:span text:style-name="T206">приконченными с </text:span><text:span text:style-name="T198">’</text:span><text:span text:style-name="T206">42?) который кое-где, также и вне Зоны, уцелел от вымирания…. </text:span><text:span text:style-name="T207">Бодайн смотрит вдоль стола, мимо корпоративных зубов и полированных ногтей, </text:span><text:span text:style-name="T208">мимо инструментов для еды с увесистыми монограммами, </text:span><text:span text:style-name="T209">и в первый раз замечает облицованн</text:span><text:span text:style-name="T215">ое</text:span><text:span text:style-name="T209"> камнем уг</text:span><text:span text:style-name="T215">лубление</text:span><text:span text:style-name="T209"> для барбекю с двумя вертелами чёрного железа для прокрутки вручную. </text:span><text:span text:style-name="T210">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211">и </text:span><text:span text:style-name="T210">уголь, </text:span><text:span text:style-name="T211">соблазнительные, с кулак, вороньего крыла куски, из тех что когда-то оставляли трупы </text:span><text:span text:style-name="T212">вдоль берегов каналов, когда-то, в Инфляцию, </text:span><text:span text:style-name="T213">когда </text:span><text:span text:style-name="T214">его действительно удерживали </text:span><text:span text:style-name="T213"><text:s/>настолько смертельно дорогим, </text:span><text:span text:style-name="T214">представьте… </text:span><text:span text:style-name="T216">На краю углубления, где Юстус уже зажигает свечу, </text:span><text:span text:style-name="T217">пок</text:span><text:span text:style-name="T216">а Гретхен </text:span><text:span text:style-name="T218">обрызгивает топливо войсковым растворителем, из доков в порту, </text:span><text:span text:style-name="T219">М</text:span><text:span text:style-name="T218">оряк Бодвайн узрел голову Роджера, </text:span><text:span text:style-name="T219">которую две или три пары рук удерживают кверх</text:span><text:span text:style-name="T218"> </text:span><text:span text:style-name="T219">ногами, </text:span><text:span text:style-name="T220">губы отодраны от зубов и обнажённые дёсна </text:span><text:span text:style-name="T221">уже обесчвеченно</text:span><text:span text:style-name="T220"> белеют словно череп, </text:span><text:span text:style-name="T221">покуда одна из служанок, классическая атлас-с-кружевом, вредная, полапатьбыбельная девка, </text:span><text:span text:style-name="T222">чистит зубы Американской зубной пастой, </text:span><text:span text:style-name="T223">старательно соскабливая никотинные пятна и винный камень. </text:span><text:span text:style-name="T192">Глаза у Роджера такие обиженные и умоляющие</text:span><text:span text:style-name="T224">…. </text:span><text:span text:style-name="T225">Со всех сторон, гости перешёптываются. « </text:span><text:span text:style-name="T226">Как </text:span><text:span text:style-name="T227">эксцентрично, </text:span><text:span text:style-name="T228">Стефен придумал даже голову сыра!»</text:span><text:span text:style-name="T186">–</text:span><text:span text:style-name="T228"> «</text:span><text:span text:style-name="T229">Нет уж, </text:span><text:span text:style-name="T193">я </text:span><text:span text:style-name="T229">дождусь </text:span><text:span text:style-name="T193">другую часть</text:span><text:span text:style-name="T229">, чтоб откусить...»</text:span><text:span text:style-name="T186">– </text:span><text:span text:style-name="T230">хиханьки, возбуждённое дыхание, </text:span><text:span text:style-name="T231">а что это за очень синие штаны такие </text:span><text:span text:style-name="T232">все в складках… </text:span><text:span text:style-name="T233">и чем измазан пиджак, </text:span><text:span text:style-name="T234">а что на вертеле, краснее до хрусткой жирной корочки, </text:span><text:span text:style-name="T235">поворачивается, </text:span><text:span text:style-name="T236">чьё лицо сейчас обернётся, ба! так это же</text:span><text:span text:style-name="T186">—</text:span></text:p>
      <text:p text:style-name="P4"><text:span text:style-name="T186">– </text:span><text:span text:style-name="T238">Кетчупа нет, кетчупа нет,</text:span><text:span text:style-name="T186">– </text:span><text:span text:style-name="T239">мохнач </text:span><text:span text:style-name="T240">синепиджачный резко роется среди уксусниц и </text:span><text:span text:style-name="T241">подносов,</text:span><text:span text:style-name="T186">– </text:span><text:span text:style-name="T242">похоже </text:span><text:span text:style-name="T258">вовсе</text:span><text:span text:style-name="T242"> нет… </text:span><text:span text:style-name="T243">что за ёбанная тут забегаловка, Родж,</text:span><text:span text:style-name="T186">– </text:span><text:span text:style-name="T243"><text:s/></text:span><text:span text:style-name="T244">кричит</text:span><text:span text:style-name="T243"> </text:span><text:span text:style-name="T245">вдоль стола наискосок через семь вражеских лиц,</text:span><text:span text:style-name="T186">– <text:s/></text:span><text:span text:style-name="T246">эй, брат</text:span><text:span text:style-name="T194">иишь</text:span><text:span text:style-name="T246">, возле тебя там кетчупа не видать?</text:span></text:p>
      <text:p text:style-name="P7"><text:span text:style-name="T246">К</text:span><text:span text:style-name="T186">етчуп сигнальное слово, </text:span><text:span text:style-name="T258">ясное дело</text:span><text:span text:style-name="T247">—</text:span></text:p>
      <text:p text:style-name="P5"><text:span text:style-name="T186">– </text:span><text:span text:style-name="T248">Странно,</text:span><text:span text:style-name="T186">– </text:span><text:span text:style-name="T248">отвечает Роджер, который явно видел точно ту же картину в углублении,</text:span><text:span text:style-name="T186">– </text:span><text:span text:style-name="T249">я как раз собирался спросить <text:s/>у </text:span><text:span text:style-name="T195">тебя</text:span><text:span text:style-name="T249"> то же самое</text:span><text:span text:style-name="T248">!</text:span></text:p>
      <text:p text:style-name="P8"><text:soft-page-break/><text:span text:style-name="T186">Они ухмыляются друг другу как два клоуна. </text:span><text:span text:style-name="T250">Ауры обоих, для протокола, зелёные. Не пиздю. Ни разу с зимы </text:span><text:span text:style-name="T198">’</text:span><text:span text:style-name="T250">42 в морск</text:span><text:span text:style-name="T252">о</text:span><text:span text:style-name="T250">м караване посреди шторма в Северной Атлантике, </text:span><text:span text:style-name="T251">с оборвавшимися тоннами 5-дюймовых боеприпасов, что катались по всему судну, </text:span><text:span text:style-name="T252">Германская волчья стая невидимо из-под воды сшибает соседние корабли направо и налево, </text:span><text:span text:style-name="T253">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254">задыхались от хохота—</text:span><text:span text:style-name="T255">ни разу с того дня </text:span><text:span text:style-name="T256">Моряк Бодайн не чув</text:span><text:span text:style-name="T257">с</text:span><text:span text:style-name="T256">твовал такого кайфа </text:span><text:span text:style-name="T257">при хороших шансах погибнуть</text:span><text:span text:style-name="T259">.</text:span></text:p>
      <text:p text:style-name="P54">– <text:span text:style-name="T564">Ничего себе сервировка, а?</text:span>– <text:span text:style-name="T564">восклицает он.</text:span>– <text:span text:style-name="T565">Еда называется!</text:span>– <text:span text:style-name="T565">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55">– <text:span text:style-name="T566">Даже не знаю,</text:span>– <text:s/><text:span text:style-name="T566">Роджер тщательно небрежен,</text:span>– <text:span text:style-name="T566">я как-то не нахожу </text:span><text:span text:style-name="T115">суп из соплей</text:span><text:span text:style-name="T566"> в меню.</text:span></text:p>
      <text:p text:style-name="P56">– <text:span text:style-name="T567">Ага, и я бы сам не отказался от </text:span><text:span text:style-name="T116">гнойного пудинга</text:span><text:span text:style-name="T567">. Думаешь у них найдётся?</text:span></text:p>
      <text:p text:style-name="P57">– <text:span text:style-name="T568">Нет, но может оказаться суфле с молофьёй!</text:span>– <text:span text:style-name="T569">вскрикивает Роджер,</text:span>– <text:span text:style-name="T570">с добавкой из </text:span><text:span text:style-name="T117">менструального мармелада</text:span><text:span text:style-name="T570">!</text:span></text:p>
      <text:p text:style-name="P58">– <text:span text:style-name="T571">А ещё бы не прочь от наваристого жаркого со смегмой!</text:span>–<text:span text:style-name="T571"> предлагает Бодайн,</text:span>– <text:span text:style-name="T572">или как начёт </text:span><text:span text:style-name="T118">кастрюльки тромбов</text:span><text:span text:style-name="T572">?</text:span></text:p>
      <text:p text:style-name="P59">– <text:span text:style-name="T574">Мы бы составили обед получше этого,</text:span>– <text:span text:style-name="T574">Роджер помахивает меню в руке.</text:span>– <text:span text:style-name="T575">Для начала плацентные аппетитные закуски, возможно какие-то </text:span><text:span text:style-name="T119">сэндвичи со струпьями</text:span><text:span text:style-name="T575">, хорошо расчёсанными, конечно… и или </text:span><text:span text:style-name="T119">к</text:span><text:span text:style-name="T121">литор</text:span><text:span text:style-name="T119">ные клёцки</text:span><text:span text:style-name="T575">! Ммм, объеденье, сдобренные </text:span><text:span text:style-name="T119">майонезом из мукуса.</text:span></text:p>
      <text:p text:style-name="P60">– <text:span text:style-name="T576">О, мне дошло,</text:span>– <text:span text:style-name="T576">грит Конни Командос,</text:span>– <text:span text:style-name="T577">тут должна быть аллитерация. Как насчёт… э… </text:span><text:span text:style-name="T120">пожёванных пельмешков</text:span><text:span text:style-name="T577">?</text:span></text:p>
      <text:p text:style-name="P61">– <text:span text:style-name="T578">Мы составляем суповые блюда, крошка,</text:span>– <text:span text:style-name="T579">грит с прохладцей <text:s/>Моряк Бодвайн,</text:span>– <text:span text:style-name="T580">так что позволь мне просто предложить козявочное консоме, или заблёванный бульон.</text:span></text:p>
      <text:p text:style-name="P62">– <text:span text:style-name="T581">Рвотный рататуй,</text:span>– <text:span text:style-name="T582">грит Конни.</text:span></text:p>
      <text:p text:style-name="P62">– <text:span text:style-name="T582">Ты врубилась.</text:span></text:p>
      <text:p text:style-name="P63">– <text:span text:style-name="T584">Салат из салями с глистами,</text:span>– <text:s/><text:span text:style-name="T583">продолжает Роджер.</text:span>– <text:span text:style-name="T584">с нарезкой из абортированных абрикосов и присыпкой перхоти.</text:span></text:p>
      <text:p text:style-name="P100">Раздаётся звук благовоспитанного сдерживания, <text:span text:style-name="T585">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101">Так и шло, <text:span text:style-name="T586">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102">Одно из казу прекращает играть. «Затруханная запеканка!»<text:span text:style-name="T267">– </text:span>верезжит Густав</text:p>
      <text:p text:style-name="P64">– <text:span text:style-name="T587">Обосанные оладьи, с сычужным сиропом,</text:span>– <text:span text:style-name="T588">добавляет Андрэ Омнопон, когда Густав возобновляет игру, Внешние Голоса тем временем сбились в замешательстве.</text:span></text:p>
      <text:p text:style-name="P64">– <text:span text:style-name="T589">И посыпаны эксттратом экскрементов,</text:span>– <text:span text:style-name="T589">бормочет виолончелист, который не ставит себя выше невинных забав.</text:span></text:p>
      <text:p text:style-name="P64">– <text:span text:style-name="T589">Геморроидные гренки,</text:span>– <text:span text:style-name="T589">Конни с восторгом лупит ложкой,</text:span>– <text:span text:style-name="T122">поносные пирожки</text:span><text:span text:style-name="T590">!</text:span></text:p>
      <text:p text:style-name="P195"><text:soft-page-break/>Фрау Утгарталоки вскакивает на ноги, <text:span text:style-name="T591">перевернув поднос болячек бламанже—</text:span><text:span text:style-name="T123">иззвиняюсь</text:span><text:span text:style-name="T591">,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136">– <text:span text:style-name="T592">Отборный</text:span><text:span text:style-name="T573"> </text:span><text:span text:style-name="T592">гангренозный гуляш, или восхитительная кремово-белая <text:s/>порция проказы,</text:span>–<text:span text:style-name="T593">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137">– <text:span text:style-name="T594">Фунгусное фрикасе!</text:span>– <text:span text:style-name="T595">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138">– <text:span text:style-name="T596">Карбункульные котлеты!</text:span></text:p>
      <text:p text:style-name="P139">– <text:span text:style-name="T597">С </text:span><text:span text:style-name="T124">паховой подливой</text:span><text:span text:style-name="T597">!</text:span></text:p>
      <text:p text:style-name="P140">– <text:span text:style-name="T598">Корейка с кольцевывми червями!</text:span></text:p>
      <text:p text:style-name="P196"><text:span text:style-name="T598">У </text:span>леди Мнемосин Глуб какой-то припадок, настолько сильный, что ожерелье её рвётся и жемчужины раскатываются по шёлку скатерти. <text:span text:style-name="T599">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205">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196"/>
      <text:p text:style-name="P406">У, дайте отех прыщиков à-la-улю,</text:p>
      <text:p text:style-name="P406">Налопаюся до усрачки!</text:p>
      <text:p text:style-name="P406">Скажи, брат<text:span text:style-name="T79">иишь</text:span>, как ты глядишь</text:p>
      <text:p text:style-name="P406">На тему Палубных Десертов после качки?</text:p>
      <text:p text:style-name="P197"/>
      <text:p text:style-name="P141">– <text:span text:style-name="T600">Я должен вам признаться,</text:span>– <text:span text:style-name="T600">торопливо шепчет Густав.</text:span>– <text:span text:style-name="T600">Мне ужасно неловко, но наверное вам не нужны такие как я. Понимаете… Я был Штурмовиком. Очень давно. Знаете, как Хорст Вессель.</text:span></text:p>
      <text:p text:style-name="P142">– <text:span text:style-name="T601">Ну и что?</text:span>– <text:span text:style-name="T601">смеётся Бодайн,</text:span>– <text:span text:style-name="T602">может я был стрелком у Мелвина Пёрвиса.</text:span></text:p>
      <text:p text:style-name="P143">– <text:span text:style-name="T603">Кем?</text:span></text:p>
      <text:p text:style-name="P143">– <text:span text:style-name="T603">За Пост Тостис.</text:span></text:p>
      <text:p text:style-name="P144">– <text:span text:style-name="T603">За кого?</text:span>– <text:span text:style-name="T604">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198">Последний чёрный дворецкий отпирет последнюю дверь наружу, <text:span text:style-name="T605">и к побегу. Сбегите сегодня. «Тифозный торт с коклюшным кремом, джентльмены,– кивает он. И с той стороны рассвета можешь различить улыбку. </text:span></text:p>
      <text:p text:style-name="P198"><draw:frame draw:style-name="fr1" draw:name="Image10" text:anchor-type="paragraph" svg:width="6.9252in" svg:height="0.3661in" draw:z-index="1"><draw:image xlink:href="Pictures/1000000000000B720000009B428C9716555D8079.png" xlink:type="simple" xlink:show="embed" xlink:actuate="onLoad" loext:mime-type="image/png"/></draw:frame></text:p>
      <text:p text:style-name="P199"><text:soft-page-break/>В своём рюкзаке Гели Трипинг несёт несколько ногтевых обрезков с пальцев ног Чичерина, <text:span text:style-name="T606">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200">В полдень она приходит <text:span text:style-name="T607">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206">– Иногда я могу вызывать его лицо в чашке с чаем. Но травы надо собирать очень внимательно. Я ещё не очень хороша в этом.</text:p>
      <text:p text:style-name="P207">– Но ты влюблена. Технические приёмы всего лишь подмена этому когда стареешь.</text:p>
      <text:p text:style-name="P208">– Зачем не оставаться влюблённой всегда?</text:p>
      <text:p text:style-name="P201">Две женщины наблюдают друг друга через солнечную кухню. <text:span text:style-name="T608">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202">В ночь, когда чёрные выступили в свой великий переход, <text:span text:style-name="T609">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203">Позади, подталкивая её, <text:span text:style-name="T611">дремотность</text:span> города, <text:span text:style-name="T610">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125">практикующих</text:span><text:span text:style-name="T610">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204"><text:span text:style-name="T612">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126">Schwarzkommando</text:span><text:span text:style-name="T612">. Если чувствует, что можно, она даже спросит про Чичерина. Разнообразие слухов изумляет её. </text:span><text:span text:style-name="T126">Я не единственная кто его любит</text:span><text:span text:style-name="T612">… хотя </text:span><text:span text:style-name="T126">их</text:span><text:span text:style-name="T612">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209">Брехня, Чичерин давно мёрт<text:span text:style-name="T613">в</text:span>, <text:span text:style-name="T613">ты что не слышал, уже несколько месяцев как убит…</text:span></text:p>
      <text:p text:style-name="P209">…<text:span text:style-name="T614">его кем-то подменили пока арестуют остальных из его Блока…</text:span></text:p>
      <text:p text:style-name="P209">...<text:span text:style-name="T615">нет, он приезжал в Люнеберг неделю назад, мой приятель его раньше видел, точно он…</text:span></text:p>
      <text:p text:style-name="P209"><text:soft-page-break/>...<text:span text:style-name="T616">он здорово похудел и выходит только с усиленной охраной. Не меньше двенадцати. В основном Азиаты…</text:span></text:p>
      <text:p text:style-name="P209">...<text:span text:style-name="T616">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145">– <text:span text:style-name="T617">По какому краю?</text:span>– <text:span text:style-name="T618">Они трясутся в кузове 2</text:span><text:span text:style-name="T342">½-тонного</text:span><text:span text:style-name="T618">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146">– <text:span text:style-name="T619">Ну, </text:span><text:span text:style-name="T127">ты</text:span><text:span text:style-name="T619"> знаешь какое у него задание.</text:span></text:p>
      <text:p text:style-name="P146">– <text:span text:style-name="T619">Ракеты?</text:span></text:p>
      <text:p text:style-name="P147">– <text:span text:style-name="T620">Не хотел бы я оказаться на его месте, вот и всё.</text:span></text:p>
      <text:p text:style-name="P210">На гребне холма геодезическая партия восстанавливают разбитую дорогу. <text:span text:style-name="T621">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наблюдает это небольшое действо: оно благочестиво, грациозно, и она </text:span><text:span text:style-name="T128">чувствует крест</text:span><text:span text:style-name="T621">,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128">этого</text:span><text:span text:style-name="T621">?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128">потребовалось</text:span><text:span text:style-name="T621">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128">Наша миссия в том, чтоб поддерживать смерть</text:span><text:span text:style-name="T621">.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211">Только лишь почти, из-за уровня дезертирства. <text:span text:style-name="T622">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212"><text:span text:style-name="T624">Среди</text:span> эх<text:span text:style-name="T624">а</text:span> с колкими краями, Титан ворочается <text:span text:style-name="T623">глубоко </text:span>внизу. <text:span text:style-name="T624">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text:span><text:soft-page-break/><text:span text:style-name="T624">голоса за спиной в сумерках на краю города и двигаться в постоянно расстёгнутом плаще своей ночной прогулки пока</text:span></text:p>
      <text:p text:style-name="P213">Вдруг Пан<text:span text:style-name="T267">—</text:span>прыжком<text:span text:style-name="T267">—</text:span>с лицом невыносимой красоты, <text:span text:style-name="T625">прекрасный Змий, кольца его сплетают радугу небес—в несомненные кости страха—</text:span></text:p>
      <text:p text:style-name="P214">Не иди домой средь ночи по пуст<text:span text:style-name="T626">ы</text:span>м пол<text:span text:style-name="T626">ям</text:span>. <text:span text:style-name="T627">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215">Это вопрос нескольких недель, <text:span text:style-name="T628">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216">Умрёт ли Блисеро,<text:span text:style-name="T79"> нет пожалуйста не дай ему умереть</text:span>…. <text:span text:style-name="T629">(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217">Это ещё какая-то игра, <text:s/>наверное, ещё один повод для порки? <text:span text:style-name="T630">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129">посвящены</text:span><text:span text:style-name="T630">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218">Со своим приближением к этому, взятый внутрь снова и снова, Готфрид может лишь держаться открытым, расслабить сфинктер своей души….</text:p>
      <text:p text:style-name="P219"><text:soft-page-break/><text:span text:style-name="T267">– </text:span>А иногда я мечтаю об открытии края Света. Обнаружить что край <text:span text:style-name="T79">есть</text:span>. <text:span text:style-name="T631">Моя горная горечавка знала всегда. Но мне это обошлось так дорого.</text:span></text:p>
      <text:p text:style-name="P220">Америка <text:span text:style-name="T79">была</text:span> краем свет<text:span text:style-name="T632">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221">В Азию, Африку, Америндию, Океанию Европа явилась Европа и установила <text:span text:style-name="T633">свою </text:span>власть <text:span text:style-name="T633">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130">одна лишь</text:span><text:span text:style-name="T633">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130">единой с</text:span><text:span text:style-name="T633">….</text:span></text:p>
      <text:p text:style-name="P222">Закончился ли один цикл и теперь готов начаться новый? <text:span text:style-name="T634">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131">постоянный риск упасть</text:span><text:span text:style-name="T634">.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223">Хотел бы я обрести всё это. <text:span text:style-name="T635">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224">Связи на которые они рассчитывали <text:span text:style-name="T636">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132"> глупую чистоту</text:span><text:span text:style-name="T636"> в твоих глазах… когда я вижу тебя на утренних и вечерних построениях, таким </text:span><text:soft-page-break/><text:span text:style-name="T636">открытым, таким готовым вобрать мою болезнь и дать приют ей, приютить внутри твоей ни о чём не ведающей любви….</text:span></text:p>
      <text:p text:style-name="P148">– <text:span text:style-name="T637">Твоей любви,</text:span>– <text:span text:style-name="T637">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149">– <text:span text:style-name="T638">Я хочу вырваться</text:span>—<text:span text:style-name="T638">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225">Готфрид стоит на коленях, немо, в ожидании. <text:span text:style-name="T133">Блисеро смотрит на него</text:span><text:span text:style-name="T639">.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Блисеро всегда принимал решения. </text:span><text:span text:style-name="T133">Почему он вдруг спрашивает</text:span><text:span text:style-name="T639">….</text:span></text:p>
      <text:p text:style-name="P226">На этом-то всё и держится. Коридоры рутины, <text:span text:style-name="T640">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226"><draw:frame draw:style-name="fr1" draw:name="Image11" text:anchor-type="paragraph" svg:width="6.9252in" svg:height="0.3661in" draw:z-index="2"><draw:image xlink:href="Pictures/1000000000000B720000009B428C9716555D8079.png" xlink:type="simple" xlink:show="embed" xlink:actuate="onLoad" loext:mime-type="image/png"/></draw:frame></text:p>
      <text:p text:style-name="P227">Вот <text:span text:style-name="T644">он</text:span> Енцин, гонит свою новенькую ракету сквозь ночь. <text:span text:style-name="T641">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228">Это 00001, <text:span text:style-name="T642">вторая в своей серии.</text:span></text:p>
      <text:p text:style-name="P230">Русские репродукторы через Эльбу обращались к тебе. <text:span text:style-name="T643">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text:span><text:soft-page-break/><text:span text:style-name="T643">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233">Но молодые люди все постарели и мало осталось цвета в этой сцене… <text:span text:style-name="T645">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351">перемены с Ракето-</text:span><text:span text:style-name="T352">модификациями: </text:span><text:span text:style-name="T353">не более чем производные, вообще-то, </text:span><text:span text:style-name="T354">от приёмов, с помощью которых </text:span><text:span text:style-name="T355">Констанс Бабингтон-Смит и </text:span><text:span text:style-name="T356">её коллега Р.А.Ф. Медменхэм </text:span><text:span text:style-name="T357">раскрыли Ракету по развед-аэроснимкам <text:s/>1943-</text:span><text:span text:style-name="T358">го над Пенемюнде. </text:span></text:p>
      <text:p text:style-name="P234"><text:span text:style-name="T358">Н</text:span><text:span text:style-name="T347">о вспомни, любили </text:span><text:span text:style-name="T359">ли вы </text:span><text:span text:style-name="T347">это. </text:span><text:span text:style-name="T359">Если да, </text:span><text:span text:style-name="T360">то </text:span><text:span text:style-name="T359">как вы это любили. </text:span><text:span text:style-name="T360">И насколько—</text:span><text:span text:style-name="T361">ведь вы привыкли спрашивать «насколько», </text:span><text:span text:style-name="T362">привыкли измерять, сравнивать замеры, </text:span><text:span text:style-name="T363">вставлять их в формулы для определения <text:s/>сколько бол</text:span><text:span text:style-name="T364">ь</text:span><text:span text:style-name="T363">ше</text:span><text:span text:style-name="T361">, <text:s/></text:span><text:span text:style-name="T364">сколько чего, сколько когда… </text:span><text:span text:style-name="T365">а здесь в вашем общем движении к морю </text:span><text:span text:style-name="T366">чувствуй сколько хочешь </text:span><text:span text:style-name="T367">ту тёмную двусмысленную любовь, которая ещё и стыд, </text:span><text:span text:style-name="T368">бравада, инженерская геополитика—«</text:span><text:span text:style-name="T369">сферы влияния» св</text:span><text:span text:style-name="T370">е</text:span><text:span text:style-name="T369">дённые к </text:span><text:span text:style-name="T370">торусам радиуса действия Ракеты, </text:span><text:span text:style-name="T371">что параболичны в сечении…</text:span></text:p>
      <text:p text:style-name="P235"><text:span text:style-name="T372">...не, как могло бы нам представляться, ограничены снизу линией Земли «</text:span><text:span text:style-name="T373">с которой поднимается» и Земли «в которую ударяет» </text:span><text:span text:style-name="T374">Но Ведь Ты В Самом Деле Не Думал Что Так Правда Же </text:span><text:span text:style-name="T375">Конечно Она Начинается Неизмеримо Под Землёй </text:span><text:span text:style-name="T376">И Уходит Неизмеримо Обратно В Землю </text:span><text:span text:style-name="T377">нам позволено видеть всего лишь пик, отрыв от </text:span><text:span text:style-name="T378">поверхности, из другого молчащего мира, </text:span><text:span text:style-name="T379">резко (реактивный самолёт срывающийся в сверхзвуковую скорость, через сколько-то лет космический крпаль срывающийся в сверхсветовую) </text:span><text:span text:style-name="T380">Помни Пароль В Зоне На Этой Неделе </text:span><text:span text:style-name="T381">Б</text:span><text:span text:style-name="T380">ЫСТРЕЕ</text:span><text:span text:style-name="T350">—</text:span><text:span text:style-name="T381">Ч</text:span><text:span text:style-name="T380">ЕМ </text:span><text:span text:style-name="T381">С</text:span><text:span text:style-name="T380">ВЕРХСВЕТОВАЯ По Ходу Голос Ускоряется В Разы</text:span><text:span text:style-name="T350">—</text:span><text:span text:style-name="T381">Линейные Исключения Лишь Для Случаев Жалоб На Верхние Дыхательные, </text:span><text:span text:style-name="T382">на каждом из «концов», пойми, </text:span><text:span text:style-name="T383">огромная передача энергии: </text:span><text:span text:style-name="T384">прорыв вверх в этот мир, </text:span><text:span text:style-name="T385">в контролируемое горение</text:span><text:span text:style-name="T350">—</text:span><text:span text:style-name="T386">прорыв вниз снова, </text:span><text:span text:style-name="T387">неконтролируемый взрыв… </text:span><text:span text:style-name="T388">это отсутствие симметрии ведё</text:span><text:span text:style-name="T391">т</text:span><text:span text:style-name="T388"> к предположению </text:span><text:span text:style-name="T389">о наличии, подобно Эфиру, </text:span><text:span text:style-name="T390">потоков во времени, подобных потокам Эфира в прост</text:span><text:span text:style-name="T391">р</text:span><text:span text:style-name="T390">анстве. </text:span><text:span text:style-name="T392">Предположение Вакуума во времени вело к обособлению нас друг от друга. </text:span><text:span text:style-name="T393">Но море Эфира несущее нас из-мира-в-мир может вернуть нас к неразрывности, </text:span><text:span text:style-name="T394">открыть нам более благоприятную вселенную, более вольную….</text:span></text:p>
      <text:p text:style-name="P236"><text:span text:style-name="T394">Т</text:span><text:span text:style-name="T347">ак что да да, тут покатила схоластика, космология состояний Ракеты… </text:span><text:span text:style-name="T395">это Ракета уводит на такой путь</text:span><text:span text:style-name="T350">—</text:span><text:span text:style-name="T396">из всех прочих</text:span><text:span text:style-name="T350">—</text:span><text:span text:style-name="T397">мимо этих видимых извивов змея, что </text:span><text:span text:style-name="T398">всхлёстываются </text:span><text:span text:style-name="T399">над поверхностью Земли радужным светом, </text:span><text:span text:style-name="T400">в стальных судорогах… </text:span><text:span text:style-name="T401">эти шторма, это всё в недрах </text:span><text:soft-page-break/><text:span text:style-name="T401">Земли о чём нам никогда не говорилось… </text:span><text:span text:style-name="T402">мимо них, через стремительность, </text:span><text:span text:style-name="T403">в исчисляемый космос, </text:span><text:span text:style-name="T404">причудливый обшитый панелями коричневого дерева, Викторианский </text:span><text:span text:style-name="T405">вид Войны Мозгов, как между кватернионами и векторным анализом в 1880-е</text:span><text:span text:style-name="T350">—</text:span><text:span text:style-name="T406">ностальгия по Эфиру, серебряным, маятниковым, </text:span><text:span text:style-name="T397"><text:s/></text:span><text:span text:style-name="T407">камне-основанным, </text:span><text:span text:style-name="T408">исчечено-латунным, филигранным, элегантно функциональным </text:span><text:span text:style-name="T409">формам наших дедушек. </text:span><text:span text:style-name="T410">Со всеми оттенками сепии, разумеется. </text:span><text:span text:style-name="T411">Но Ракета должна быть множеством всего, </text:span><text:span text:style-name="T412">должна </text:span><text:span text:style-name="T413">с</text:span><text:span text:style-name="T412">оответствовать </text:span><text:span text:style-name="T413">всевозможным формам в снах тех, кто входил в контакт с нею</text:span><text:span text:style-name="T350">—</text:span><text:span text:style-name="T414">в бою, в туннеле, на бумаге</text:span><text:span text:style-name="T350">—</text:span><text:span text:style-name="T415">она должна выстоять перед ересями сияющей, не сбиваемой с толку… </text:span><text:span text:style-name="T416">а еретики непременно будут: </text:span><text:span text:style-name="T417">Гностики </text:span><text:span text:style-name="T418">притянутые порывом ветра и огня в палаты Ракето-трона… </text:span><text:span text:style-name="T419">Каббалисты, что изучают Ракету словно Тору, </text:span><text:span text:style-name="T420">букву за буквой</text:span><text:span text:style-name="T350">—</text:span><text:span text:style-name="T421">заклёпк</text:span><text:span text:style-name="T422">и</text:span><text:span text:style-name="T421">, чаша горел</text:span><text:span text:style-name="T422">ки и латунная роза</text:span><text:span text:style-name="T421">, </text:span><text:span text:style-name="T423">её текст для их перестановок и изыскания новых откровений, </text:span><text:span text:style-name="T424">непрестанно раскрывающихся всё дальше и дальше… </text:span><text:span text:style-name="T425">Манихейцы, различающие две Ракеты, добра и зла, </text:span><text:span text:style-name="T426">что говорят вместе священной идиолалией</text:span><text:span text:style-name="T421"> </text:span><text:span text:style-name="T426">Первобытных Близнецов </text:span><text:span text:style-name="T427">(некоторые утверждают что их имена Енцин и Блисеро) </text:span><text:span text:style-name="T428">про добрую Ракету, что </text:span><text:span text:style-name="T429">понесёт</text:span><text:span text:style-name="T428"> нас </text:span><text:span text:style-name="T429">к звёздам, и про злую Ракету для самоубийства Мира, </text:span><text:span text:style-name="T430">обе в вечной борьбе.</text:span></text:p>
      <text:p text:style-name="P237"><text:span text:style-name="T430">Н</text:span><text:span text:style-name="T347">о еретики эти будут отыскиваться и </text:span><text:span text:style-name="T431">владычество молчания расти с падением каждого из них… </text:span><text:span text:style-name="T432">их </text:span><text:span text:style-name="T348">всех</text:span><text:span text:style-name="T432"> отыщут. </text:span><text:span text:style-name="T433">Для каждого будет его персональная Ракета. </text:span><text:span text:style-name="T434">В её программу отыскания цели буд</text:span><text:span text:style-name="T435">у</text:span><text:span text:style-name="T434">т загружен</text:span><text:span text:style-name="T435">ы</text:span><text:span text:style-name="T434"> его </text:span><text:span text:style-name="T435">ЭЭГ, </text:span><text:span text:style-name="T436">всплески и шумы его </text:span><text:span text:style-name="T437">пульса, призрачные </text:span><text:span text:style-name="T438">цветы личного инфракрасного, </text:span><text:span text:style-name="T439">каждая Ракета будет знать своего предназначенного и охотиться за ним, </text:span><text:span text:style-name="T440">преследовать его зелёно-лакированная и молчаливая охотничья собака, </text:span><text:span text:style-name="T441">по нашему Миру, </text:span><text:span text:style-name="T442">блестящая и заострённая в небе за его спиной, </text:span><text:span text:style-name="T443">его хранитель-палач мчащий следом, мчащий </text:span><text:span text:style-name="T349">всё ближе….</text:span></text:p>
      <text:p text:style-name="P350">Задачи таковы. <text:span text:style-name="T646">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351">00001 перевозится разобранной, <text:s/>секциям<text:span text:style-name="T647">и—боеголовка, управление, баки горючего и окислителя, хвостовая секция. Если смогут доставить к месту пуска, придётся собирать там. </text:span></text:p>
      <text:p text:style-name="P352">– <text:span text:style-name="T648">Покажи мне общество, что ни разу не говорило «я создано среди людей»,</text:span>– <text:s/><text:span text:style-name="T648">Кристиан шагает с Енциным в полях повыше привала,</text:span>– «<text:span text:style-name="T648">чтобы защитить каждого из вас от насилия, дать убежище в час катастрофы», но Енцин, какая там защита? Что может защитить нас от этого?</text:span>– <text:span text:style-name="T649">указывает в </text:span><text:soft-page-break/><text:span text:style-name="T649">долину на жёлто-серые сети маскировки, рентгеноглазые для единственно этого путешествия, видят насквозь….</text:span></text:p>
      <text:p text:style-name="P379">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353">– <text:span text:style-name="T650">Это приходит как Откровение. Показывает, что никакое общество не может защитить, никогда не могло</text:span>—<text:span text:style-name="T651">такая же глупость как щиты из бумаги….</text:span>— <text:span text:style-name="T652">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653">Они лишь говорят «любовь»</text:span>—<text:span text:style-name="T653">и за это мы должники Их? Разве могут Они уберечь нас хотя бы от простуды? От вшей, от одиночества? Хот от </text:span><text:span text:style-name="T134">чего-нибудь</text:span><text:span text:style-name="T653">?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354">– <text:span text:style-name="T654">Сходится,</text:span>–<text:span text:style-name="T654"> кивает Кристиан.</text:span>– <text:span text:style-name="T654">Это про нас.</text:span>– <text:span text:style-name="T654">Он не взглядывает на Енцина для подтверждения, при этом.</text:span></text:p>
      <text:p text:style-name="P354">– <text:span text:style-name="T654">Да.</text:span></text:p>
      <text:p text:style-name="P354">– <text:span text:style-name="T654">Тогда… в отсутствие веры…</text:span></text:p>
      <text:p text:style-name="P376">В одну из ночей, под дождём, их лагерь-корраль остановился на ночёвку в брошенном исследовательском центре, <text:span text:style-name="T655">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355">– <text:span text:style-name="T656">Кто станет воевать за пустыню?</text:span>– <text:span text:style-name="T656">хочет знать Катье. На ней зелёный дождевик с капюшоном, по виду был бы велик даже Енцину.</text:span></text:p>
      <text:p text:style-name="P377">Кристиан сидит на корточках глядя вверх на <text:span text:style-name="T657">бледную дугу рефлектора, у основания которого они собрались, в дождь, курят вместе, на минуту отделившись от перехода,– «не за. Он говорит ‘в’»</text:span></text:p>
      <text:p text:style-name="P378">Впоследствие меньше хлопот, если исправляешь Тексты <text:span text:style-name="T658">как только они <text:s/>произнесены. «Спасибо»,– <text:s/>грит Оберст Енцин.</text:span></text:p>
      <text:p text:style-name="P380">Метров за сто дальше, ссутулившись в другом параболоиде, за ними наблюдает <text:span text:style-name="T659">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text:span><text:soft-page-break/><text:span text:style-name="T659">калачиком в доходном грехе. Ожидать чего-то большего, или меньшего, от Зоны, значит переть против условий Сотворения.</text:span></text:p>
      <text:p text:style-name="P381">Когда Енцин <text:span text:style-name="T660">едет </text:span>в передней машине <text:span text:style-name="T660">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382"><text:span text:style-name="T661">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pan text:style-name="T135">изморось облепляет чёрное лицо крупными каплищами, </text:span><text:span text:style-name="T662">так вода пристаёт к чёрному гриму, но не <text:s/>к Иреро коже—</text:span></text:p>
      <text:p text:style-name="P356">– <text:span text:style-name="T663">Получится тут развернуться?</text:span>– <text:span text:style-name="T663">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357">– <text:span text:style-name="T664">Блядь,</text:span>– <text:span text:style-name="T665">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358">– <text:span text:style-name="T666">Тут.</text:span>– <text:span text:style-name="T666">Возле дороги тело навзничь. Это Мечислав Омузире с тяжёлым ранением головы.</text:span>– <text:span text:style-name="T667">Заберём его, давай.</text:span>– <text:span text:style-name="T667">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359">– <text:span text:style-name="T668">Там так и ехать туда </text:span><text:span text:style-name="T136">задом</text:span><text:span text:style-name="T668">?</text:span></text:p>
      <text:p text:style-name="P360">– <text:span text:style-name="T669">Миномётный огонь был?</text:span></text:p>
      <text:p text:style-name="P360">– <text:s/><text:span text:style-name="T669">После стрельбы? Нет.</text:span></text:p>
      <text:p text:style-name="P361">– <text:span text:style-name="T670">Андреас, значит справился.</text:span></text:p>
      <text:p text:style-name="P362">– <text:s/><text:span text:style-name="T671">О, с ними всё будет в порядке, Нгуарореруе. Я беспокоюсь про </text:span><text:span text:style-name="T137">нас</text:span><text:span text:style-name="T671">.</text:span></text:p>
      <text:p text:style-name="P383">Орут<text:span text:style-name="T689">й</text:span>ене убит. Окандио, Екори, Омузире ранены, <text:span text:style-name="T674">состояние Екори критическое. Нападали белые.</text:span></text:p>
      <text:p text:style-name="P363">– <text:span text:style-name="T672">Сколько.</text:span></text:p>
      <text:p text:style-name="P364">– <text:span text:style-name="T673">С дюжину, наверное.</text:span></text:p>
      <text:p text:style-name="P365">– <text:span text:style-name="T674">Мы не можем рассчитывать на безопасный периметр,</text:span>– <text:span text:style-name="T675">сине-белый фонарик разливает эллипс-в-параболу по вздрагивающей карте,</text:span>– <text:span text:style-name="T676">до Брауншвига. Если он ещё там.</text:span>– Дождь<text:span text:style-name="T677"> бьёт по карте громкими шлепками.</text:span></text:p>
      <text:p text:style-name="P366">– <text:span text:style-name="T678">Где железная дорога?</text:span>– <text:span text:style-name="T678">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384">Люди подходят свалить свои пожитки рядом с тягачом-подъёмником ракеты. <text:span text:style-name="T679">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text:span><text:soft-page-break/><text:span text:style-name="T679">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384"><text:span text:style-name="T680">Андреас сидит болтая ногами и бьёт в задний борт </text:span><text:span text:style-name="T138">бам… бам</text:span><text:span text:style-name="T680">… сигнал к выступлению. Енцин вопросительно смотрит вверх. Андреас хочет сказать что-то. Наконец: «Кристиан идёт с тобой, значит?»</text:span></text:p>
      <text:p text:style-name="P367">– <text:span text:style-name="T681">И что?</text:span>– <text:span text:style-name="T681">Помаргивает из-под бровей в капельках дождя.</text:span>– <text:span text:style-name="T681">О, ради Бога, Андреас.</text:span></text:p>
      <text:p text:style-name="P367">– <text:span text:style-name="T681">А? Отводящим тоже ведь надо прорваться, верно?</text:span></text:p>
      <text:p text:style-name="P368">– <text:span text:style-name="T682">Слушай, бери его с собой, если хочешь.</text:span></text:p>
      <text:p text:style-name="P369">– <text:span text:style-name="T683">Я просто хотел узнать,</text:span>– <text:span text:style-name="T683">Андреас пожимает плечами,</text:span>– <text:span text:style-name="T684">на чём остановились.</text:span></text:p>
      <text:p text:style-name="P370">– <text:span text:style-name="T685">Мог бы меня спросить. Ни на чём не «останавливались».</text:span></text:p>
      <text:p text:style-name="P385">Енцин опускается на колени и начинает поднимать увесистое железо заднего борта. <text:span text:style-name="T686">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386">Чвак, чвак, ммм, добрый вечер дамы, красиво получилось это плетение Любика, как голова Мечислава, <text:span text:style-name="T687">могу поспорить они ошалели, как увидали, что пули </text:span><text:span text:style-name="T140">рекошет</text:span><text:span text:style-name="T141">ят</text:span><text:span text:style-name="T140"> </text:span><text:span text:style-name="T139">от неё</text:span><text:span text:style-name="T687">!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139">это</text:span><text:span text:style-name="T687"> тут кто— </text:span></text:p>
      <text:p text:style-name="P387">Это Джозеф Омбигди, вот кто, <text:span text:style-name="T688">предводитель Пустых. Но пока он перестал улыбаться, целых пару секунд, Енцин думал это дух Орутйене. «Говорят ребёнок Окандио тоже убит».</text:span></text:p>
      <text:p text:style-name="P371">– <text:span text:style-name="T690">Зря говорят.</text:span>– <text:span text:style-name="T690">Чвак.</text:span></text:p>
      <text:p text:style-name="P371">– <text:span text:style-name="T690">Она была моей первой попыткой не допустить рождения.</text:span></text:p>
      <text:p text:style-name="P372">– <text:span text:style-name="T690">Тогда ты до смерти заинтересованное лицо,</text:span>– <text:span text:style-name="T691">чвак, чввак. О знает, что это не так, но <text:s/>этот человек его раздражает.</text:span></text:p>
      <text:p text:style-name="P373">– <text:span text:style-name="T692">Самоубийство это свобода доступная даже самым приниженным. Но ты отказал бы в этой свободе людям.</text:span></text:p>
      <text:p text:style-name="P374">– <text:span text:style-name="T693">Хватит идеологии. Скажи-ка лучше, когда твой друг Оуруру собирается выкатить генератор ЖК. Или меня ждёт милый сюрприз в Гамбурге.</text:span></text:p>
      <text:p text:style-name="P375">– <text:span text:style-name="T694">Хорошо, хватит идеологии. Ты бы отказал своему народу в свободе, которая <text:s/></text:span><text:span text:style-name="T142">тебя</text:span><text:span text:style-name="T694"> даже есть, Оберст Нгуарореруе.</text:span>– <text:span text:style-name="T695">Опять улыбается как призрак человека погибшего этой ночью. Выискивает место, прощупывает что? Что? Хочет сказать этим </text:span><text:span text:style-name="T143">что,</text:span><text:span text:style-name="T695"> Оберст? Пока не видит усталость в лице Енцина и понимает, что это не подвох. </text:span>– <text:span text:style-name="T696">Свобода, которую ты скоро можешь получить. Я слышу как душа твоя говорит во сне. Я знаю тебя как никто.</text:span></text:p>
      <text:p text:style-name="P388">Чвак, чвак, о я должен дать ему список <text:span text:style-name="T697">вахт</text:span>, не так ли. <text:span text:style-name="T698">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text:span><text:soft-page-break/><text:span text:style-name="T698">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144">передаётся</text:span><text:span text:style-name="T698">,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389">Остальные, кто всю дорогу думали <text:span text:style-name="T699">пойдёт ли Енцин </text:span><text:span text:style-name="T145">вообще</text:span><text:span text:style-name="T699">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390">Толстый малыш Людвиг белый светлячок в тумане. <text:span text:style-name="T700">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390"><draw:frame draw:style-name="fr1" draw:name="Image12" text:anchor-type="paragraph" svg:width="6.9252in" svg:height="0.3661in" draw:z-index="3"><draw:image xlink:href="Pictures/1000000000000B720000009B428C9716555D8079.png" xlink:type="simple" xlink:show="embed" xlink:actuate="onLoad" loext:mime-type="image/png"/></draw:frame></text:p>
      <text:p text:style-name="P391">Это мост над потоком. Очень редко кто-нибудь проезжает <text:span text:style-name="T701">над головой</text:span>. <text:span text:style-name="T702">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146">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703">.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147">Хороший рисунок! Закончи!</text:span><text:span text:style-name="T703"> А под этим, другим почерком, </text:span><text:span text:style-name="T147">Он ЗАКОНЧЕН, ты, придурок. И ты тоже.</text:span><text:span text:style-name="T703"> Рядом, на Немецком, </text:span><text:span text:style-name="T147">Я любил тебя Лизель всем своим сердцем</text:span><text:span text:style-name="T703">—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147">RAT</text:span><text:span text:style-name="T703">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392">Он сидит над потоком, не удручённый, не упокоенный, просто ждёт. <text:span text:style-name="T704">Пассивный соленоид в ожидании подключения. На её шаг, олова его подымается и он видит её. Она первое существо с </text:span><text:soft-page-break/><text:span text:style-name="T704">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148">его</text:span><text:span text:style-name="T704"> глаза, Восточные и плывучие, хотя они были всего лишь прочерчены по глине её длинным ногтем, было таким:</text:span></text:p>
      <text:p text:style-name="P393">Пусть он будет слеп теперь ко всем кроме меня. <text:span text:style-name="T705">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394">Секрет в сосредоточенности. <text:span text:style-name="T706">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395">Позже она разламывает кусок волшебного хлеба пополам и съедает одну часть. Другая для Чичерина. </text:p>
      <text:p text:style-name="P396">Он принимает сейчас этот хлеб. Поток течёт. <text:span text:style-name="T707">Щ</text:span>ебеч<text:span text:style-name="T707">е</text:span>т <text:span text:style-name="T707">птица</text:span>. <text:s/></text:p>
      <text:p text:style-name="P397">Ближе к ночи , <text:span text:style-name="T708">л</text:span>юбовники лежат голыми <text:span text:style-name="T708">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398">Это магия. <text:span text:style-name="T709">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398"><draw:frame draw:style-name="fr1" draw:name="Image13" text:anchor-type="paragraph" svg:width="6.9252in" svg:height="0.3661in" draw:z-index="4"><draw:image xlink:href="Pictures/1000000000000B720000009B428C9716555D8079.png" xlink:type="simple" xlink:show="embed" xlink:actuate="onLoad" loext:mime-type="image/png"/></draw:frame></text:p>
      <text:p text:style-name="P399">Нынче ород до того вырос в высоту, что лифты оснащены для долгого пути, <text:span text:style-name="T710">с залами внутри: набивные кресла и скамьи, бары лёгкой закуски, газетные киоски, где моешь пролистать целый номер журнала </text:span><text:span text:style-name="T149">Life</text:span><text:span text:style-name="T710">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text:span><text:soft-page-break/><text:span text:style-name="T710">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149">аххх</text:span><text:span text:style-name="T710">!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149">форма</text:span><text:span text:style-name="T710">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149">занятых</text:span><text:span text:style-name="T710">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149">Полевая Служба</text:span><text:span text:style-name="T710">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149">Der Veld</text:span><text:span text:style-name="T710">).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400"/>
      <text:p text:style-name="P414">Но горше, чем Мамины слёзы,</text:p>
      <text:p text:style-name="P414">Порка от Мамки моей...</text:p>
      <text:p text:style-name="P229"/>
      <text:p text:style-name="P238">с прекрасно скоординированным покручиванием затем каждой парой половинок зада <text:span text:style-name="T711">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150">– <text:span text:style-name="T712">Невозможно разве,</text:span>– <text:span text:style-name="T712">шепчет Танац,</text:span>– <text:span text:style-name="T712">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239">Людвиг отводит свой довольно жирный зад под рукой Танаца. У обоих имеются периметры, которые им не положено пересекать. <text:span text:style-name="T713">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151">– <text:span text:style-name="T714">Кто это сказал?</text:span></text:p>
      <text:p text:style-name="P152">– <text:span text:style-name="T714">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150">такого</text:span><text:span text:style-name="T714">?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150">любого</text:span><text:span text:style-name="T714"> вида. Ей </text:span><text:soft-page-break/><text:span text:style-name="T714">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240">Это Садо-анархизм, <text:span text:style-name="T715">и Танац его ведущий теоретик в Зоне в наши дни. </text:span></text:p>
      <text:p text:style-name="P241">Вот и Люнебург Хит, наконец. <text:span text:style-name="T716">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242">Помнишь историю про малыша, который терпеть не мо<text:span text:style-name="T717">жет</text:span> креплах? <text:span text:style-name="T718">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151">готовите</text:span><text:span text:style-name="T718">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этот квадратик, сворачиваю треу—» «ГААХХХХ!»– визжит малыш в абсолютном ужасе,– «</text:span><text:span text:style-name="T151">креплах</text:span><text:span text:style-name="T718">!»</text:span></text:p>
      <text:p text:style-name="P243">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719">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152">на сборке его времени</text:span><text:span text:style-name="T719">—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153">– <text:span text:style-name="T720">Никогда не было никакого Д-ра Джамфа,</text:span>– <text:span text:style-name="T720">выразил своё мнение всемирно известный аналитик Мики Вакстри-Вакстри,</text:span>– <text:span text:style-name="T721">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154">– <text:span text:style-name="T722">Эти ранние Американцы, по своему, были захватывающей комбинацией незрелого поэта и психического калеки….</text:span></text:p>
      <text:p text:style-name="P155">– <text:span text:style-name="T723">Нас никогда не интересовал Слотроп </text:span><text:span text:style-name="T153">qua</text:span><text:span text:style-name="T723"> Слотроп,</text:span>– <text:span text:style-name="T724">представитель Противодействия признал едавно в интервью для </text:span><text:span text:style-name="T154">Журнал Уолл-Стрит</text:span><text:span text:style-name="T724">.</text:span></text:p>
      <text:p text:style-name="P244">Интервьюер: Вы имеете ввиду, стало быть, что он был скорее точкой объединения.</text:p>
      <text:p text:style-name="P245"><text:soft-page-break/>Представитель: Нет, даже и не это. <text:span text:style-name="T725">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155">в точности</text:span><text:span text:style-name="T725">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155">тогда</text:span><text:span text:style-name="T725">—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255">Мы пили кровь наших врагов. Кровь наших друзей мы лелеяли.]</text:p>
      <text:p text:style-name="P245"/>
      <text:p text:style-name="P407">Экспонат Т-1706.31, Фрагмент Нижней Рубахи, Принадлежность Флота США, <text:span text:style-name="T726">с коричневым пятном, предположительно крови, от низа слева к верху справа.</text:span></text:p>
      <text:p text:style-name="P229"/>
      <text:p text:style-name="P246">Не включён в Книгу Памятных Вещей в данном примечании. Кусок ткани был дан Слотропу Моряком Бодвайном, однажды ночью в Баре Чикаго. <text:span text:style-name="T727">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246"/>
      <text:p text:style-name="P408">На прошлой неделе я бросил тортом в чью-то Маму,</text:p>
      <text:p text:style-name="P408">На прошлой недели устроил гулянку себе по уму,</text:p>
      <text:p text:style-name="P408">Последнее, что помню, <text:span text:style-name="T728">6:02 верезжал над моей головой,</text:span></text:p>
      <text:p text:style-name="P409"><text:soft-page-break/>А мож<text:span text:style-name="T346">’ </text:span>то был<text:span text:style-name="T346">’ </text:span>уж<text:span text:style-name="T346">’ </text:span>11:59…</text:p>
      <text:p text:style-name="P409"/>
      <text:p text:style-name="P410">[Припев]:</text:p>
      <text:p text:style-name="P410"/>
      <text:p text:style-name="P410">Слишком много закрытых на цепь оград вечерами,</text:p>
      <text:p text:style-name="P410">Слишком много людей дрожат по<text:span text:style-name="T729">д</text:span> дождём,</text:p>
      <text:p text:style-name="P411">Мне сказали, ты всё же заводишь ребёнка,</text:p>
      <text:p text:style-name="P412">И вряд ли когда я останусь с тобою вдвоём.</text:p>
      <text:p text:style-name="P412">Иногда мне охота обратно на север,</text:p>
      <text:p text:style-name="P412">Иногда на восток мне охота проведать родню…</text:p>
      <text:p text:style-name="P413">Порой я уверен, что мог бы почти быть счастливым</text:p>
      <text:p text:style-name="P413">Если б знал, ты меня вспоминаешь, хоть раз на дню….</text:p>
      <text:p text:style-name="P229"/>
      <text:p text:style-name="P247">У Бодвайна есть пищик-сирена, типа тех ради которых ребятишки отправляют крышки от коробок с кашей, ловко вставленный в его жопу, <text:span text:style-name="T730">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text:span></text:p>
      <text:p text:style-name="P248">Уличные пострелята заняты Рутиной Работящего Эльфа, <text:span text:style-name="T731">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156">Но кто-то же должен держать, не может же это случиться со всеми нами—нет, это было бы уже чересчур...Ракетмэн, Ракетмэн. Бедный ты долбоёб.</text:span></text:p>
      <text:p text:style-name="P156">– <text:span text:style-name="T732">Слушай сюда. Я хочу чтоб ты взял это. Понимаешь? Это тебе.</text:span></text:p>
      <text:p text:style-name="P249">А он вообще может слышать? Может видеть эту тряпку, это пятно?</text:p>
      <text:p text:style-name="P157">– <text:span text:style-name="T733">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157">все</text:span><text:span text:style-name="T733">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157">что-то ещё</text:span><text:span text:style-name="T733">. Что-то <text:s/>должно быть мне нужное… поэтому я отдаю это тебе. Окей? Это кровь Дилинджера тут. Была ещё тёплой когда я собирал. </text:span><text:soft-page-break/><text:span text:style-name="T733">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157">думал</text:span><text:span text:style-name="T733">, раз это ему не мешало? А и не важно почему мы это делаем, тоже. Роки? Да не нужны нам резонные основания, а просто лишь та </text:span><text:span text:style-name="T157">милость</text:span><text:span text:style-name="T733">. Физическая милость чтоб всё срабатывало. Храбрость, мозги, конечно, Окей, но без той милости? Забудь и думать. Ты когда-нибудь</text:span>—<text:span text:style-name="T734">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250">Это не стало последней их встречей, но впоследствии рядом всегда <text:span text:style-name="T735">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251">Они оба чувствуют её отсутствие. <text:span text:style-name="T736">Бодайн вскоре обнаруживает, что его характерно наглый смех, </text:span><text:span text:style-name="T158">хйех, хйех,</text:span><text:span text:style-name="T736"> стал более Немецким, </text:span><text:span text:style-name="T158">тйахц, тйахц</text:span><text:span text:style-name="T736">. Он также принимает неоторые из давних обликов Магды. Добродушные и удобные для вхождения облики, как на балу маскараде. Это 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252">Свет в небе натянутый и чистый, в точности ириска после двух первых вытяжек. </text:p>
      <text:p text:style-name="P158">– <text:span text:style-name="T737">Умереть странной смертью,</text:span>– <text:span text:style-name="T738">Гость Слотропа мог к тому времени нацарапать строки углём на стене, голосами в трубе, людскими созданиями на дороге,</text:span>– <text:span text:style-name="T739">цель жизни в том, чтобы умереть странной смертью. Сделать так, что </text:span><text:span text:style-name="T159">как бы она ни нашла тебя</text:span><text:span text:style-name="T739">, нашла бы тебя при очень странных обстоятельствах. Такою жить жизнью….</text:span></text:p>
      <text:p text:style-name="P229"/>
      <text:p text:style-name="P253">Экспонат Т-1729.06, Бутылка содержащая 7 кс Майского вина. Анализ <text:span text:style-name="T740">показывает наличие сушёного ясменника, лимонной и апельсиновой кожуры.</text:span></text:p>
      <text:p text:style-name="P253"/>
      <text:p text:style-name="P254">Веточки ясменника, известного также как Хозяин Лесов, носили ранние воины Тевтоны. Он даёт успех в битве. <text:span text:style-name="T741">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256">Теперь тут только лишь <text:span text:style-name="T742">раскосый кошачий глаз заката <text:s/></text:span>остался <text:span text:style-name="T742">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text:span><text:soft-page-break/><text:span text:style-name="T742">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160">Maitrinke</text:span><text:span text:style-name="T742">,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257">Пусть шеренга <text:span text:style-name="T743">х</text:span>ора выступит героически: <text:span text:style-name="T743">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161">вино</text:span><text:span text:style-name="T743">.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321"><text:span text:style-name="T263">Винная поспешность: винная поспешность смеётся над притяжением, оказываешься под потолком лифта, </text:span><text:span text:style-name="T264">что взмывает </text:span><text:span text:style-name="T184">вверх</text:span><text:span text:style-name="T264"> и уже никак не опуститься. </text:span><text:span text:style-name="T265">Ты разделяешься надвое, на Двух основных, и каждому «я» известно про друго</text:span><text:span text:style-name="T266">е.</text:span></text:p>
      <text:p text:style-name="P266"/>
      <text:p text:style-name="P333"><text:span text:style-name="T266">О</text:span><text:span text:style-name="T262">ккупация Мингборо</text:span></text:p>
      <text:p text:style-name="P258">Грузовики катят подгору, где шоссе Штата сужается, примерно в три часа дня. <text:span text:style-name="T744">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259">Дождя в воздухе прибывает. <text:span text:style-name="T745">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text:span><text:soft-page-break/><text:span text:style-name="T745">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260">Но тут оккупация. Возможно уже запретили детям <text:span text:style-name="T746">срезать напрямик, как и передвижения взрослых. Может уже слишком поздно идти домой.</text:span></text:p>
      <text:p text:style-name="P260"/>
      <text:p text:style-name="P334">Опять в Der Platz</text:p>
      <text:p text:style-name="P261">Густав и Андрэ вернулись из Коксэвена, свинтили мембранодержатель и мембрану из казу <text:span text:style-name="T747">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совершенная форма оказывается форма классического </text:span><text:span text:style-name="T162">казу</text:span><text:span text:style-name="T747">!</text:span></text:p>
      <text:p text:style-name="P263">Ага, ещё одна странная вещь у казу: поворотная резьба над мембраной в точности такая же как у <text:span text:style-name="T748">патрона </text:span>электролампочки. <text:span text:style-name="T749">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163">казу</text:span><text:span text:style-name="T749">. Ха! Ха! Ха! </text:span><text:span text:style-name="T163">Schadenfreude</text:span><text:span text:style-name="T749">, хуже чем затяжной луковый пердёж, заполоняет комнату.</text:span></text:p>
      <text:p text:style-name="P264">Но <text:s/>лампочка Густава<text:span text:style-name="T267">—</text:span>никто иной как наш друг Байрон<text:span text:style-name="T267">—</text:span>хочет сказать нет, <text:span text:style-name="T750">это вовсе не так, это Казу провозглашает братство со всеми пойманными и угнетёнными электролампами…. </text:span></text:p>
      <text:p text:style-name="P262"><text:s/><text:span text:style-name="T751">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164">Новый Наркотик</text:span><text:span text:style-name="T751">,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164">тебя</text:span><text:span text:style-name="T751">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262"/>
      <text:p text:style-name="P265">ГЕРХАРДТ ФОН ГЁЛЬ АМИТАЛ-НАТРИЕВЫЙ МУДАК!</text:p>
      <text:p text:style-name="P261"><text:soft-page-break/></text:p>
      <text:p text:style-name="P267">А вот он и сам, <text:span text:style-name="T752">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267"/>
      <text:p text:style-name="P335">Таро Вайсмана</text:p>
      <text:p text:style-name="P268">Таро Вайсмана лучше, чем у Слотропа. <text:span text:style-name="T753">Вот настоящие карты, в точной последовательности как они вышли.</text:span></text:p>
      <text:p text:style-name="P269">Сигнификатор: <text:s/>Рыцарь Мечей</text:p>
      <text:p text:style-name="P269">Покрыт: Башней</text:p>
      <text:p text:style-name="P269">Прекрещен: Королевой Мечей</text:p>
      <text:p text:style-name="P269">Венчание: Король Кубков</text:p>
      <text:p text:style-name="P269">Под: Тузом Мечей</text:p>
      <text:p text:style-name="P269">Впереди: 4 Мечей</text:p>
      <text:p text:style-name="P269">Позади: 4 Пентаклов</text:p>
      <text:p text:style-name="P269">Сам: Паж Пентаклов</text:p>
      <text:p text:style-name="P270">Дом: 8 Кубков</text:p>
      <text:p text:style-name="P270">Надежды и Страхи: 2 Мечей</text:p>
      <text:p text:style-name="P271">Что Выйдет: Весь Мир</text:p>
      <text:p text:style-name="P272">Он является сперва в сапогах и знаках различия верхом на чёрной лошади в скачке, что ни он ни конь не могут контролировать, <text:span text:style-name="T754">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273">Он отец, которого тебе никогда не удастся убить до конца. <text:span text:style-name="T755">Эдипова ситуация в Зоне нынче просто ужасна. Никакого благородства. Матери омужичились до состояния старых потёртых </text:span><text:soft-page-break/><text:span text:style-name="T755">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165">они </text:span><text:span text:style-name="T756">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320">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274">Члены Ордена Золот<text:span text:style-name="T759">ист</text:span>ого Рассвета считают, <text:span text:style-name="T757">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275">На Древе Жизни каббалистов, <text:span text:style-name="T758">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276">Но каждая из Сфирот преследуется соответствующим ей <text:span text:style-name="T760">демоном или </text:span>Клипотом. <text:span text:style-name="T761">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166">лучше</text:span><text:span text:style-name="T761"> задумайтесь </text:span><text:span text:style-name="T166">по второму разу</text:span><text:span text:style-name="T761">!). Вороны Смерти отведали теперь Отравы Господа… но в дозах достаточно малых, чтобы не окачурится а поиметь, как от </text:span><text:span text:style-name="T166">Amanita muscaria</text:span><text:span text:style-name="T761">, весьма необычное состояние ума…. Они не имеют официального наименования, но именно они демоны покровители Ракеты.</text:span></text:p>
      <text:p text:style-name="P277">Вайсман перекрещён Королевой его масти. <text:span text:style-name="T762">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text:span><text:soft-page-break/><text:span text:style-name="T762">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278">Сам же, каким Мир его видит: обучающийся наукам юный Паж <text:span text:style-name="T763">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279">Король Кубков, венчающий его надежды, <text:span text:style-name="T764">светловолосый король-интеллектуал.</text:span></text:p>
      <text:p text:style-name="P280">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765">Он почти наверняка там и будет. <text:s/>Ищите повыше, а не внизу. Его будущая карта, карта о том, что будет, это Мир.</text:span></text:p>
      <text:p text:style-name="P280"/>
      <text:p text:style-name="P340">Последняя зелень с Лиловым</text:p>
      <text:p text:style-name="P293">Хит зарастает зелёным с лиловым во всех направлениях, земля и вереск, во <text:s/>всех направлениях, старятсяtoken intellectuals</text:p>
      <text:p text:style-name="P293">Нет. То было весной.</text:p>
      <text:p text:style-name="P293"/>
      <text:p text:style-name="P341">Конь</text:p>
      <text:p text:style-name="P281">В поле, вне поляны и деревьев, последний конь стоит, потускнелый до серебряно-серо<text:span text:style-name="T766">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282">Теперь та жертва стала политическим актом, <text:span text:style-name="T767">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282"/>
      <text:p text:style-name="P336">Исаак</text:p>
      <text:p text:style-name="P283">В одной из Агадских легенд из 4-го примерно столетия <text:span text:style-name="T768">говорится, что </text:span>Исаак, <text:span text:style-name="T768">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284">Другой путь тёмен и женственен, пассивный, <text:span text:style-name="T769">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text:span><text:soft-page-break/><text:span text:style-name="T769">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284"/>
      <text:p text:style-name="P337">Пред-Старт</text:p>
      <text:p text:style-name="P285">Гигантская белая муха: <text:span text:style-name="T770">стоячий член жужжит в белом кружеве, в свернувшейся кров</text:span><text:span text:style-name="T10">и́</text:span><text:span text:style-name="T770"> или сперме. Его гладкие ступни, связаны вместе, в белых атласных тапочках с белыми бантиками. Его красные соск</text:span><text:span text:style-name="T10">и́</text:span><text:span text:style-name="T770">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286"><text:span text:style-name="T771">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167">Liebchen</text:span><text:span text:style-name="T771">.</text:span></text:p>
      <text:p text:style-name="P229"/>
      <text:p text:style-name="P338">Конструкция</text:p>
      <text:p text:style-name="P287">Ему уделили оконце искусственного сапфира <text:span text:style-name="T772">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288">Часть испаряемого кислорода направлена через Imipolex саван Готфрида. <text:span text:style-name="T773">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288"/>
      <text:p text:style-name="P339">Музыка Погони</text:p>
      <text:p text:style-name="P289">И наконец-то, после выдающейся карьеры восклицаний, «Боже мой, мы опоздали!», <text:span text:style-name="T774">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text:span><text:soft-page-break/><text:span text:style-name="T774">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168">слишком</text:span><text:span text:style-name="T774"> поздно.</text:span></text:p>
      <text:p text:style-name="P290">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775">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291">Субмаринер и его многоязычная банда напорятся на неполадки с батареей. <text:span text:style-name="T776">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292">«<text:span text:style-name="T777">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169">Daily Planet</text:span><text:span text:style-name="T777">. </text:span><text:span text:style-name="T169">Да Джимми, должно быть </text:span><text:span text:style-name="T170">в</text:span><text:span text:style-name="T169"> тот день как я столкнулся с той непонятностью, те пара секунд абсолютной загадки… ты знаешь, Джимми, время—время странная штука</text:span><text:span text:style-name="T777">….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294">В эти дни он понимает, что ему просто не хватает собак. <text:span text:style-name="T778">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295">Да, что ж, он экс-учёный теперь, <text:s/><text:span text:style-name="T779">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295"/>
      <text:p text:style-name="P342">Обратный Отсчёт</text:p>
      <text:p text:style-name="P296">Обратный отсчёт каким мы его знаем, 10-9-8-u.s.w., был изобретён Фрицем Лангом в 1929 для Ufa фильма <text:span text:style-name="T79">Die Frau im Mond</text:span>. <text:span text:style-name="T780">Он вставил его в сцену пуска для нагнетания напряжённости. «Это ещё один из моих чёртовых ‘туше’»,– сказал Фриц Ланг. </text:span></text:p>
      <text:p text:style-name="P159">– <text:span text:style-name="T781">В момент Творения,</text:span>– <text:span text:style-name="T781">поясняет представитель Каббалистов Стив Эдельман,</text:span>– <text:span text:style-name="T781">Бог послал пульс энергии в пустоту. Тот вскоре разделился и рассортировался в десять различных сфер или </text:span><text:soft-page-break/><text:span text:style-name="T781">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160">– <text:span text:style-name="T782">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161">– <text:span text:style-name="T783">Некоторые Сефироты активны, или мужские, другие пассивны, или женские, но само Древо является единством коренящимся точно в </text:span><text:span text:style-name="T171">Bodenplatte</text:span><text:span text:style-name="T783">. Это ось определённой Земли, нового рапределения, призванного к жизни Великим Пламенем.</text:span></text:p>
      <text:p text:style-name="P162">– <text:span text:style-name="T784">Но с новой осью, с Землёй крутящейся по-новому,</text:span>– <text:s/><text:span text:style-name="T784">доходит посетителю,</text:span>– <text:span text:style-name="T784">что происходит с астрологией?</text:span></text:p>
      <text:p text:style-name="P163">– <text:span text:style-name="T785">Знаки меняются, идиот,</text:span>– <text:span text:style-name="T785">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отделённая каким-нибудь всего лишь одним происшествием</text:span>—<text:span text:style-name="T786">сирена на улице, реактивный самолёт рокочет на холостом ходу</text:span>—<text:span text:style-name="T787">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164">– <text:span text:style-name="T788">Вот,</text:span>– <text:span text:style-name="T788">вскидывает увесистую проксеренную кипу,</text:span>– <text:span text:style-name="T789">Эфемерис. Основано на новой ротации.</text:span></text:p>
      <text:p text:style-name="P165">– <text:span text:style-name="T790">Вы имеете ввиду кто-то действительно нашёл </text:span><text:span text:style-name="T172">Bodenplatte</text:span><text:span text:style-name="T790">? Полюс?</text:span></text:p>
      <text:p text:style-name="P166">– <text:span text:style-name="T791">Сама дельта-т. Это публиковалось, естественно. Находка «экспедиции Кайзербарт».</text:span></text:p>
      <text:p text:style-name="P297">Псевдоним по всей видимости, всем известно, что Кайзер брил бороду.</text:p>
      <text:p text:style-name="P297"/>
      <text:p text:style-name="P343">Настро<text:span text:style-name="T792">йка</text:span> в Апполонскую Мечту...</text:p>
      <text:p text:style-name="P298">Когда что-то реальное <text:span text:style-name="T794">в</text:span>от-вот произойдёт с тобой, <text:span text:style-name="T793">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298"/>
      <text:p text:style-name="P299">Тут в хвостовой секции 00000, <text:span text:style-name="T795">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300">День снаружи холоден, <text:span text:style-name="T796">а</text:span> жертв<text:span text:style-name="T796">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301">Микрофонные переговоры бубнят в его подключённое ухо. <text:span text:style-name="T797">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302"><text:soft-page-break/>Мягкий запах Imipolex<text:span text:style-name="T346">’</text:span>а, окутывающего его полностью, знаком ему. Его не пугает этот запах. <text:span text:style-name="T798">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302"/>
      <text:p text:style-name="P344">Орфей Опускает Арфу</text:p>
      <text:p text:style-name="P303">Лос-Анжелос (ПНС)<text:span text:style-name="T267">—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304"><text:span text:style-name="T267">– </text:span>Это продолжается с нашего Фестиваля Фильмов Бенгта Экерота / Марии Сазарес,<text:span text:style-name="T267">– </text:span>жалуется Жлаб, <text:span text:style-name="T799">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169">–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305">Менеджер Жлаб слегка морщится: «<text:span text:style-name="T800">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306">Упомянутый им случай всё ещё слушается. Стив Эдельман, бизнесмен из Голливуда, <text:span text:style-name="T801">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167">– <text:span text:style-name="T802">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168"><text:span text:style-name="T803">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804">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173">казу</text:span><text:span text:style-name="T804">, в полном неуважении к Запретам.</text:span></text:p>
      <text:p text:style-name="P170">– <text:span text:style-name="T805">Расслабься,</text:span>– <text:span text:style-name="T805">в глазах Менеджера характерный блеск,</text:span>– <text:span text:style-name="T805">найдётся хорошо охраняемый дом для им всем, в </text:span><text:span text:style-name="T9">О́</text:span><text:span text:style-name="T805">круге Орандж. Как раз возле Диснейленда,</text:span>– <text:span text:style-name="T806">тут делает паузу, в точности как комик в ночном клубе, совсем один в своём дегтярном круге, белом как мел ужасе.</text:span></text:p>
      <text:p text:style-name="P171"><text:soft-page-break/><text:span text:style-name="T807">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808">у, да ладно</text:span>—<text:span text:style-name="T809">БОРЬБА С ОГНЁМ (ОБЫЧНЫМ), БОРЬБА С ОГНЁМ (ЯДЕРНЫМ), БОРЬБА С ОГНЁМ (ВЕЖЛИВО), СОБОРНАЯ АКУСТИКА….</text:span></text:p>
      <text:p text:style-name="P172">– <text:span text:style-name="T810">Нам приходится в общении пользоваться </text:span><text:span text:style-name="T174">определённым</text:span><text:span text:style-name="T810"> кодом,</text:span>– <text:span text:style-name="T811">продолжает Менедер.</text:span>– <text:span text:style-name="T812">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175">какой-то</text:span><text:span text:style-name="T812"> шанс. Не можем же мы отнимать у них надежду, верно?</text:span></text:p>
      <text:p text:style-name="P307">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813">На кажом ветровом стекле и заднем окне светящаяся оранжевая полоса, что прочитывается как ПОХОРОНЫ.</text:span></text:p>
      <text:p text:style-name="P308">Менеджер сейчас сопит. «<text:span text:style-name="T814">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173">– <text:span text:style-name="T815">У меня есть фантазия о том, как я умру. Думаю, что </text:span><text:span text:style-name="T176">они</text:span><text:span text:style-name="T815">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309">Мчась по Голливуд Автостраде, между таинственным прицепом под брезентом и цистерной жидкого водорода гладкой как торпеда, <text:span text:style-name="T816">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310">Обшитые жестью грузовики общественн<text:span text:style-name="T818">ых</text:span> питания крест-накрест после полудня. <text:span text:style-name="T817">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311">Звук сирен застаёт тебя врасплох. <text:span text:style-name="T819">Жлаб смотрит резко в своё зеркало: «Ты не выдерживаешь, нет?»</text:span></text:p>
      <text:p text:style-name="P312">Но звук мощнее, чем у полиции. <text:span text:style-name="T820">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174">– <text:span text:style-name="T821">Не думаю, что это полицейская сирена.</text:span>– <text:span text:style-name="T821">Твоё нутро схватило спазмой, ты тянешься к ручке настройки АМ радио.</text:span>– <text:span text:style-name="T177">Я</text:span><text:span text:style-name="T822"> </text:span><text:span text:style-name="T177">не думаю</text:span>—</text:p>
      <text:p text:style-name="P303"/>
      <text:p text:style-name="P345">Поляна</text:p>
      <text:p text:style-name="P175">– Räumen,– <text:span text:style-name="T823">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text:span><text:soft-page-break/><text:span text:style-name="T823">что всё как надо. Затем он поворачивается и шагает, с размеренной скоростью, к машине управления пуском. </text:span></text:p>
      <text:p text:style-name="P231"><text:span text:style-name="T267">– </text:span><text:span text:style-name="T79">Steuerung klar</text:span>?<text:span text:style-name="T267">– спрашивает он парня за панелью направления.</text:span></text:p>
      <text:p text:style-name="P176">– <text:span text:style-name="T79">Ist klar</text:span>.– <text:span text:style-name="T824">в огоньках от панели лицо Макса твёрдое, упрямое золото.</text:span></text:p>
      <text:p text:style-name="P177">– <text:span text:style-name="T79">Treibwerk klar?</text:span></text:p>
      <text:p text:style-name="P232"><text:span text:style-name="T267">– </text:span><text:span text:style-name="T79">Ist klar</text:span>,<text:span text:style-name="T267">– от Морица от панели двигателя ракеты. В микрофон висящий у него на шее, он передаёт в <text:s/>Комнату Управления,– </text:span><text:span text:style-name="T80"><text:s/>Luftlage klar</text:span><text:span text:style-name="T267">.</text:span></text:p>
      <text:p text:style-name="P232"><text:span text:style-name="T267">– </text:span><text:span text:style-name="T79">Schlüssel auf</text:span><text:span text:style-name="T261"> schiessen</text:span>,<text:span text:style-name="T267">– приказывает Блисеро.</text:span></text:p>
      <text:p text:style-name="P313">Мориц поворачивает главный ключ на ПУСК: «<text:span text:style-name="T79">Schlüssel steht auf </text:span><text:span text:style-name="T261">schiessen</text:span><text:span text:style-name="T260">».</text:span> </text:p>
      <text:p text:style-name="P322">Klar.</text:p>
      <text:p text:style-name="P314">Здесь полагаются затяжные драматические паузы. <text:span text:style-name="T825">Голова Вайсмана должна переполняться последними картинами сливочных ягодиц стиснутых страхом (не обосрался, </text:span><text:span text:style-name="T178">Liebchen</text:span><text:span text:style-name="T825">?)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315"><text:span text:style-name="T267">– </text:span><text:span text:style-name="T79">Durchschalten</text:span>.<text:span text:style-name="T267">– голос Блисеро спокоен и ровен.</text:span></text:p>
      <text:p text:style-name="P178">– <text:span text:style-name="T79">Luftlage klar</text:span>,– <text:span text:style-name="T826">откликается Макс от панели направления.</text:span></text:p>
      <text:p text:style-name="P316">Мориц нажимает кнопку с пометкой <text:span text:style-name="T261">vorstufe</text:span><text:span text:style-name="T260">: «</text:span><text:span text:style-name="T2">Ist durchgeschaltet</text:span><text:span text:style-name="T260">».</text:span></text:p>
      <text:p text:style-name="P349">Пауза в 15 секунд пока кислородный бак набирает давление. </text:p>
      <text:p text:style-name="P349"><text:span text:style-name="T827">Свет вспыхивает на панели Морица.</text:span> </text:p>
      <text:p text:style-name="P322">Entlüftung. «Beluftung klar».</text:p>
      <text:p text:style-name="P323"><text:span text:style-name="T185">Загорается лампа зажигания: </text:span>Zundung. “Zundung klar. </text:p>
      <text:p text:style-name="P317">Затем, <text:span text:style-name="T79">«Vorstufe klar.» Vorstufe</text:span> <text:span text:style-name="T828">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179">Hauptstufe</text:span><text:span text:style-name="T828">.</text:span></text:p>
      <text:p text:style-name="P318">Блисеро мастер. Он с самого начала научился впадать в транс, ожидая миг <text:span text:style-name="T829">озарения, который всегда приходит. Он никогд не говорил об этом вслух. </text:span></text:p>
      <text:p text:style-name="P324"><text:span text:style-name="T267">– </text:span>Hauptstufe.</text:p>
      <text:p text:style-name="P319"><text:span text:style-name="T80">– </text:span><text:span text:style-name="T79">Hauptstufe ist gegeben</text:span>.</text:p>
      <text:p text:style-name="P103">Панель задвинута насовсем.</text:p>
      <text:p text:style-name="P104">Два огонька заморгали. «Stecker 1 und 2 gefallen»,<text:span text:style-name="T267">–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104"/>
      <text:p text:style-name="P331">Взлёт</text:p>
      <text:p text:style-name="P105">Этот взлёт будет выдан Гравитации. <text:span text:style-name="T830">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106">Двигаясь теперь к такому свету где наконец яблоко будет цвета яблока. Нож прорезает яблоко, как нож разрезающий яблоко. <text:span text:style-name="T831">Всё там где оно есть, ничуть не яснее обычного, но конечно более здесь. Так много должно быть оставлено позади теперь, так быстро. Придавленный вниз-и-к-</text:span><text:soft-page-break/><text:span text:style-name="T831">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180">это сделано </text:span><text:span text:style-name="T181">из</text:span><text:span text:style-name="T180"> пощад</text:span><text:span text:style-name="T181">ы</text:span><text:span text:style-name="T180">, Блисеро хотел, чтобы мне было легче, он знал, что я попытаюсь хвататься—держаться за каждый голос, шум или треск</text:span><text:span text:style-name="T831">—</text:span></text:p>
      <text:p text:style-name="P107">Он думает про их любовь в иллюстрациях для детей в <text:span text:style-name="T832">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833">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182">последний раз…</text:span><text:span text:style-name="T833"> <text:s/>ХВАТАЙСЯ когда уже остановится рёв? </text:span><text:span text:style-name="T182">Brennschluss</text:span><text:span text:style-name="T833">, когда бывал </text:span><text:span text:style-name="T182">Brennschluss</text:span><text:span text:style-name="T833">, </text:span><text:span text:style-name="T182">не может чтобы так быстро…</text:span><text:span text:style-name="T833"> но выгоревшее хвосто-жерло качнулось поперёк солнца и в жёлтых волосах жертвы призрак Брокена, чья-то, чего-то тень отброшенная отсюда в яркое 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182">Streckefuss</text:span><text:span text:style-name="T833">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182">бело что</text:span><text:span text:style-name="T833"> <text:s/>ХВАТАЙСЯ тот пёс был рыжим сеттером, голова последней собаки, добрая псина пришла проводить его </text:span><text:span text:style-name="T182">не могу вспомнить что значит красный</text:span><text:span text:style-name="T833">, голубь за которым он гонялся был шиферно-сизым, но они оба белые теперь рядом с каналом в ту ночь запах деревьев </text:span><text:span text:style-name="T182">о, я не хочу терять ту ночь</text:span><text:span text:style-name="T833">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108">Помни всегда.</text:p>
      <text:p text:style-name="P109">Первая звезда висит у него меж ступней.</text:p>
      <text:p text:style-name="P114">Пора<text:span text:style-name="T267">—</text:span></text:p>
      <text:p text:style-name="P65"/>
      <text:p text:style-name="P332">Спуск</text:p>
      <text:p text:style-name="P110">Ритмичное прихлопыванье отдаётся между этих стен, <text:span text:style-name="T834">которые тверды и блестящи как уголь: Да-</text:span><text:span text:style-name="T183">вай</text:span><text:span text:style-name="T834">! Начи-</text:span><text:span text:style-name="T183">най</text:span><text:span text:style-name="T834">! Да-</text:span><text:span text:style-name="T183">вай</text:span><text:span text:style-name="T834">! Начи-</text:span><text:span text:style-name="T183">най</text:span><text:span text:style-name="T834">!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183">не звезда</text:span><text:span text:style-name="T834">,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111"><text:soft-page-break/>И оно прямо здесь, прямо в этом тёмном и немом кадре, <text:span text:style-name="T835">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112">Остаётся время, если ищете утешения, приконутьс к сидящему рядом, или дотянуться между своих похолоделых ног.. <text:span text:style-name="T836">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112"/>
      <text:p text:style-name="P401">Есть Рука перевернуть время,</text:p>
      <text:p text:style-name="P402"><text:span text:style-name="T837">Что</text:span> в Стекле <text:span text:style-name="T837">течёт сегодня,</text:span></text:p>
      <text:p text:style-name="P403">Покуда свет сравнявший Башни</text:p>
      <text:p text:style-name="P404">Найдёт Отринутых всех до одного…</text:p>
      <text:p text:style-name="P405">Пока Всадники спять у каждой из дорог,</text:p>
      <text:p text:style-name="P405">По всей нашей изувеченной Зоне,</text:p>
      <text:p text:style-name="P405">С лицом на каждом горном склоне</text:p>
      <text:p text:style-name="P405">И с Душою в каждом камешке….</text:p>
      <text:p text:style-name="P113">И теперь вместе<text:span text:style-name="T267">—</text:span></text:p>
      <text:p text:style-name="P65"><draw:frame draw:style-name="fr1" draw:name="Image14" text:anchor-type="paragraph" svg:width="6.9252in" svg:height="0.3661in" draw:z-index="5"><draw:image xlink:href="Pictures/1000000000000B720000009B428C9716555D8079.png" xlink:type="simple" xlink:show="embed" xlink:actuate="onLoad" loext:mime-type="image/png"/></draw:frame></text:p>
      <text:p text:style-name="P65"/>
      <text:p text:style-name="P65"/>
      <text:p text:style-name="P65"/>
      <text:p text:style-name="P6">– </text:p>
      <text:p text:style-name="P1">—</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4T22:49:21.350689015</dc:date>
    <meta:editing-duration>P30DT7H36M15S</meta:editing-duration>
    <meta:editing-cycles>16065</meta:editing-cycles>
    <meta:generator>LibreOffice/6.1.5.2$Linux_X86_64 LibreOffice_project/10$Build-2</meta:generator>
    <meta:document-statistic meta:table-count="0" meta:image-count="6" meta:object-count="0" meta:page-count="42" meta:paragraph-count="446" meta:word-count="22204" meta:character-count="151119" meta:non-whitespace-character-count="129165"/>
  </office:meta>
</office:document-meta>
</file>